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19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6" manifest:media-type=""/>
  <manifest:file-entry manifest:full-path="ObjectReplacements/Object 19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3" manifest:media-type=""/>
  <manifest:file-entry manifest:full-path="ObjectReplacements/Object 57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"/>
  <manifest:file-entry manifest:full-path="ObjectReplacements/Object 32" manifest:media-type=""/>
  <manifest:file-entry manifest:full-path="ObjectReplacements/Object 36" manifest:media-type=""/>
  <manifest:file-entry manifest:full-path="ObjectReplacements/Object 37" manifest:media-type=""/>
  <manifest:file-entry manifest:full-path="ObjectReplacements/Object 38" manifest:media-type=""/>
  <manifest:file-entry manifest:full-path="ObjectReplacements/Object 39" manifest:media-type=""/>
  <manifest:file-entry manifest:full-path="ObjectReplacements/Object 45" manifest:media-type=""/>
  <manifest:file-entry manifest:full-path="ObjectReplacements/Object 46" manifest:media-type=""/>
  <manifest:file-entry manifest:full-path="ObjectReplacements/Object 33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99/content.xml" manifest:media-type="text/xml"/>
  <manifest:file-entry manifest:full-path="Object 199/settings.xml" manifest:media-type="text/xml"/>
  <manifest:file-entry manifest:full-path="Object 199/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198/content.xml" manifest:media-type="text/xml"/>
  <manifest:file-entry manifest:full-path="Object 198/settings.xml" manifest:media-type="text/xml"/>
  <manifest:file-entry manifest:full-path="Object 198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181/content.xml" manifest:media-type="text/xml"/>
  <manifest:file-entry manifest:full-path="Object 181/settings.xml" manifest:media-type="text/xml"/>
  <manifest:file-entry manifest:full-path="Object 181/" manifest:version="1.2" manifest:media-type="application/vnd.oasis.opendocument.formula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178/settings.xml" manifest:media-type="text/xml"/>
  <manifest:file-entry manifest:full-path="Object 178/content.xml" manifest:media-type="text/xml"/>
  <manifest:file-entry manifest:full-path="Object 178/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190/content.xml" manifest:media-type="text/xml"/>
  <manifest:file-entry manifest:full-path="Object 190/settings.xml" manifest:media-type="text/xml"/>
  <manifest:file-entry manifest:full-path="Object 190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192/settings.xml" manifest:media-type="text/xml"/>
  <manifest:file-entry manifest:full-path="Object 192/content.xml" manifest:media-type="text/xml"/>
  <manifest:file-entry manifest:full-path="Object 192/" manifest:version="1.2" manifest:media-type="application/vnd.oasis.opendocument.formula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191/settings.xml" manifest:media-type="text/xml"/>
  <manifest:file-entry manifest:full-path="Object 191/content.xml" manifest:media-type="text/xml"/>
  <manifest:file-entry manifest:full-path="Object 191/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86/content.xml" manifest:media-type="text/xml"/>
  <manifest:file-entry manifest:full-path="Object 186/settings.xml" manifest:media-type="text/xml"/>
  <manifest:file-entry manifest:full-path="Object 186/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77/content.xml" manifest:media-type="text/xml"/>
  <manifest:file-entry manifest:full-path="Object 177/settings.xml" manifest:media-type="text/xml"/>
  <manifest:file-entry manifest:full-path="Object 177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styles.xml" manifest:media-type="text/xml"/>
  <manifest:file-entry manifest:full-path="Object 196/settings.xml" manifest:media-type="text/xml"/>
  <manifest:file-entry manifest:full-path="Object 196/content.xml" manifest:media-type="text/xml"/>
  <manifest:file-entry manifest:full-path="Object 196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media-type="application/vnd.oasis.opendocument.formula"/>
  <manifest:file-entry manifest:full-path="Object 197/settings.xml" manifest:media-type="text/xml"/>
  <manifest:file-entry manifest:full-path="Object 197/content.xml" manifest:media-type="text/xml"/>
  <manifest:file-entry manifest:full-path="Object 197/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media-type="application/vnd.oasis.opendocument.formula"/>
  <manifest:file-entry manifest:full-path="Object 173/Configurations2/accelerator/current.xml" manifest:media-type=""/>
  <manifest:file-entry manifest:full-path="Object 173/Configurations2/" manifest:media-type="application/vnd.sun.xml.ui.configuration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2" manifest:media-type="application/vnd.oasis.opendocument.formula"/>
  <manifest:file-entry manifest:full-path="Object 174/Configurations2/accelerator/current.xml" manifest:media-type=""/>
  <manifest:file-entry manifest:full-path="Object 174/Configurations2/" manifest:media-type="application/vnd.sun.xml.ui.configuration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2" manifest:media-type="application/vnd.oasis.opendocument.formula"/>
  <manifest:file-entry manifest:full-path="Object 184/content.xml" manifest:media-type="text/xml"/>
  <manifest:file-entry manifest:full-path="Object 184/settings.xml" manifest:media-type="text/xml"/>
  <manifest:file-entry manifest:full-path="Object 184/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76/settings.xml" manifest:media-type="text/xml"/>
  <manifest:file-entry manifest:full-path="Object 176/content.xml" manifest:media-type="text/xml"/>
  <manifest:file-entry manifest:full-path="Object 176/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media-type="application/vnd.oasis.opendocument.formula"/>
  <manifest:file-entry manifest:full-path="Object 180/content.xml" manifest:media-type="text/xml"/>
  <manifest:file-entry manifest:full-path="Object 180/settings.xml" manifest:media-type="text/xml"/>
  <manifest:file-entry manifest:full-path="Object 180/" manifest:media-type="application/vnd.oasis.opendocument.formula"/>
  <manifest:file-entry manifest:full-path="Object 182/content.xml" manifest:media-type="text/xml"/>
  <manifest:file-entry manifest:full-path="Object 182/settings.xml" manifest:media-type="text/xml"/>
  <manifest:file-entry manifest:full-path="Object 182/" manifest:media-type="application/vnd.oasis.opendocument.formula"/>
  <manifest:file-entry manifest:full-path="Object 183/settings.xml" manifest:media-type="text/xml"/>
  <manifest:file-entry manifest:full-path="Object 183/content.xml" manifest:media-type="text/xml"/>
  <manifest:file-entry manifest:full-path="Object 183/" manifest:version="1.2" manifest:media-type="application/vnd.oasis.opendocument.formula"/>
  <manifest:file-entry manifest:full-path="Object 185/content.xml" manifest:media-type="text/xml"/>
  <manifest:file-entry manifest:full-path="Object 185/settings.xml" manifest:media-type="text/xml"/>
  <manifest:file-entry manifest:full-path="Object 185/" manifest:version="1.2" manifest:media-type="application/vnd.oasis.opendocument.formula"/>
  <manifest:file-entry manifest:full-path="Object 193/content.xml" manifest:media-type="text/xml"/>
  <manifest:file-entry manifest:full-path="Object 193/settings.xml" manifest:media-type="text/xml"/>
  <manifest:file-entry manifest:full-path="Object 193/" manifest:media-type="application/vnd.oasis.opendocument.formula"/>
  <manifest:file-entry manifest:full-path="Object 194/settings.xml" manifest:media-type="text/xml"/>
  <manifest:file-entry manifest:full-path="Object 194/content.xml" manifest:media-type="text/xml"/>
  <manifest:file-entry manifest:full-path="Object 194/" manifest:version="1.2" manifest:media-type="application/vnd.oasis.opendocument.formula"/>
  <manifest:file-entry manifest:full-path="Object 195/content.xml" manifest:media-type="text/xml"/>
  <manifest:file-entry manifest:full-path="Object 195/settings.xml" manifest:media-type="text/xml"/>
  <manifest:file-entry manifest:full-path="Object 195/" manifest:media-type="application/vnd.oasis.opendocument.formula"/>
  <manifest:file-entry manifest:full-path="Object 200/settings.xml" manifest:media-type="text/xml"/>
  <manifest:file-entry manifest:full-path="Object 200/content.xml" manifest:media-type="text/xml"/>
  <manifest:file-entry manifest:full-path="Object 200/" manifest:version="1.2" manifest:media-type="application/vnd.oasis.opendocument.formula"/>
  <manifest:file-entry manifest:full-path="Pictures/1000000000000008000000084D60FB4967481DFF.png" manifest:media-type="image/png"/>
  <manifest:file-entry manifest:full-path="Pictures/10000000000004620000005817BE3ED7BC77107C.png" manifest:media-type="image/png"/>
  <manifest:file-entry manifest:full-path="Pictures/100000000000005E0000005E8E47BC7577BACEED.png" manifest:media-type="image/png"/>
  <manifest:file-entry manifest:full-path="Pictures/1000020100000A26000000EC250D21A87D7A55C4.png" manifest:media-type="image/png"/>
  <manifest:file-entry manifest:full-path="Pictures/1000000000000020000000204B249CA79A42C6D7.png" manifest:media-type="image/png"/>
  <manifest:file-entry manifest:full-path="Pictures/100000000000005900000047C4E2AD928ED72990.png" manifest:media-type="image/png"/>
  <manifest:file-entry manifest:full-path="Object 201/content.xml" manifest:media-type="text/xml"/>
  <manifest:file-entry manifest:full-path="Object 201/settings.xml" manifest:media-type="text/xml"/>
  <manifest:file-entry manifest:full-path="Object 201/" manifest:media-type="application/vnd.oasis.opendocument.formula"/>
  <manifest:file-entry manifest:full-path="Object 202/content.xml" manifest:media-type="text/xml"/>
  <manifest:file-entry manifest:full-path="Object 202/settings.xml" manifest:media-type="text/xml"/>
  <manifest:file-entry manifest:full-path="Object 202/" manifest:version="1.2" manifest:media-type="application/vnd.oasis.opendocument.formula"/>
  <manifest:file-entry manifest:full-path="Object 203/settings.xml" manifest:media-type="text/xml"/>
  <manifest:file-entry manifest:full-path="Object 203/content.xml" manifest:media-type="text/xml"/>
  <manifest:file-entry manifest:full-path="Object 203/" manifest:media-type="application/vnd.oasis.opendocument.formula"/>
  <manifest:file-entry manifest:full-path="Object 204/content.xml" manifest:media-type="text/xml"/>
  <manifest:file-entry manifest:full-path="Object 204/settings.xml" manifest:media-type="text/xml"/>
  <manifest:file-entry manifest:full-path="Object 204/" manifest:media-type="application/vnd.oasis.opendocument.formula"/>
  <manifest:file-entry manifest:full-path="Object 205/Configurations2/" manifest:media-type="application/vnd.sun.xml.ui.configuration"/>
  <manifest:file-entry manifest:full-path="Object 205/content.xml" manifest:media-type="text/xml"/>
  <manifest:file-entry manifest:full-path="Object 205/settings.xml" manifest:media-type="text/xml"/>
  <manifest:file-entry manifest:full-path="Object 205/" manifest:version="1.2" manifest:media-type="application/vnd.oasis.opendocument.formula"/>
  <manifest:file-entry manifest:full-path="Object 206/Configurations2/" manifest:media-type="application/vnd.sun.xml.ui.configuration"/>
  <manifest:file-entry manifest:full-path="Object 206/settings.xml" manifest:media-type="text/xml"/>
  <manifest:file-entry manifest:full-path="Object 206/content.xml" manifest:media-type="text/xml"/>
  <manifest:file-entry manifest:full-path="Object 206/" manifest:version="1.2" manifest:media-type="application/vnd.oasis.opendocument.formula"/>
  <manifest:file-entry manifest:full-path="Object 207/content.xml" manifest:media-type="text/xml"/>
  <manifest:file-entry manifest:full-path="Object 207/Configurations2/" manifest:media-type="application/vnd.sun.xml.ui.configuration"/>
  <manifest:file-entry manifest:full-path="Object 207/settings.xml" manifest:media-type="text/xml"/>
  <manifest:file-entry manifest:full-path="Object 207/" manifest:version="1.2" manifest:media-type="application/vnd.oasis.opendocument.formula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2" manifest:media-type="application/vnd.oasis.opendocument.formula"/>
  <manifest:file-entry manifest:full-path="Object 188/content.xml" manifest:media-type="text/xml"/>
  <manifest:file-entry manifest:full-path="Object 188/settings.xml" manifest:media-type="text/xml"/>
  <manifest:file-entry manifest:full-path="Object 188/" manifest:media-type="application/vnd.oasis.opendocument.formula"/>
  <manifest:file-entry manifest:full-path="Object 189/settings.xml" manifest:media-type="text/xml"/>
  <manifest:file-entry manifest:full-path="Object 189/content.xml" manifest:media-type="text/xml"/>
  <manifest:file-entry manifest:full-path="Object 189/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7/settings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content.xml" manifest:media-type="text/xml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media-type="application/vnd.oasis.opendocument.formula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8/content.xml" manifest:media-type="text/xml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 style:font-adornments="Oblique" style:font-pitch="variable" style:font-charset="x-symbol"/>
    <style:font-face style:name="OpenSymbol2" svg:font-family="OpenSymbol" style:font-adornments="Roman" style:font-pitch="variable" style:font-charset="x-symbol"/>
    <style:font-face style:name="Tahoma2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" svg:font-family="'Lucida Sans'" style:font-pitch="variable"/>
    <style:font-face style:name="Lucida Sans Unicode" svg:font-family="'Lucida Sans Unicode'" style:font-pitch="variable"/>
    <style:font-face style:name="SimSun1" svg:font-family="SimSun" style:font-pitch="variable"/>
    <style:font-face style:name="Tahoma" svg:font-family="Tahoma" style:font-pitch="variable"/>
    <style:font-face style:name="Bitstream Vera Sans5" svg:font-family="'Bitstream Vera Sans'" style:font-family-generic="roman" style:font-pitch="variable"/>
    <style:font-face style:name="Bitstream Vera Serif1" svg:font-family="'Bitstream Vera Serif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OpenSymbol3" svg:font-family="OpenSymbol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Lucida Sans1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3pt" style:font-size-asian="4pt" style:font-size-complex="4pt"/>
    </style:style>
    <style:style style:name="P2" style:family="paragraph" style:parent-style-name="Header">
      <style:text-properties fo:font-size="14pt" style:font-size-asian="14pt" style:font-size-complex="14pt"/>
    </style:style>
    <style:style style:name="P3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4" style:family="paragraph" style:parent-style-name="Header">
      <style:paragraph-properties fo:margin-left="6.399cm" fo:margin-right="0cm" fo:text-indent="0cm" style:auto-text-indent="false"/>
      <style:text-properties style:font-name="Bitstream Vera Sans" fo:font-size="13pt" fo:font-weight="bold" style:font-size-asian="13pt" style:font-weight-asian="bold" style:font-size-complex="13pt" style:font-weight-complex="bold"/>
    </style:style>
    <style:style style:name="P5" style:family="paragraph" style:parent-style-name="Header">
      <style:paragraph-properties fo:margin-left="7.001cm" fo:margin-right="0cm" fo:text-indent="0cm" style:auto-text-indent="false"/>
      <style:text-properties style:font-name="Bitstream Vera Sans" fo:font-size="11pt" fo:font-weight="normal" style:font-size-asian="11pt" style:font-weight-asian="normal" style:font-size-complex="11pt" style:font-weight-complex="normal"/>
    </style:style>
    <style:style style:name="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3" fo:font-size="11pt" fo:font-style="italic" fo:text-shadow="1pt 1pt" fo:font-weight="bold"/>
    </style:style>
    <style:style style:name="P7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P8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P9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3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4" style:family="paragraph" style:parent-style-name="Standard">
      <style:text-properties fo:font-size="2pt" style:font-size-asian="2pt" style:font-size-complex="2pt"/>
    </style:style>
    <style:style style:name="P15" style:family="paragraph" style:parent-style-name="Standard">
      <style:text-properties fo:font-size="6pt" style:font-size-asian="6pt" style:font-size-complex="6pt"/>
    </style:style>
    <style:style style:name="P16" style:family="paragraph" style:parent-style-name="Footer"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7" style:family="paragraph" style:parent-style-name="Footer"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8" style:family="paragraph" style:parent-style-name="Footer">
      <style:text-properties officeooo:rsid="00178920" officeooo:paragraph-rsid="00178920"/>
    </style:style>
    <style:style style:name="P19" style:family="paragraph" style:parent-style-name="Footer">
      <style:text-properties officeooo:paragraph-rsid="0019fee0"/>
    </style:style>
    <style:style style:name="P20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1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_5f_En-tête">
      <style:text-properties fo:font-size="15pt" officeooo:rsid="0013441a" officeooo:paragraph-rsid="00107067" style:font-size-asian="15pt" style:font-size-complex="15pt"/>
    </style:style>
    <style:style style:name="P2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4" style:family="paragraph" style:parent-style-name="Standard" style:master-page-name="">
      <style:paragraph-properties fo:margin-top="0cm" fo:margin-bottom="0cm" loext:contextual-spacing="false" style:page-number="auto" fo:break-before="auto" fo:break-after="auto"/>
      <style:text-properties style:font-name="Bitstream Vera Sans" fo:font-size="10pt" officeooo:paragraph-rsid="00290c92" style:font-size-asian="10pt" style:font-size-complex="10pt"/>
    </style:style>
    <style:style style:name="P25" style:family="paragraph" style:parent-style-name="Standard">
      <style:paragraph-properties fo:margin-top="0cm" fo:margin-bottom="0cm" loext:contextual-spacing="false"/>
      <style:text-properties officeooo:paragraph-rsid="00242a7d"/>
    </style:style>
    <style:style style:name="P26" style:family="paragraph" style:parent-style-name="Standard">
      <style:paragraph-properties fo:margin-top="0cm" fo:margin-bottom="0cm" loext:contextual-spacing="false"/>
      <style:text-properties officeooo:paragraph-rsid="00370a18"/>
    </style:style>
    <style:style style:name="P27" style:family="paragraph" style:parent-style-name="_5f_Paragraphe_20_livret_20_réponse_20_élève">
      <style:paragraph-properties fo:margin-top="0cm" fo:margin-bottom="0cm" loext:contextual-spacing="false">
        <style:tab-stops>
          <style:tab-stop style:position="9.2cm" style:type="right" style:leader-style="dotted" style:leader-text="."/>
        </style:tab-stops>
      </style:paragraph-properties>
    </style:style>
    <style:style style:name="P28" style:family="paragraph" style:parent-style-name="_5f_Paragraphe_20_livret_20_réponse_20_élève">
      <style:paragraph-properties fo:margin-top="0cm" fo:margin-bottom="0cm" loext:contextual-spacing="false" fo:break-before="column">
        <style:tab-stops>
          <style:tab-stop style:position="4.3cm" style:type="right" style:leader-style="dotted" style:leader-text="."/>
        </style:tab-stops>
      </style:paragraph-properties>
    </style:style>
    <style:style style:name="P29" style:family="paragraph" style:parent-style-name="_5f_Paragraphe_20_livret_20_">
      <style:paragraph-properties fo:text-align="center" style:justify-single-word="false"/>
    </style:style>
    <style:style style:name="P30" style:family="paragraph" style:parent-style-name="_5f_Paragraphe_20_livret_20_réponse_20_élève">
      <style:paragraph-properties fo:margin-top="0.801cm" fo:margin-bottom="0cm" loext:contextual-spacing="false">
        <style:tab-stops>
          <style:tab-stop style:position="4.3cm" style:type="right" style:leader-style="dotted" style:leader-text="."/>
        </style:tab-stops>
      </style:paragraph-properties>
    </style:style>
    <style:style style:name="P31" style:family="paragraph" style:parent-style-name="_5f_Paragraphe_20_livret_20_réponse_20_élève">
      <style:paragraph-properties fo:margin-top="0.801cm" fo:margin-bottom="0cm" loext:contextual-spacing="false">
        <style:tab-stops>
          <style:tab-stop style:position="4.3cm" style:type="right" style:leader-style="dotted" style:leader-text="."/>
        </style:tab-stops>
      </style:paragraph-properties>
      <style:text-properties officeooo:paragraph-rsid="00358185"/>
    </style:style>
    <style:style style:name="P32" style:family="paragraph" style:parent-style-name="_5f_Paragraphe_20_livret_20_réponse_20_élève">
      <style:paragraph-properties>
        <style:tab-stops>
          <style:tab-stop style:position="9.2cm" style:type="right" style:leader-style="dotted" style:leader-text="."/>
        </style:tab-stops>
      </style:paragraph-properties>
    </style:style>
    <style:style style:name="P33" style:family="paragraph" style:parent-style-name="_5f_Paragraphe_20_livret_20_réponse_20_élève">
      <style:paragraph-properties fo:margin-top="0.349cm" fo:margin-bottom="0cm" loext:contextual-spacing="false">
        <style:tab-stops>
          <style:tab-stop style:position="9.2cm" style:type="right" style:leader-style="dotted" style:leader-text="."/>
        </style:tab-stops>
      </style:paragraph-properties>
    </style:style>
    <style:style style:name="P34" style:family="paragraph" style:parent-style-name="_5f_Paragraphe_20_livret_20_réponse_20_élève">
      <style:paragraph-properties fo:margin-top="0.349cm" fo:margin-bottom="0cm" loext:contextual-spacing="false">
        <style:tab-stops>
          <style:tab-stop style:position="4.3cm" style:type="right" style:leader-style="dotted" style:leader-text="."/>
        </style:tab-stops>
      </style:paragraph-properties>
    </style:style>
    <style:style style:name="P35" style:family="paragraph" style:parent-style-name="_5f_Paragraphe_20_livret_20_réponse_20_élève">
      <style:paragraph-properties fo:margin-top="0.349cm" fo:margin-bottom="0cm" loext:contextual-spacing="false">
        <style:tab-stops>
          <style:tab-stop style:position="4.8cm" style:type="right" style:leader-style="dotted" style:leader-text="."/>
        </style:tab-stops>
      </style:paragraph-properties>
    </style:style>
    <style:style style:name="P36" style:family="paragraph" style:parent-style-name="_5f_Paragraphe_20_livret_20_réponse_20_élève">
      <style:paragraph-properties fo:margin-top="0.4cm" fo:margin-bottom="0cm" loext:contextual-spacing="false">
        <style:tab-stops>
          <style:tab-stop style:position="9.2cm" style:type="right" style:leader-style="dotted" style:leader-text="."/>
        </style:tab-stops>
      </style:paragraph-properties>
    </style:style>
    <style:style style:name="P37" style:family="paragraph" style:parent-style-name="_5f_Paragraphe_20_livret_20_réponse_20_élève">
      <style:paragraph-properties fo:margin-top="0.6cm" fo:margin-bottom="0cm" loext:contextual-spacing="false">
        <style:tab-stops>
          <style:tab-stop style:position="9.2cm" style:type="right" style:leader-style="dotted" style:leader-text="."/>
        </style:tab-stops>
      </style:paragraph-properties>
    </style:style>
    <style:style style:name="P38" style:family="paragraph" style:parent-style-name="_5f_Paragraphe_20_livret_20_réponse_20_élève">
      <style:paragraph-properties fo:margin-top="0.7cm" fo:margin-bottom="0cm" loext:contextual-spacing="false">
        <style:tab-stops>
          <style:tab-stop style:position="4.3cm" style:type="right" style:leader-style="dotted" style:leader-text="."/>
        </style:tab-stops>
      </style:paragraph-properties>
    </style:style>
    <style:style style:name="P39" style:family="paragraph" style:parent-style-name="_5f_Paragraphe_20_livret_20_réponse_20_élève">
      <style:paragraph-properties fo:margin-top="0.7cm" fo:margin-bottom="0cm" loext:contextual-spacing="false">
        <style:tab-stops>
          <style:tab-stop style:position="4.8cm" style:type="right" style:leader-style="dotted" style:leader-text="."/>
        </style:tab-stops>
      </style:paragraph-properties>
    </style:style>
    <style:style style:name="P40" style:family="paragraph" style:parent-style-name="_5f_Paragraphe_20_livret_20_réponse_20_élève">
      <style:paragraph-properties fo:margin-top="0.9cm" fo:margin-bottom="0cm" loext:contextual-spacing="false">
        <style:tab-stops>
          <style:tab-stop style:position="4.3cm" style:type="right" style:leader-style="dotted" style:leader-text="."/>
        </style:tab-stops>
      </style:paragraph-properties>
    </style:style>
    <style:style style:name="P41" style:family="paragraph" style:parent-style-name="_5f_Paragraphe_20_livret_20_réponse_20_élève">
      <style:paragraph-properties fo:margin-top="0.9cm" fo:margin-bottom="0cm" loext:contextual-spacing="false">
        <style:tab-stops>
          <style:tab-stop style:position="4.8cm" style:type="right" style:leader-style="dotted" style:leader-text="."/>
        </style:tab-stops>
      </style:paragraph-properties>
    </style:style>
    <style:style style:name="P42" style:family="paragraph" style:parent-style-name="_5f_Paragraphe_20_livret_20_réponse_20_élève">
      <style:paragraph-properties fo:margin-top="1.101cm" fo:margin-bottom="0cm" loext:contextual-spacing="false">
        <style:tab-stops>
          <style:tab-stop style:position="4.3cm" style:type="right" style:leader-style="dotted" style:leader-text="."/>
        </style:tab-stops>
      </style:paragraph-properties>
    </style:style>
    <style:style style:name="P43" style:family="paragraph" style:parent-style-name="_5f_Paragraphe_20_livret_20_réponse_20_élève">
      <style:paragraph-properties fo:margin-top="1.199cm" fo:margin-bottom="0cm" loext:contextual-spacing="false">
        <style:tab-stops>
          <style:tab-stop style:position="4.8cm" style:type="right" style:leader-style="dotted" style:leader-text="."/>
        </style:tab-stops>
      </style:paragraph-properties>
    </style:style>
    <style:style style:name="P44" style:family="paragraph" style:parent-style-name="Standard">
      <style:paragraph-properties fo:margin-top="0cm" fo:margin-bottom="0.199cm" loext:contextual-spacing="false" fo:text-align="justify" style:justify-single-word="false"/>
      <style:text-properties officeooo:paragraph-rsid="00370a18"/>
    </style:style>
    <style:style style:name="P45" style:family="paragraph" style:parent-style-name="Standard">
      <style:paragraph-properties fo:margin-top="0cm" fo:margin-bottom="0.199cm" loext:contextual-spacing="false"/>
      <style:text-properties style:font-name="Bitstream Vera Serif1" fo:font-size="10pt" fo:font-style="normal" officeooo:paragraph-rsid="00370a18" style:font-size-asian="10pt" style:font-style-asian="normal" style:font-size-complex="10pt" style:font-style-complex="normal"/>
    </style:style>
    <style:style style:name="P46" style:family="paragraph" style:parent-style-name="_5f_Paragraphe_20_livret_20_réponse_20_élève">
      <style:paragraph-properties fo:margin-top="0.651cm" fo:margin-bottom="0cm" loext:contextual-spacing="false">
        <style:tab-stops>
          <style:tab-stop style:position="4.3cm" style:type="right" style:leader-style="dotted" style:leader-text="."/>
        </style:tab-stops>
      </style:paragraph-properties>
    </style:style>
    <style:style style:name="P47" style:family="paragraph" style:parent-style-name="_5f_Paragraphe_20_livret_20_réponse_20_élève">
      <style:paragraph-properties fo:margin-top="0.651cm" fo:margin-bottom="0cm" loext:contextual-spacing="false">
        <style:tab-stops>
          <style:tab-stop style:position="4.8cm" style:type="right" style:leader-style="dotted" style:leader-text="."/>
        </style:tab-stops>
      </style:paragraph-properties>
    </style:style>
    <style:style style:name="P48" style:family="paragraph" style:parent-style-name="_5f_Paragraphe_20_livret_20_réponse_20_élève">
      <style:paragraph-properties fo:margin-top="0.85cm" fo:margin-bottom="0cm" loext:contextual-spacing="false">
        <style:tab-stops>
          <style:tab-stop style:position="4.3cm" style:type="right" style:leader-style="dotted" style:leader-text="."/>
        </style:tab-stops>
      </style:paragraph-properties>
    </style:style>
    <style:style style:name="P49" style:family="paragraph" style:parent-style-name="_5f_Paragraphe_20_livret_20_réponse_20_élève">
      <style:paragraph-properties fo:margin-top="1.15cm" fo:margin-bottom="0cm" loext:contextual-spacing="false">
        <style:tab-stops>
          <style:tab-stop style:position="4.3cm" style:type="right" style:leader-style="dotted" style:leader-text="."/>
        </style:tab-stops>
      </style:paragraph-properties>
    </style:style>
    <style:style style:name="P50" style:family="paragraph" style:parent-style-name="_5f_Paragraphe_20_livret_20_réponse_20_élève">
      <style:paragraph-properties fo:margin-top="0.73cm" fo:margin-bottom="0cm" loext:contextual-spacing="false">
        <style:tab-stops>
          <style:tab-stop style:position="4.3cm" style:type="right" style:leader-style="dotted" style:leader-text="."/>
        </style:tab-stops>
      </style:paragraph-properties>
    </style:style>
    <style:style style:name="P51" style:family="paragraph" style:parent-style-name="_5f_Paragraphe_20_livret_20_réponse_20_élève">
      <style:paragraph-properties fo:margin-top="0.621cm" fo:margin-bottom="0cm" loext:contextual-spacing="false">
        <style:tab-stops>
          <style:tab-stop style:position="4.8cm" style:type="right" style:leader-style="dotted" style:leader-text="."/>
        </style:tab-stops>
      </style:paragraph-properties>
    </style:style>
    <style:style style:name="P52" style:family="paragraph" style:parent-style-name="_5f_Paragraphe_20_livret_20_réponse_20_élève">
      <style:paragraph-properties fo:margin-top="1.169cm" fo:margin-bottom="0cm" loext:contextual-spacing="false">
        <style:tab-stops>
          <style:tab-stop style:position="4.8cm" style:type="right" style:leader-style="dotted" style:leader-text="."/>
        </style:tab-stops>
      </style:paragraph-properties>
    </style:style>
    <style:style style:name="P53" style:family="paragraph" style:parent-style-name="Exo_5f_Num">
      <style:text-properties officeooo:paragraph-rsid="00370a18"/>
    </style:style>
    <style:style style:name="P54" style:family="paragraph" style:parent-style-name="Exo_5f_Num">
      <style:paragraph-properties fo:margin-top="0.4cm" fo:margin-bottom="0.101cm" loext:contextual-spacing="false"/>
    </style:style>
    <style:style style:name="P55" style:family="paragraph" style:parent-style-name="Exo_5f_Num">
      <style:paragraph-properties fo:margin-top="0.45cm" fo:margin-bottom="0.101cm" loext:contextual-spacing="false"/>
    </style:style>
    <style:style style:name="P56" style:family="paragraph" style:parent-style-name="Exo_5f_Num">
      <style:paragraph-properties fo:margin-top="1.199cm" fo:margin-bottom="0.101cm" loext:contextual-spacing="false"/>
    </style:style>
    <style:style style:name="P57" style:family="paragraph" style:parent-style-name="Exo_5f_Num">
      <style:paragraph-properties fo:margin-top="0.6cm" fo:margin-bottom="0.101cm" loext:contextual-spacing="false"/>
    </style:style>
    <style:style style:name="P58" style:family="paragraph" style:parent-style-name="Exo_5f_Num">
      <style:paragraph-properties fo:margin-top="0.57cm" fo:margin-bottom="0.101cm" loext:contextual-spacing="false"/>
      <style:text-properties officeooo:paragraph-rsid="0039ba41"/>
    </style:style>
    <style:style style:name="P59" style:family="paragraph" style:parent-style-name="Exo_5f_Num">
      <style:paragraph-properties fo:margin-top="0.499cm" fo:margin-bottom="0.25cm" loext:contextual-spacing="false"/>
    </style:style>
    <style:style style:name="P60" style:family="paragraph" style:parent-style-name="Exo_5f_Num">
      <style:paragraph-properties fo:margin-top="0.499cm" fo:margin-bottom="0.3cm" loext:contextual-spacing="false"/>
    </style:style>
    <style:style style:name="P61" style:family="paragraph" style:parent-style-name="Exo_5f_Num">
      <style:paragraph-properties fo:margin-top="0.499cm" fo:margin-bottom="0.499cm" loext:contextual-spacing="false"/>
    </style:style>
    <style:style style:name="P62" style:family="paragraph" style:parent-style-name="FILET_5f_POINTILLES">
      <style:paragraph-properties fo:margin-top="0.101cm" fo:margin-bottom="0cm" loext:contextual-spacing="false"/>
    </style:style>
    <style:style style:name="P63" style:family="paragraph" style:parent-style-name="FILET_5f_POINTILLES">
      <style:paragraph-properties fo:margin-top="0.199cm" fo:margin-bottom="0cm" loext:contextual-spacing="false"/>
    </style:style>
    <style:style style:name="P64" style:family="paragraph" style:parent-style-name="FILET_5f_POINTILLES">
      <style:paragraph-properties fo:margin-top="0.199cm" fo:margin-bottom="0cm" loext:contextual-spacing="false"/>
      <style:text-properties officeooo:paragraph-rsid="0039ba41"/>
    </style:style>
    <style:style style:name="P65" style:family="paragraph" style:parent-style-name="FILET_5f_POINTILLES" style:list-style-name="_5f_Numérotation_20_des_20_exercices_20_livrets">
      <style:paragraph-properties fo:margin-top="0.199cm" fo:margin-bottom="0cm" loext:contextual-spacing="false"/>
    </style:style>
    <style:style style:name="P66" style:family="paragraph" style:parent-style-name="_5f_Paragraphe_20_livret_20_réponse_20_élève" style:list-style-name="liste_5f_abc">
      <style:paragraph-properties fo:margin-top="0.199cm" fo:margin-bottom="0cm" loext:contextual-spacing="false">
        <style:tab-stops>
          <style:tab-stop style:position="0.499cm"/>
          <style:tab-stop style:position="9.2cm" style:type="right" style:leader-style="dotted" style:leader-text="."/>
        </style:tab-stops>
      </style:paragraph-properties>
    </style:style>
    <style:style style:name="P67" style:family="paragraph" style:parent-style-name="_5f_Paragraphe_20_livret_20_réponse_20_élève" style:list-style-name="liste_5f_abc">
      <style:paragraph-properties fo:margin-top="0.349cm" fo:margin-bottom="0cm" loext:contextual-spacing="false">
        <style:tab-stops>
          <style:tab-stop style:position="0.499cm"/>
          <style:tab-stop style:position="9.2cm" style:type="right" style:leader-style="dotted" style:leader-text="."/>
        </style:tab-stops>
      </style:paragraph-properties>
    </style:style>
    <style:style style:name="P68" style:family="paragraph" style:parent-style-name="_5f_Paragraphe_20_livret_20_réponse_20_élève" style:list-style-name="liste_5f_abc">
      <style:paragraph-properties fo:margin-top="0.199cm" fo:margin-bottom="0.199cm" loext:contextual-spacing="false" style:line-height-at-least="0cm"/>
    </style:style>
    <style:style style:name="P69" style:family="paragraph" style:parent-style-name="_5f_Paragraphe_20_livret_20_réponse_20_élève" style:list-style-name="liste_5f_abc">
      <style:paragraph-properties fo:margin-top="0.349cm" fo:margin-bottom="0.199cm" loext:contextual-spacing="false" style:line-height-at-least="0cm"/>
    </style:style>
    <style:style style:name="P70" style:family="paragraph" style:parent-style-name="_5f_Paragraphe_20_livret_20_réponse_20_élève" style:list-style-name="liste_5f_abc">
      <style:paragraph-properties fo:margin-top="0.52cm" fo:margin-bottom="0cm" loext:contextual-spacing="false">
        <style:tab-stops>
          <style:tab-stop style:position="0.499cm"/>
          <style:tab-stop style:position="9.2cm" style:type="right" style:leader-style="dotted" style:leader-text="."/>
        </style:tab-stops>
      </style:paragraph-properties>
    </style:style>
    <style:style style:name="P71" style:family="paragraph" style:parent-style-name="_5f_Paragraphe_20_livret_20_réponse_20_élève" style:list-style-name="_5f_numérotation">
      <style:paragraph-properties fo:margin-top="0.7cm" fo:margin-bottom="0cm" loext:contextual-spacing="false">
        <style:tab-stops>
          <style:tab-stop style:position="4.8cm" style:type="right" style:leader-style="dotted" style:leader-text="."/>
        </style:tab-stops>
      </style:paragraph-properties>
    </style:style>
    <style:style style:name="P72" style:family="paragraph" style:parent-style-name="_5f_Paragraphe_20_livret_20_réponse_20_élève" style:list-style-name="_5f_numérotation">
      <style:paragraph-properties fo:margin-top="1.199cm" fo:margin-bottom="0cm" loext:contextual-spacing="false">
        <style:tab-stops>
          <style:tab-stop style:position="4.8cm" style:type="right" style:leader-style="dotted" style:leader-text="."/>
        </style:tab-stops>
      </style:paragraph-properties>
    </style:style>
    <style:style style:name="P73" style:family="paragraph" style:parent-style-name="_5f_Paragraphe_20_livret_20_réponse_20_élève">
      <style:paragraph-properties fo:margin-top="0.6cm" fo:margin-bottom="0cm" loext:contextual-spacing="false">
        <style:tab-stops>
          <style:tab-stop style:position="4.8cm" style:type="right" style:leader-style="dotted" style:leader-text="."/>
        </style:tab-stops>
      </style:paragraph-properties>
    </style:style>
    <style:style style:name="P74" style:family="paragraph" style:parent-style-name="_5f_Pied_20_de_20_page" style:list-style-name="">
      <style:paragraph-properties fo:text-align="end" style:justify-single-word="false"/>
    </style:style>
    <style:style style:name="P75" style:family="paragraph" style:parent-style-name="_5f_Pied_20_de_20_page">
      <style:paragraph-properties fo:text-align="end" style:justify-single-word="false"/>
    </style:style>
    <style:style style:name="P76" style:family="paragraph" style:parent-style-name="_5f_Pied_20_de_20_page" style:list-style-name=""/>
    <style:style style:name="P77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8" style:family="paragraph" style:parent-style-name="_5f_Pied_20_de_20_page" style:list-style-name="">
      <style:paragraph-properties fo:margin-left="0.9cm" fo:margin-right="0cm" fo:text-align="start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9" style:family="paragraph" style:parent-style-name="_5f_Titre_20_d_27_exercices_20_livret_20_sans_20_titre" style:list-style-name="" style:master-page-name="_5f_Fiche_20_éditeur_20_série_20_2_20_une_20_colonne_20_impaire_20__28_G_29_">
      <style:paragraph-properties fo:margin-top="0cm" fo:margin-bottom="0.199cm" loext:contextual-spacing="false" style:page-number="30" fo:break-before="auto" fo:break-after="auto" style:shadow="none"/>
      <style:text-properties officeooo:paragraph-rsid="00107067"/>
    </style:style>
    <style:style style:name="P80" style:family="paragraph" style:parent-style-name="_5f_num_5f_abcd" style:list-style-name="liste_5f_abc"/>
    <style:style style:name="P81" style:family="paragraph" style:parent-style-name="_5f_num_5f_abcd" style:list-style-name="liste_5f_abc">
      <style:paragraph-properties fo:margin-top="0.499cm" fo:margin-bottom="0.101cm" loext:contextual-spacing="false"/>
    </style:style>
    <style:style style:name="P82" style:family="paragraph" style:parent-style-name="_5f_paragraphre_20_fiche_20__20_livret" style:list-style-name="liste_5f_abc">
      <style:paragraph-properties fo:margin-top="0.101cm" fo:margin-bottom="0.199cm" loext:contextual-spacing="false" style:line-height-at-least="0cm">
        <style:tab-stops>
          <style:tab-stop style:position="4.429cm" style:type="right" style:leader-style="dotted" style:leader-text="."/>
          <style:tab-stop style:position="9.2cm" style:type="right" style:leader-style="dotted" style:leader-text="."/>
        </style:tab-stops>
      </style:paragraph-properties>
    </style:style>
    <style:style style:name="P83" style:family="paragraph" style:parent-style-name="_5f_paragraphre_20_fiche_20__20_livret" style:list-style-name="liste_5f_abc">
      <style:paragraph-properties fo:margin-top="0.3cm" fo:margin-bottom="0.199cm" loext:contextual-spacing="false" style:line-height-at-least="0cm">
        <style:tab-stops>
          <style:tab-stop style:position="4.429cm" style:type="right" style:leader-style="dotted" style:leader-text="."/>
          <style:tab-stop style:position="9.2cm" style:type="right" style:leader-style="dotted" style:leader-text="."/>
        </style:tab-stops>
      </style:paragraph-properties>
    </style:style>
    <style:style style:name="P84" style:family="paragraph" style:parent-style-name="_5f_paragraphre_20_fiche_20__20_livret" style:list-style-name="liste_5f_abc">
      <style:paragraph-properties fo:margin-top="0.199cm" fo:margin-bottom="0.199cm" loext:contextual-spacing="false" style:line-height-at-least="0cm">
        <style:tab-stops>
          <style:tab-stop style:position="4.429cm" style:type="right" style:leader-style="dotted" style:leader-text="."/>
          <style:tab-stop style:position="9.2cm" style:type="right" style:leader-style="dotted" style:leader-text="."/>
        </style:tab-stops>
      </style:paragraph-properties>
    </style:style>
    <style:style style:name="P85" style:family="paragraph" style:parent-style-name="_5f_paragraphre_20_fiche_20__20_livret" style:list-style-name="liste_5f_abc">
      <style:paragraph-properties fo:margin-top="0.199cm" fo:margin-bottom="0.199cm" loext:contextual-spacing="false" style:line-height-at-least="0cm">
        <style:tab-stops>
          <style:tab-stop style:position="4.429cm" style:type="right" style:leader-style="dotted" style:leader-text="."/>
          <style:tab-stop style:position="9.2cm" style:type="right" style:leader-style="dotted" style:leader-text="."/>
        </style:tab-stops>
      </style:paragraph-properties>
      <style:text-properties officeooo:paragraph-rsid="001ed17f"/>
    </style:style>
    <style:style style:name="P86" style:family="paragraph">
      <style:paragraph-properties fo:margin-top="0cm" fo:margin-bottom="0.199cm" fo:text-align="center"/>
    </style:style>
    <style:style style:name="P87" style:family="paragraph">
      <loext:graphic-properties draw:fill-color="#e8c32a"/>
      <style:paragraph-properties fo:margin-top="0cm" fo:margin-bottom="0.199cm" fo:text-align="center"/>
      <style:text-properties fo:color="#ffffff" style:font-name="Bitstream Vera Sans" fo:font-size="11pt" fo:font-weight="bold" style:font-size-asian="11pt" style:font-weight-asian="bold" style:font-size-complex="11pt" style:font-weight-complex="bold"/>
    </style:style>
    <style:style style:name="P88" style:family="paragraph">
      <loext:graphic-properties draw:fill="solid" draw:fill-color="#1ca2b8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89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90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91" style:family="paragraph">
      <loext:graphic-properties draw:fill="solid" draw:fill-color="#7fb241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92" style:family="paragraph">
      <loext:graphic-properties draw:fill="solid" draw:fill-color="#d3802c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93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4" style:family="paragraph">
      <style:paragraph-properties fo:text-align="center"/>
    </style:style>
    <style:style style:name="P95" style:family="paragraph">
      <loext:graphic-properties draw:fill="none" draw:fill-color="#ffffff"/>
      <style:paragraph-properties fo:text-align="center"/>
      <style:text-properties fo:color="#ffffff" style:font-name="Bitstream Vera Sans" fo:font-size="16pt" fo:font-weight="bold" style:font-size-asian="16pt" style:font-weight-asian="bold" style:font-size-complex="16pt" style:font-weight-complex="bold"/>
    </style:style>
    <style:style style:name="P96" style:family="paragraph">
      <loext:graphic-properties draw:fill="solid" draw:fill-color="#d7e12c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small-caps"/>
    </style:style>
    <style:style style:name="T3" style:family="text">
      <style:text-properties fo:font-variant="small-caps" fo:font-size="15pt" style:font-size-asian="15pt" style:font-size-complex="15pt"/>
    </style:style>
    <style:style style:name="T4" style:family="text"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5" style:family="text">
      <style:text-properties officeooo:rsid="0019fee0"/>
    </style:style>
    <style:style style:name="T6" style:family="text">
      <style:text-properties style:font-name="Bitstream Vera Sans" fo:font-size="10pt"/>
    </style:style>
    <style:style style:name="T7" style:family="text">
      <style:text-properties style:font-name="Bitstream Vera Sans" fo:font-size="10pt" style:font-size-asian="10pt" style:font-size-complex="10pt"/>
    </style:style>
    <style:style style:name="T8" style:family="text">
      <style:text-properties style:font-name="Bitstream Vera Sans" fo:font-size="10pt" officeooo:rsid="0005b221" style:font-size-asian="10pt" style:font-size-complex="10pt"/>
    </style:style>
    <style:style style:name="T9" style:family="text">
      <style:text-properties style:font-name="Bitstream Vera Sans" fo:font-size="10pt" fo:font-style="normal" style:font-size-asian="10pt" style:font-style-asian="normal" style:font-size-complex="10pt" style:font-style-complex="normal"/>
    </style:style>
    <style:style style:name="T10" style:family="text">
      <style:text-properties style:font-name="Bitstream Vera Sans" fo:font-size="10pt" fo:font-style="normal" fo:font-weight="bold" officeooo:rsid="00290c92" style:font-size-asian="10pt" style:font-style-asian="normal" style:font-weight-asian="bold" style:font-size-complex="10pt" style:font-style-complex="normal" style:font-weight-complex="bold"/>
    </style:style>
    <style:style style:name="T11" style:family="text">
      <style:text-properties style:font-name="Bitstream Vera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style:font-name="Bitstream Vera Sans" fo:font-weight="normal" style:font-weight-asian="normal" style:font-weight-complex="normal"/>
    </style:style>
    <style:style style:name="T13" style:family="text">
      <style:text-properties style:font-name="Bitstream Vera Sans" fo:font-weight="normal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style:font-name="OpenSymbol1"/>
    </style:style>
    <style:style style:name="T15" style:family="text">
      <style:text-properties style:font-name="OpenSymbol1" fo:font-size="10pt"/>
    </style:style>
    <style:style style:name="T16" style:family="text">
      <style:text-properties style:font-name="OpenSymbol1" fo:font-size="10pt" style:font-size-asian="10pt" style:font-size-complex="10pt"/>
    </style:style>
    <style:style style:name="T17" style:family="text">
      <style:text-properties style:font-name="OpenSymbol1" fo:font-size="10pt" officeooo:rsid="0005b221" style:font-size-asian="10pt" style:font-size-complex="10pt"/>
    </style:style>
    <style:style style:name="T18" style:family="text">
      <style:text-properties style:font-name="OpenSymbol1" fo:font-size="10pt" fo:font-style="normal" style:font-size-asian="10pt" style:font-style-asian="normal" style:font-size-complex="10pt" style:font-style-complex="normal"/>
    </style:style>
    <style:style style:name="T19" style:family="text">
      <style:text-properties style:font-name="OpenSymbol1" fo:font-size="10pt" fo:font-style="normal" style:font-name-asian="Bitstream Vera Sans2" style:font-size-asian="10pt" style:font-style-asian="normal" style:font-name-complex="Bitstream Vera Sans2" style:font-size-complex="10pt" style:font-style-complex="normal"/>
    </style:style>
    <style:style style:name="T20" style:family="text">
      <style:text-properties style:font-name="OpenSymbol1" fo:font-size="10pt" fo:font-style="normal" fo:font-weight="normal" officeooo:rsid="0018baf9" style:font-name-asian="OpenSymbol1" style:font-weight-asian="normal" style:font-name-complex="OpenSymbol1" style:font-weight-complex="normal" style:text-scale="100%"/>
    </style:style>
    <style:style style:name="T21" style:family="text">
      <style:text-properties style:font-name="OpenSymbo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2" style:family="text">
      <style:text-properties style:font-name="OpenSymbol1" fo:font-size="10pt" fo:font-weight="normal" fo:background-color="transparent" loext:char-shading-value="0" style:font-name-asian="OpenSymbol1" style:font-weight-asian="normal" style:font-name-complex="OpenSymbol1" style:font-weight-complex="normal"/>
    </style:style>
    <style:style style:name="T23" style:family="text">
      <style:text-properties style:font-name="OpenSymbol1" fo:font-size="10pt" fo:font-weight="normal" officeooo:rsid="0018baf9" fo:background-color="transparent" loext:char-shading-value="0" style:font-name-asian="OpenSymbol1" style:font-weight-asian="normal" style:font-name-complex="OpenSymbol1" style:font-weight-complex="normal"/>
    </style:style>
    <style:style style:name="T24" style:family="text">
      <style:text-properties style:font-name="OpenSymbol1" fo:font-size="10pt" fo:font-weight="normal" style:font-size-asian="10pt" style:font-weight-asian="normal" style:font-size-complex="10pt" style:font-weight-complex="normal"/>
    </style:style>
    <style:style style:name="T25" style:family="text">
      <style:text-properties style:font-name="OpenSymbol1" fo:font-size="10pt" fo:letter-spacing="-0.018cm" fo:font-weight="normal" fo:background-color="transparent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26" style:family="text">
      <style:text-properties style:font-name="OpenSymbol1" fo:font-size="10pt" fo:letter-spacing="-0.018cm" fo:font-weight="normal" officeooo:rsid="0018baf9" fo:background-color="transparent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27" style:family="text">
      <style:text-properties style:font-name="OpenSymbol1" fo:font-size="10pt" fo:letter-spacing="-0.018cm" fo:font-style="normal" fo:font-weight="normal" officeooo:rsid="0018baf9" style:font-name-asian="OpenSymbol1" style:font-size-asian="12pt" style:font-style-asian="normal" style:font-weight-asian="normal" style:font-name-complex="OpenSymbol1" style:font-size-complex="12pt" style:font-style-complex="normal" style:font-weight-complex="normal" style:text-scale="100%"/>
    </style:style>
    <style:style style:name="T28" style:family="text">
      <style:text-properties style:use-window-font-color="true" style:font-name="OpenSymbol1" fo:font-style="normal" style:font-style-asian="normal" style:font-style-complex="normal"/>
    </style:style>
    <style:style style:name="T29" style:family="text">
      <style:text-properties style:use-window-font-color="true" fo:font-style="normal" style:font-style-asian="normal" style:font-style-complex="normal"/>
    </style:style>
    <style:style style:name="T30" style:family="text">
      <style:text-properties style:use-window-font-color="true" style:font-name="Bitstream Vera Sans2" fo:font-size="10pt" fo:letter-spacing="-0.007cm" fo:font-style="normal" style:text-underline-style="none" fo:font-weight="normal" officeooo:rsid="002e5022" style:font-size-asian="10pt" style:font-style-asian="normal" style:font-size-complex="10pt" style:font-style-complex="normal"/>
    </style:style>
    <style:style style:name="T31" style:family="text">
      <style:text-properties style:use-window-font-color="true" style:font-name="Bitstream Vera Sans2" fo:font-size="10pt" fo:letter-spacing="-0.007cm" fo:font-style="normal" style:text-underline-style="none" fo:font-weight="normal" officeooo:rsid="00370a18" style:font-size-asian="10pt" style:font-style-asian="normal" style:font-size-complex="10pt" style:font-style-complex="normal"/>
    </style:style>
    <style:style style:name="T32" style:family="text">
      <style:text-properties style:use-window-font-color="true" style:font-name="Bitstream Vera Sans1" fo:font-size="10pt" fo:font-weight="normal" officeooo:rsid="00385e44" style:font-size-asian="10.5pt"/>
    </style:style>
    <style:style style:name="T33" style:family="text">
      <style:text-properties style:font-name="Bitstream Vera Sans2" fo:font-size="10pt" fo:font-style="normal" style:font-name-asian="Bitstream Vera Sans2" style:font-size-asian="10pt" style:font-style-asian="normal" style:font-name-complex="Bitstream Vera Sans2" style:font-size-complex="10pt" style:font-style-complex="normal"/>
    </style:style>
    <style:style style:name="T34" style:family="text">
      <style:text-properties fo:color="#000000" style:font-name="OpenSymbol1" fo:font-size="10pt"/>
    </style:style>
    <style:style style:name="T35" style:family="text">
      <style:text-properties fo:color="#000000" style:font-name="OpenSymbol1" fo:font-weight="normal" style:font-weight-asian="normal" style:font-weight-complex="normal"/>
    </style:style>
    <style:style style:name="T36" style:family="text">
      <style:text-properties fo:color="#000000" style:font-name="Bitstream Vera Sans" fo:font-size="10pt" fo:font-style="normal" style:text-underline-style="none" style:font-name-asian="OpenSymbol" style:font-size-asian="10pt" style:font-style-asian="normal" style:font-name-complex="OpenSymbol" style:font-size-complex="10pt" style:font-style-complex="normal"/>
    </style:style>
    <style:style style:name="T37" style:family="text">
      <style:text-properties fo:color="#000000" style:font-name="Bitstream Vera Sans" fo:font-weight="normal" style:font-weight-asian="normal" style:font-weight-complex="normal"/>
    </style:style>
    <style:style style:name="T38" style:family="text">
      <style:text-properties fo:color="#000000" style:font-name="OpenSymbol2" fo:font-size="10pt" fo:font-style="normal" fo:font-weight="normal" style:font-name-asian="OpenSymbol2" style:font-size-asian="10pt" style:font-style-asian="normal" style:font-weight-asian="normal" style:font-name-complex="OpenSymbol2" style:font-size-complex="10pt" style:font-style-complex="normal" style:font-weight-complex="normal"/>
    </style:style>
    <style:style style:name="T39" style:family="text">
      <style:text-properties fo:color="#000000" style:font-name="OpenSymbol2" fo:font-size="10pt" fo:font-weight="normal" style:font-name-asian="OpenSymbol2" style:font-size-asian="10pt" style:font-weight-asian="normal" style:font-name-complex="OpenSymbol2" style:font-size-complex="10pt" style:font-weight-complex="normal"/>
    </style:style>
    <style:style style:name="T40" style:family="text">
      <style:text-properties fo:color="#000000" style:font-name="OpenSymbol3" fo:font-size="10pt" fo:font-style="normal" fo:font-weight="normal" fo:background-color="transparent" loext:char-shading-value="0" style:font-name-asian="OpenSymbol1" style:font-weight-asian="normal" style:font-name-complex="OpenSymbol1" style:font-weight-complex="normal"/>
    </style:style>
    <style:style style:name="T41" style:family="text">
      <style:text-properties fo:color="#000000" style:font-name="OpenSymbol3" fo:font-size="10pt" fo:letter-spacing="-0.018cm" fo:font-style="normal" fo:font-weight="normal" fo:background-color="transparent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42" style:family="text">
      <style:text-properties fo:color="#000000" fo:font-weight="normal" style:font-weight-asian="normal" style:font-weight-complex="normal"/>
    </style:style>
    <style:style style:name="T43" style:family="text">
      <style:text-properties fo:color="#000000" style:font-name="Bitstream Vera Sans2" fo:font-size="10pt" fo:font-style="normal" fo:font-weight="bold" officeooo:rsid="0039ba41"/>
    </style:style>
    <style:style style:name="T44" style:family="text">
      <style:text-properties fo:font-size="10pt"/>
    </style:style>
    <style:style style:name="T45" style:family="text">
      <style:text-properties fo:font-size="10pt" fo:font-style="normal"/>
    </style:style>
    <style:style style:name="T46" style:family="text">
      <style:text-properties fo:font-size="10pt" fo:font-style="normal" style:font-size-asian="10pt" style:font-style-asian="normal" style:font-size-complex="10pt" style:font-style-complex="normal"/>
    </style:style>
    <style:style style:name="T47" style:family="text">
      <style:text-properties fo:font-size="10pt" fo:font-style="normal" style:font-size-asian="10pt" style:font-size-complex="10pt"/>
    </style:style>
    <style:style style:name="T48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9" style:family="text">
      <style:text-properties fo:font-size="10pt" fo:font-style="normal" fo:font-weight="normal" fo:background-color="transparent" loext:char-shading-value="0" style:font-name-asian="OpenSymbol1" style:font-weight-asian="normal" style:font-name-complex="OpenSymbol1" style:font-weight-complex="normal"/>
    </style:style>
    <style:style style:name="T50" style:family="text">
      <style:text-properties fo:font-size="10pt" fo:font-style="normal" fo:font-weight="normal" officeooo:rsid="0018baf9" fo:background-color="transparent" loext:char-shading-value="0" style:font-name-asian="OpenSymbol1" style:font-weight-asian="normal" style:font-name-complex="OpenSymbol1" style:font-weight-complex="normal"/>
    </style:style>
    <style:style style:name="T51" style:family="text">
      <style:text-properties fo:font-size="10pt" fo:font-style="normal" fo:font-weight="normal" officeooo:rsid="0018baf9" fo:background-color="transparent" loext:char-shading-value="0" style:font-name-asian="OpenSymbol1" style:font-weight-asian="normal" style:font-name-complex="OpenSymbol1" style:font-weight-complex="normal" style:text-scale="100%"/>
    </style:style>
    <style:style style:name="T52" style:family="text">
      <style:text-properties fo:font-size="10pt" fo:font-style="normal" fo:font-weight="normal" officeooo:rsid="0018baf9" fo:background-color="transparent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53" style:family="text">
      <style:text-properties fo:font-size="10pt" fo:font-style="normal" fo:font-weight="normal" officeooo:rsid="002e5022" fo:background-color="transparent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54" style:family="text">
      <style:text-properties fo:font-size="10pt" style:font-size-asian="10pt" style:font-size-complex="10pt"/>
    </style:style>
    <style:style style:name="T55" style:family="text">
      <style:text-properties fo:font-size="10pt" officeooo:rsid="0005b221" style:font-size-asian="10pt" style:font-size-complex="10pt"/>
    </style:style>
    <style:style style:name="T56" style:family="text">
      <style:text-properties fo:font-size="10pt" fo:letter-spacing="-0.004cm" fo:font-style="normal" style:font-size-asian="10pt" style:font-style-asian="normal" style:font-size-complex="10pt" style:font-style-complex="normal"/>
    </style:style>
    <style:style style:name="T57" style:family="text">
      <style:text-properties fo:font-size="10pt" fo:letter-spacing="-0.004cm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8" style:family="text">
      <style:text-properties fo:font-size="10pt" fo:letter-spacing="-0.004cm" fo:font-style="italic" style:font-size-asian="10pt" style:font-style-asian="italic" style:font-size-complex="10pt" style:font-style-complex="italic"/>
    </style:style>
    <style:style style:name="T59" style:family="text">
      <style:text-properties fo:font-size="10pt" fo:letter-spacing="-0.004cm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60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61" style:family="text">
      <style:text-properties fo:font-size="10pt" fo:font-weight="normal" style:font-size-asian="10pt" style:font-weight-asian="normal" style:font-size-complex="10pt" style:font-weight-complex="normal"/>
    </style:style>
    <style:style style:name="T62" style:family="text">
      <style:text-properties fo:font-size="10pt" fo:letter-spacing="-0.018cm" fo:font-style="normal" style:font-size-asian="10pt" style:font-style-asian="normal" style:font-size-complex="10pt" style:font-style-complex="normal"/>
    </style:style>
    <style:style style:name="T63" style:family="text">
      <style:text-properties fo:font-size="10pt" fo:letter-spacing="-0.018cm" fo:font-style="normal" officeooo:rsid="002637ed" style:font-size-asian="10pt" style:font-style-asian="normal" style:font-size-complex="10pt" style:font-style-complex="normal"/>
    </style:style>
    <style:style style:name="T64" style:family="text">
      <style:text-properties fo:font-size="10pt" fo:letter-spacing="-0.018cm" fo:font-style="normal" fo:font-weight="normal" fo:background-color="transparent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65" style:family="text">
      <style:text-properties fo:font-size="10pt" fo:letter-spacing="-0.018cm" fo:font-style="normal" fo:font-weight="normal" officeooo:rsid="0018baf9" fo:background-color="transparent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66" style:family="text">
      <style:text-properties style:font-size-asian="10pt" style:font-size-complex="10pt"/>
    </style:style>
    <style:style style:name="T67" style:family="text">
      <style:text-properties officeooo:rsid="0005b221" style:font-size-asian="10pt" style:font-size-complex="10pt"/>
    </style:style>
    <style:style style:name="T68" style:family="text">
      <style:text-properties style:font-size-asian="10pt" style:font-style-asian="normal" style:font-size-complex="10pt" style:font-style-complex="normal"/>
    </style:style>
    <style:style style:name="T69" style:family="text">
      <style:text-properties style:font-name="OpenSymbol2" fo:font-size="10pt" style:font-name-asian="OpenSymbol2" style:font-size-asian="10pt" style:font-name-complex="OpenSymbol2" style:font-size-complex="10pt"/>
    </style:style>
    <style:style style:name="T70" style:family="text">
      <style:text-properties style:font-name="OpenSymbol2" fo:font-size="10pt" fo:font-style="normal" style:font-name-asian="OpenSymbol2" style:font-size-asian="10pt" style:font-style-asian="normal" style:font-name-complex="OpenSymbol2" style:font-size-complex="10pt" style:font-style-complex="normal"/>
    </style:style>
    <style:style style:name="T71" style:family="text">
      <style:text-properties style:font-name="OpenSymbol2" fo:font-size="10pt" fo:font-style="normal" style:font-size-asian="10pt" style:font-style-asian="normal" style:font-size-complex="10pt" style:font-style-complex="normal"/>
    </style:style>
    <style:style style:name="T72" style:family="text">
      <style:text-properties style:font-name="OpenSymbol2" fo:font-size="10pt" style:font-size-asian="10pt" style:font-size-complex="10pt"/>
    </style:style>
    <style:style style:name="T73" style:family="text">
      <style:text-properties style:font-name="Bitstream Vera Sans1" fo:font-size="10pt" style:font-name-asian="Bitstream Vera Sans1" style:font-size-asian="10pt" style:font-name-complex="Bitstream Vera Sans1" style:font-size-complex="10pt"/>
    </style:style>
    <style:style style:name="T74" style:family="text">
      <style:text-properties style:font-name-asian="Bitstream Vera Sans2" style:font-name-complex="Bitstream Vera Sans2"/>
    </style:style>
    <style:style style:name="T75" style:family="text">
      <style:text-properties style:font-name="OpenSymbol" fo:font-size="10pt" fo:font-style="normal" style:font-name-asian="OpenSymbol" style:font-size-asian="10pt" style:font-style-asian="normal" style:font-name-complex="OpenSymbol" style:font-size-complex="10pt" style:font-style-complex="normal"/>
    </style:style>
    <style:style style:name="T76" style:family="text">
      <style:text-properties style:font-style-asian="normal" style:font-style-complex="normal"/>
    </style:style>
    <style:style style:name="T77" style:family="text">
      <style:text-properties fo:color="#e8c32a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78" style:family="text">
      <style:text-properties fo:font-style="normal" officeooo:rsid="0018baf9" fo:background-color="transparent" loext:char-shading-value="0" style:font-name-asian="OpenSymbol1" style:font-style-asian="normal" style:font-weight-asian="normal" style:font-name-complex="OpenSymbol1" style:font-size-complex="10pt" style:font-style-complex="normal" style:font-weight-complex="normal"/>
    </style:style>
    <style:style style:name="T7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0" style:family="text">
      <style:text-properties officeooo:rsid="002f9d17"/>
    </style:style>
    <style:style style:name="T81" style:family="text">
      <style:text-properties fo:letter-spacing="-0.007cm"/>
    </style:style>
    <style:style style:name="T82" style:family="text">
      <style:text-properties fo:font-weight="normal" style:font-weight-asian="normal" style:font-weight-complex="normal"/>
    </style:style>
    <style:style style:name="T83" style:family="text">
      <style:text-properties fo:letter-spacing="-0.014cm"/>
    </style:style>
    <style:style style:name="T84" style:family="text">
      <style:text-properties fo:letter-spacing="-0.014cm" fo:font-style="normal" fo:font-weight="normal" style:font-style-asian="normal" style:font-weight-asian="normal" style:font-style-complex="normal" style:font-weight-complex="normal"/>
    </style:style>
    <style:style style:name="T85" style:family="text">
      <style:text-properties fo:color="#ffffff" style:font-name="Bitstream Vera Sans" fo:font-size="11pt" fo:font-weight="bold" style:font-size-asian="11pt" style:font-weight-asian="bold" style:font-size-complex="11pt" style:font-weight-complex="bold"/>
    </style:style>
    <style:style style:name="T86" style:family="text">
      <style:text-properties fo:color="#ffffff" style:font-name="Bitstream Vera Sans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fill-gradient-name="Dégrade_5f_vert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fo:padding="0cm" fo:border="none" draw:ole-draw-aspect="1"/>
    </style:style>
    <style:style style:name="fr5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fo:padding="0cm" fo:border="none" draw:ole-draw-aspect="1"/>
    </style:style>
    <style:style style:name="fr6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7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ole-draw-aspect="1"/>
    </style:style>
    <style:style style:name="fr8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.3cm">
          <style:column-sep style:width="0.021cm" style:color="#b2b2b2" style:height="100%" style:style="solid"/>
          <style:column style:rel-width="32767*" fo:start-indent="0cm" fo:end-indent="0.15cm"/>
          <style:column style:rel-width="32768*" fo:start-indent="0.15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>
          <style:column-sep style:width="0.021cm" style:color="#b2b2b2" style:height="100%" style:style="solid"/>
          <style:column style:rel-width="2409*" fo:start-indent="0cm" fo:end-indent="0.15cm"/>
          <style:column style:rel-width="2779*" fo:start-indent="0.15cm" fo:end-indent="0cm"/>
        </style:columns>
      </style:section-properties>
    </style:style>
    <style:style style:name="Sect4" style:family="section">
      <style:section-properties fo:background-color="transparent" text:dont-balance-text-columns="false" style:editable="false">
        <style:columns fo:column-count="3" fo:column-gap="0.497cm">
          <style:column style:rel-width="21845*" fo:start-indent="0cm" fo:end-indent="0.249cm"/>
          <style:column style:rel-width="21845*" fo:start-indent="0.249cm" fo:end-indent="0.249cm"/>
          <style:column style:rel-width="21845*" fo:start-indent="0.249cm" fo:end-indent="0cm"/>
        </style:columns>
        <style:background-image/>
      </style:section-properties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-color="#e8c32a" draw:textarea-horizontal-align="justify" draw:textarea-vertical-align="middle" draw:auto-grow-height="false" fo:min-height="0.57cm" fo:min-width="3.893cm" style:run-through="foreground"/>
    </style:style>
    <style:style style:name="gr3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.019cm" svg:stroke-color="#000000" draw:marker-start-width="0.229cm" draw:marker-start-center="false" draw:marker-end-width="0.229cm" draw:marker-end-center="false" draw:fill="solid" draw:fill-color="#1ca2b8" draw:textarea-horizontal-align="center" draw:textarea-vertical-align="middle" draw:shadow="hidden" draw:shadow-offset-x="0.3cm" draw:shadow-offset-y="0.3cm" draw:shadow-color="#808080" style:run-through="foreground"/>
    </style:style>
    <style:style style:name="gr5" style:family="graphic">
      <style:graphic-properties draw:stroke="solid" svg:stroke-width="0.019cm" svg:stroke-color="#000000" draw:marker-start-width="0.229cm" draw:marker-start-center="false" draw:marker-end-width="0.229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6" style:family="graphic">
      <style:graphic-properties draw:stroke="solid" svg:stroke-width="0.019cm" svg:stroke-color="#000000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7" style:family="graphic">
      <style:graphic-properties draw:stroke="none" svg:stroke-width="0.019cm" svg:stroke-color="#b3b3b3" draw:marker-start-width="0.229cm" draw:marker-start-center="false" draw:marker-end-width="0.229cm" draw:marker-end-center="false" draw:fill="solid" draw:fill-color="#7fb241" draw:textarea-horizontal-align="center" draw:textarea-vertical-align="middle" draw:shadow="hidden" draw:shadow-offset-x="0.3cm" draw:shadow-offset-y="0.3cm" draw:shadow-color="#808080" style:run-through="foreground"/>
    </style:style>
    <style:style style:name="gr8" style:family="graphic">
      <style:graphic-properties draw:stroke="none" svg:stroke-width="0.019cm" svg:stroke-color="#000000" draw:marker-start-width="0.229cm" draw:marker-start-center="false" draw:marker-end-width="0.229cm" draw:marker-end-center="false" draw:fill="solid" draw:fill-color="#7fb241" draw:textarea-horizontal-align="center" draw:textarea-vertical-align="middle" draw:shadow="hidden" draw:shadow-offset-x="0.3cm" draw:shadow-offset-y="0.3cm" draw:shadow-color="#808080" style:run-through="foreground"/>
    </style:style>
    <style:style style:name="gr9" style:family="graphic">
      <style:graphic-properties draw:stroke="none" svg:stroke-width="0.019cm" svg:stroke-color="#000000" draw:marker-start-width="0.229cm" draw:marker-start-center="false" draw:marker-end-width="0.229cm" draw:marker-end-center="false" draw:fill="solid" draw:fill-color="#d3802c" draw:textarea-horizontal-align="center" draw:textarea-vertical-align="middle" draw:shadow="hidden" draw:shadow-offset-x="0.3cm" draw:shadow-offset-y="0.3cm" draw:shadow-color="#808080" style:run-through="foreground"/>
    </style:style>
    <style:style style:name="gr10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gr1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2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draw:fill="solid" draw:fill-color="#d7e12c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9" text:outline-level="1"><draw:g text:anchor-type="paragraph" draw:z-index="71" draw:style-name="gr1"><draw:custom-shape draw:style-name="gr2" draw:text-style-name="P87" svg:width="3.964cm" svg:height="0.641cm" draw:transform="skewX (0.00279252680319092) rotate (0.0872664625997165) translate (-0.370416666666667cm -0.0934861111111111cm)"><text:p text:style-name="P86"><text:span text:style-name="T85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text:soft-page-break/><text:span text:style-name="_5f_Consigne"><text:span text:style-name="T10"><draw:frame draw:style-name="fr1" draw:name="Cadre3" text:anchor-type="as-char" svg:width="9.135cm" draw:z-index="72"><draw:text-box fo:min-height="2.348cm"><text:section text:style-name="Sect1" text:name="Section10"><text:p text:style-name="P24"/><text:p text:style-name="P25"><text:span text:style-name="_5f_Consigne"><text:span text:style-name="T62">Calcule l</text:span></text:span><text:span text:style-name="_5f_Consigne"><text:span text:style-name="T63">es </text:span></text:span><text:span text:style-name="_5f_Consigne"><text:span text:style-name="T62">expression</text:span></text:span><text:span text:style-name="_5f_Consigne"><text:span text:style-name="T63">s</text:span></text:span><text:span text:style-name="_5f_Consigne"><text:span text:style-name="T62"> : </text:span></text:span><text:span text:style-name="_5f_Consigne"><text:span text:style-name="T64">A </text:span></text:span><text:span text:style-name="_5f_opensymbol"><text:span text:style-name="T25"></text:span></text:span><text:span text:style-name="_5f_Consigne"><text:span text:style-name="T64"> </text:span></text:span><text:span text:style-name="_5f_Consigne"><text:span text:style-name="T64"><draw:frame draw:style-name="fr8" draw:name="Objet18" text:anchor-type="as-char" svg:y="-0.483cm" svg:width="0.293cm" svg:height="0.87cm" draw:z-index="73"><draw:object xlink:href="./Object 56" xlink:type="simple" xlink:show="embed" xlink:actuate="onLoad"/><draw:image xlink:href="./ObjectReplacements/Object 56" xlink:type="simple" xlink:show="embed" xlink:actuate="onLoad"/><svg:desc>formule</svg:desc></draw:frame></text:span></text:span><text:span text:style-name="_5f_Consigne"><text:span text:style-name="T64"><text:s/></text:span></text:span><text:span text:style-name="_5f_opensymbol"><text:span text:style-name="T41">─</text:span></text:span><text:span text:style-name="_5f_Consigne"><text:span text:style-name="T64"> </text:span></text:span><text:span text:style-name="_5f_Consigne"><text:span text:style-name="T64"><draw:frame draw:style-name="fr8" draw:name="Objet19" text:anchor-type="as-char" svg:y="-0.483cm" svg:width="0.293cm" svg:height="0.87cm" draw:z-index="74"><draw:object xlink:href="./Object 57" xlink:type="simple" xlink:show="embed" xlink:actuate="onLoad"/><draw:image xlink:href="./ObjectReplacements/Object 57" xlink:type="simple" xlink:show="embed" xlink:actuate="onLoad"/><svg:desc>formule</svg:desc></draw:frame></text:span></text:span><text:span text:style-name="_5f_Consigne"><text:span text:style-name="T64"><text:s/></text:span></text:span><text:span text:style-name="_5f_Consigne"><text:span text:style-name="T65">et B </text:span></text:span><text:span text:style-name="_5f_opensymbol"><text:span text:style-name="T26"></text:span></text:span><text:span text:style-name="_5f_Consigne"><text:span text:style-name="T65"> </text:span></text:span><text:span text:style-name="_5f_Consigne"><text:span text:style-name="T65"><draw:frame draw:style-name="fr8" draw:name="Objet23" text:anchor-type="as-char" svg:y="-0.483cm" svg:width="0.293cm" svg:height="0.87cm" draw:z-index="75"><draw:object xlink:href="./Object 83" xlink:type="simple" xlink:show="embed" xlink:actuate="onLoad"/><draw:image xlink:href="./ObjectReplacements/Object 83" xlink:type="simple" xlink:show="embed" xlink:actuate="onLoad"/><svg:desc>formule</svg:desc></draw:frame></text:span></text:span><text:span text:style-name="_5f_Consigne"><text:span text:style-name="T65"><text:s/></text:span></text:span><text:span text:style-name="_5f_Consigne"><text:span text:style-name="T27"></text:span></text:span><text:span text:style-name="_5f_Consigne"> </text:span><text:span text:style-name="T65"><draw:frame draw:style-name="fr8" draw:name="Objet24" text:anchor-type="as-char" svg:y="-0.483cm" svg:width="0.517cm" svg:height="0.87cm" draw:z-index="76"><draw:object xlink:href="./Object 13" xlink:type="simple" xlink:show="embed" xlink:actuate="onLoad"/><draw:image xlink:href="./ObjectReplacements/Object 13" xlink:type="simple" xlink:show="embed" xlink:actuate="onLoad"/><svg:desc>formule</svg:desc></draw:frame></text:span></text:p><text:p text:style-name="P26"><text:span text:style-name="Bold_5f_niv1"><text:span text:style-name="T78">Correction</text:span></text:span></text:p><text:p text:style-name="P44"><text:span text:style-name="_5f_Consigne"><text:span text:style-name="T52">Les quotients doivent avoir le même dénomi-nateur. </text:span></text:span><text:span text:style-name="_5f_Consigne"><text:span text:style-name="T53">Si ce n’est pas le cas, on transforme les quotients pour qu’ils aient le même dénomi-nateur.</text:span></text:span></text:p><text:p text:style-name="P45"><text:span text:style-name="_5f_Consigne"><text:span text:style-name="T49">A </text:span></text:span><text:span text:style-name="_5f_opensymbol"><text:span text:style-name="T22"></text:span></text:span><text:span text:style-name="_5f_Consigne"><text:span text:style-name="T50"> </text:span></text:span><text:span text:style-name="_5f_Consigne"><text:span text:style-name="T49"><draw:frame draw:style-name="fr8" draw:name="Objet5" text:anchor-type="as-char" svg:y="-0.483cm" svg:width="0.293cm" svg:height="0.87cm" draw:z-index="77"><draw:object xlink:href="./Object 43" xlink:type="simple" xlink:show="embed" xlink:actuate="onLoad"/><draw:image xlink:href="./ObjectReplacements/Object 43" xlink:type="simple" xlink:show="embed" xlink:actuate="onLoad"/><svg:desc>formule</svg:desc></draw:frame></text:span></text:span><text:span text:style-name="_5f_Consigne"><text:span text:style-name="T49"><text:s/></text:span></text:span><text:span text:style-name="_5f_opensymbol"><text:span text:style-name="T40">─</text:span></text:span><text:span text:style-name="_5f_Consigne"><text:span text:style-name="T49"> </text:span></text:span><text:span text:style-name="_5f_Consigne"><text:span text:style-name="T49"><draw:frame draw:style-name="fr8" draw:name="Objet7" text:anchor-type="as-char" svg:y="-0.483cm" svg:width="0.293cm" svg:height="0.87cm" draw:z-index="78"><draw:object xlink:href="./Object 44" xlink:type="simple" xlink:show="embed" xlink:actuate="onLoad"/><draw:image xlink:href="./ObjectReplacements/Object 44" xlink:type="simple" xlink:show="embed" xlink:actuate="onLoad"/><svg:desc>formule</svg:desc></draw:frame></text:span></text:span><text:span text:style-name="_5f_Consigne"><text:span text:style-name="T50"><text:s/></text:span></text:span><text:span text:style-name="_5f_opensymbol"><text:span text:style-name="T22"></text:span></text:span><text:span text:style-name="_5f_Consigne"><text:span text:style-name="T50"> </text:span></text:span><text:span text:style-name="_5f_Consigne"><text:span text:style-name="T49"><draw:frame draw:style-name="fr8" draw:name="Objet8" text:anchor-type="as-char" svg:y="-0.483cm" svg:width="0.808cm" svg:height="0.87cm" draw:z-index="79"><draw:object xlink:href="./Object 54" xlink:type="simple" xlink:show="embed" xlink:actuate="onLoad"/><draw:image xlink:href="./ObjectReplacements/Object 54" xlink:type="simple" xlink:show="embed" xlink:actuate="onLoad"/><svg:desc>formule</svg:desc></draw:frame></text:span></text:span><text:span text:style-name="_5f_Consigne"><text:span text:style-name="T50"><text:s/></text:span></text:span><text:span text:style-name="_5f_opensymbol"><text:span text:style-name="T22"></text:span></text:span><text:span text:style-name="_5f_Consigne"><text:span text:style-name="T49"> </text:span></text:span><text:span text:style-name="_5f_Consigne"><text:span text:style-name="T49"><draw:frame draw:style-name="fr8" draw:name="Objet12" text:anchor-type="as-char" svg:y="-0.483cm" svg:width="0.293cm" svg:height="0.87cm" draw:z-index="80"><draw:object xlink:href="./Object 55" xlink:type="simple" xlink:show="embed" xlink:actuate="onLoad"/><draw:image xlink:href="./ObjectReplacements/Object 55" xlink:type="simple" xlink:show="embed" xlink:actuate="onLoad"/><svg:desc>formule</svg:desc></draw:frame></text:span></text:span></text:p><text:p text:style-name="P45"><text:span text:style-name="_5f_Consigne"><text:span text:style-name="T50">B </text:span></text:span><text:span text:style-name="_5f_opensymbol"><text:span text:style-name="T23"></text:span></text:span><text:span text:style-name="_5f_Consigne"><text:span text:style-name="T50"> </text:span></text:span><text:span text:style-name="_5f_Consigne"><text:span text:style-name="T50"><draw:frame draw:style-name="fr8" draw:name="Objet25" text:anchor-type="as-char" svg:y="-0.483cm" svg:width="0.293cm" svg:height="0.87cm" draw:z-index="81"><draw:object xlink:href="./Object 89" xlink:type="simple" xlink:show="embed" xlink:actuate="onLoad"/><draw:image xlink:href="./ObjectReplacements/Object 89" xlink:type="simple" xlink:show="embed" xlink:actuate="onLoad"/><svg:desc>formule</svg:desc></draw:frame></text:span></text:span><text:span text:style-name="_5f_Consigne"><text:span text:style-name="T50"><text:s/></text:span></text:span><text:span text:style-name="_5f_Consigne"><text:span text:style-name="T20"></text:span></text:span><text:span text:style-name="_5f_Consigne"><text:span text:style-name="T51"> </text:span></text:span><text:span text:style-name="_5f_Consigne"><text:span text:style-name="T50"><draw:frame draw:style-name="fr8" draw:name="Objet26" text:anchor-type="as-char" svg:y="-0.483cm" svg:width="0.517cm" svg:height="0.87cm" draw:z-index="82"><draw:object xlink:href="./Object 90" xlink:type="simple" xlink:show="embed" xlink:actuate="onLoad"/><draw:image xlink:href="./ObjectReplacements/Object 90" xlink:type="simple" xlink:show="embed" xlink:actuate="onLoad"/><svg:desc>formule</svg:desc></draw:frame></text:span></text:span><text:span text:style-name="_5f_Consigne"><text:span text:style-name="T50"><text:s/></text:span></text:span><text:span text:style-name="_5f_opensymbol"><text:span text:style-name="T23"></text:span></text:span><text:span text:style-name="_5f_Consigne"><text:span text:style-name="T50"> </text:span></text:span><text:span text:style-name="_5f_Consigne"><text:span text:style-name="T50"><draw:frame draw:style-name="fr8" draw:name="Objet27" text:anchor-type="as-char" svg:y="-0.483cm" svg:width="0.517cm" svg:height="0.87cm" draw:z-index="83"><draw:object xlink:href="./Object 91" xlink:type="simple" xlink:show="embed" xlink:actuate="onLoad"/><draw:image xlink:href="./ObjectReplacements/Object 91" xlink:type="simple" xlink:show="embed" xlink:actuate="onLoad"/><svg:desc>formule</svg:desc></draw:frame></text:span></text:span><text:span text:style-name="_5f_Consigne"><text:span text:style-name="T50"><text:s/></text:span></text:span><text:span text:style-name="_5f_Consigne"><text:span text:style-name="T20"></text:span></text:span><text:span text:style-name="_5f_Consigne"><text:span text:style-name="T51"> </text:span></text:span><text:span text:style-name="_5f_Consigne"><text:span text:style-name="T50"><draw:frame draw:style-name="fr8" draw:name="Objet28" text:anchor-type="as-char" svg:y="-0.483cm" svg:width="0.517cm" svg:height="0.87cm" draw:z-index="84"><draw:object xlink:href="./Object 92" xlink:type="simple" xlink:show="embed" xlink:actuate="onLoad"/><draw:image xlink:href="./ObjectReplacements/Object 92" xlink:type="simple" xlink:show="embed" xlink:actuate="onLoad"/><svg:desc>formule</svg:desc></draw:frame></text:span></text:span><text:span text:style-name="_5f_Consigne"><text:span text:style-name="T50"><text:s/></text:span></text:span><text:span text:style-name="_5f_opensymbol"><text:span text:style-name="T23"></text:span></text:span><text:span text:style-name="_5f_Consigne"><text:span text:style-name="T50"> </text:span></text:span><text:span text:style-name="_5f_Consigne"><text:span text:style-name="T50"><draw:frame draw:style-name="fr8" draw:name="Objet30" text:anchor-type="as-char" svg:y="-0.483cm" svg:width="1.453cm" svg:height="0.87cm" draw:z-index="85"><draw:object xlink:href="./Object 94" xlink:type="simple" xlink:show="embed" xlink:actuate="onLoad"/><draw:image xlink:href="./ObjectReplacements/Object 94" xlink:type="simple" xlink:show="embed" xlink:actuate="onLoad"/><svg:desc>formule</svg:desc></draw:frame></text:span></text:span><text:span text:style-name="_5f_Consigne"><text:span text:style-name="T50"><text:s/></text:span></text:span><text:span text:style-name="_5f_opensymbol"><text:span text:style-name="T23"></text:span></text:span><text:span text:style-name="_5f_Consigne"><text:span text:style-name="T50"> </text:span></text:span><text:span text:style-name="_5f_Consigne"><text:span text:style-name="T50"><draw:frame draw:style-name="fr8" draw:name="Objet29" text:anchor-type="as-char" svg:y="-0.483cm" svg:width="0.517cm" svg:height="0.87cm" draw:z-index="86"><draw:object xlink:href="./Object 93" xlink:type="simple" xlink:show="embed" xlink:actuate="onLoad"/><draw:image xlink:href="./ObjectReplacements/Object 93" xlink:type="simple" xlink:show="embed" xlink:actuate="onLoad"/><svg:desc>formule</svg:desc></draw:frame></text:span></text:span><text:span text:style-name="_5f_Consigne"><text:span text:style-name="T50"><text:s/></text:span></text:span><text:span text:style-name="_5f_opensymbol"><text:span text:style-name="T23"></text:span></text:span><text:span text:style-name="_5f_Consigne"><text:span text:style-name="T50"> 6</text:span></text:span></text:p></text:section></draw:text-box></draw:frame></text:span></text:span></text:h>
      <text:list xml:id="list3084852910" text:style-name="Num_5f_Exo">
        <text:list-item>
          <text:h text:style-name="P54" text:outline-level="1"><text:span text:style-name="_5f_Consigne"><text:span text:style-name="T46"> </text:span></text:span><text:span text:style-name="_5f_Consigne"><text:span text:style-name="T30">C</text:span></text:span><text:span text:style-name="_5f_Consigne"><text:span text:style-name="T60">alcul</text:span></text:span><text:span text:style-name="_5f_Consigne"><text:span text:style-name="T31">e</text:span></text:span><text:span text:style-name="_5f_Consigne"><text:span text:style-name="T60"> en passant par l’écriture décimale.</text:span></text:span></text:h>
        </text:list-item>
      </text:list>
      <text:list xml:id="list1381122925" text:style-name="liste_5f_abc">
        <text:list-item>
          <text:p text:style-name="P66"><text:span text:style-name="T54"><draw:frame draw:style-name="fr4" draw:name="Objet168" text:anchor-type="as-char" svg:width="0.617cm" svg:height="0.87cm" draw:z-index="87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corps"><text:span text:style-name="T69"></text:span></text:span><text:span text:style-name="T54"><draw:frame draw:style-name="fr4" draw:name="Objet169" text:anchor-type="as-char" svg:width="0.72cm" svg:height="0.871cm" draw:z-index="88"><draw:object xlink:href="./Object 4" xlink:type="simple" xlink:show="embed" xlink:actuate="onLoad"/><draw:image xlink:href="./ObjectReplacements/Object 4" xlink:type="simple" xlink:show="embed" xlink:actuate="onLoad"/><svg:desc>formule</svg:desc></draw:frame></text:span><text:span text:style-name="corps"><text:span text:style-name="T72">=</text:span></text:span><text:span text:style-name="corps"><text:span text:style-name="T7"> </text:span></text:span><text:span text:style-name="_5f_pointillés_20_gris">.........</text:span><text:span text:style-name="corps"><text:span text:style-name="T54"> </text:span></text:span><text:span text:style-name="corps"><text:span text:style-name="T70"></text:span></text:span><text:span text:style-name="corps"><text:span text:style-name="T54"> </text:span></text:span><text:span text:style-name="_5f_pointillés_20_gris">.........</text:span><text:span text:style-name="corps"><text:span text:style-name="T54"> </text:span></text:span><text:span text:style-name="_5f_Consigne"><text:span text:style-name="T18">=</text:span></text:span><text:span text:style-name="_5f_Consigne"><text:span text:style-name="T9"> </text:span></text:span><text:span text:style-name="_5f_pointillés_20_gris">.............</text:span><text:span text:style-name="corps"><text:span text:style-name="T54"> </text:span></text:span><text:span text:style-name="_5f_Consigne"><text:span text:style-name="T18">=</text:span></text:span><text:span text:style-name="T54"><draw:frame draw:style-name="fr4" draw:name="Objet170" text:anchor-type="as-char" svg:width="0.833cm" svg:height="0.908cm" draw:z-index="89"><draw:object xlink:href="./Object 5" xlink:type="simple" xlink:show="embed" xlink:actuate="onLoad"/><draw:image xlink:href="./ObjectReplacements/Object 5" xlink:type="simple" xlink:show="embed" xlink:actuate="onLoad"/><svg:desc>formule</svg:desc></draw:frame></text:span><text:span text:style-name="corps"><text:span text:style-name="T54"> </text:span></text:span></text:p>
        </text:list-item>
        <text:list-item>
          <text:p text:style-name="P67"><text:span text:style-name="T54"><draw:frame draw:style-name="fr4" draw:name="Objet171" text:anchor-type="as-char" svg:width="0.617cm" svg:height="0.87cm" draw:z-index="90"><draw:object xlink:href="./Object 6" xlink:type="simple" xlink:show="embed" xlink:actuate="onLoad"/><draw:image xlink:href="./ObjectReplacements/Object 6" xlink:type="simple" xlink:show="embed" xlink:actuate="onLoad"/><svg:desc>formule</svg:desc></draw:frame></text:span><text:span text:style-name="corps"><text:span text:style-name="T69">−</text:span></text:span><text:span text:style-name="T54"><draw:frame draw:style-name="fr4" draw:name="Objet175" text:anchor-type="as-char" svg:width="0.72cm" svg:height="0.871cm" draw:z-index="106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corps"><text:span text:style-name="T72">=</text:span></text:span><text:span text:style-name="corps"><text:span text:style-name="T7"> </text:span></text:span><text:span text:style-name="_5f_pointillés_20_gris">.........</text:span><text:span text:style-name="corps"><text:span text:style-name="T54"> </text:span></text:span><text:span text:style-name="corps"><text:span text:style-name="T69">−</text:span></text:span><text:span text:style-name="corps"><text:span text:style-name="T73"> </text:span></text:span><text:span text:style-name="_5f_pointillés_20_gris">.........</text:span><text:span text:style-name="corps"><text:span text:style-name="T54"> </text:span></text:span><text:span text:style-name="_5f_Consigne"><text:span text:style-name="T18">=</text:span></text:span><text:span text:style-name="_5f_Consigne"><text:span text:style-name="T9"> </text:span></text:span><text:span text:style-name="_5f_pointillés_20_gris">.............</text:span><text:span text:style-name="corps"><text:span text:style-name="T54"> </text:span></text:span><text:span text:style-name="_5f_Consigne"><text:span text:style-name="T18">=</text:span></text:span><text:span text:style-name="_5f_Consigne"><text:span text:style-name="T18"><draw:frame draw:style-name="fr4" draw:name="Objet31" text:anchor-type="as-char" svg:width="0.833cm" svg:height="0.908cm" draw:z-index="107"><draw:object xlink:href="./Object 8" xlink:type="simple" xlink:show="embed" xlink:actuate="onLoad"/><draw:image xlink:href="./ObjectReplacements/Object 8" xlink:type="simple" xlink:show="embed" xlink:actuate="onLoad"/><svg:desc>formule</svg:desc></draw:frame></text:span></text:span><text:span text:style-name="corps"><text:span text:style-name="T54"> </text:span></text:span></text:p>
        </text:list-item>
        <text:list-item>
          <text:p text:style-name="P67"><text:span text:style-name="T54"><draw:frame draw:style-name="fr4" draw:name="Objet177" text:anchor-type="as-char" svg:width="0.84cm" svg:height="0.87cm" draw:z-index="108"><draw:object xlink:href="./Object 9" xlink:type="simple" xlink:show="embed" xlink:actuate="onLoad"/><draw:image xlink:href="./ObjectReplacements/Object 9" xlink:type="simple" xlink:show="embed" xlink:actuate="onLoad"/><svg:desc>formule</svg:desc></draw:frame></text:span><text:span text:style-name="corps"><text:span text:style-name="T69"></text:span></text:span><text:span text:style-name="T54"><draw:frame draw:style-name="fr4" draw:name="Objet178" text:anchor-type="as-char" svg:width="0.944cm" svg:height="0.871cm" draw:z-index="109"><draw:object xlink:href="./Object 10" xlink:type="simple" xlink:show="embed" xlink:actuate="onLoad"/><draw:image xlink:href="./ObjectReplacements/Object 10" xlink:type="simple" xlink:show="embed" xlink:actuate="onLoad"/><svg:desc>formule</svg:desc></draw:frame></text:span><text:span text:style-name="corps"><text:span text:style-name="T72">=</text:span></text:span><text:span text:style-name="_5f_pointillés_20_gris"><text:tab/></text:span></text:p>
        </text:list-item>
        <text:list-item>
          <text:p text:style-name="P67"><text:span text:style-name="T54"><draw:frame draw:style-name="fr4" draw:name="Objet200" text:anchor-type="as-char" svg:width="0.84cm" svg:height="0.87cm" draw:z-index="110"><draw:object xlink:href="./Object 11" xlink:type="simple" xlink:show="embed" xlink:actuate="onLoad"/><draw:image xlink:href="./ObjectReplacements/Object 11" xlink:type="simple" xlink:show="embed" xlink:actuate="onLoad"/><svg:desc>formule</svg:desc></draw:frame></text:span><text:span text:style-name="corps"><text:span text:style-name="T69">−</text:span></text:span><text:span text:style-name="T54"><draw:frame draw:style-name="fr4" draw:name="Objet201" text:anchor-type="as-char" svg:width="0.944cm" svg:height="0.871cm" draw:z-index="111"><draw:object xlink:href="./Object 12" xlink:type="simple" xlink:show="embed" xlink:actuate="onLoad"/><draw:image xlink:href="./ObjectReplacements/Object 12" xlink:type="simple" xlink:show="embed" xlink:actuate="onLoad"/><svg:desc>formule</svg:desc></draw:frame></text:span><text:span text:style-name="corps"><text:span text:style-name="T72">=</text:span></text:span><text:span text:style-name="_5f_pointillés_20_gris"><text:span text:style-name="T66"><text:tab/></text:span></text:span></text:p>
        </text:list-item>
        <text:list-item>
          <text:p text:style-name="P67"><text:span text:style-name="_5f_Consigne"><text:span text:style-name="T46"><draw:frame draw:style-name="fr4" draw:name="Objet208" text:anchor-type="as-char" svg:width="0.617cm" svg:height="0.87cm" draw:z-index="112"><draw:object xlink:href="./Object 1" xlink:type="simple" xlink:show="embed" xlink:actuate="onLoad"/><draw:image xlink:href="./ObjectReplacements/Object 1" xlink:type="simple" xlink:show="embed" xlink:actuate="onLoad"/></draw:frame></text:span></text:span><text:span text:style-name="corps"><text:span text:style-name="T70">−</text:span></text:span><text:span text:style-name="corps"><text:span text:style-name="T70"><draw:frame draw:style-name="fr6" draw:name="Objet1" text:anchor-type="as-char" svg:width="1.275cm" svg:height="0.873cm" draw:z-index="113"><draw:object xlink:href="./Object 2" xlink:type="simple" xlink:show="embed" xlink:actuate="onLoad"/><draw:image xlink:href="./ObjectReplacements/Object 2" xlink:type="simple" xlink:show="embed" xlink:actuate="onLoad"/></draw:frame></text:span></text:span><text:span text:style-name="corps"><text:span text:style-name="T71">=</text:span></text:span><text:span text:style-name="_5f_pointillés_20_gris"><text:span text:style-name="T68"><text:tab/></text:span></text:span></text:p>
        </text:list-item>
      </text:list>
      <text:list xml:id="list162920144622012" text:continue-list="list3084852910" text:style-name="Num_5f_Exo">
        <text:list-item>
          <text:h text:style-name="P55" text:outline-level="1"><text:span text:style-name="_5f_pointillés_20_gris"><text:span text:style-name="T76"> </text:span></text:span><text:span text:style-name="T81">Complète les calculs suivants en utilisant la règle d’addition ou de soustraction.</text:span></text:h>
        </text:list-item>
      </text:list>
      <text:list xml:id="list162921394905587" text:continue-list="list1381122925" text:style-name="liste_5f_abc">
        <text:list-item text:start-value="1">
          <text:p text:style-name="P68"><draw:frame draw:style-name="fr4" draw:name="Objet259" text:anchor-type="as-char" svg:width="1.05cm" svg:height="0.87cm" draw:z-index="114"><draw:object xlink:href="./Object 22" xlink:type="simple" xlink:show="embed" xlink:actuate="onLoad"/><draw:image xlink:href="./ObjectReplacements/Object 22" xlink:type="simple" xlink:show="embed" xlink:actuate="onLoad"/><svg:desc>formule</svg:desc></draw:frame><text:span text:style-name="T14">=</text:span><draw:frame draw:style-name="fr5" draw:name="Objet260" text:anchor-type="as-char" svg:y="-0.545cm" svg:width="1.947cm" svg:height="0.87cm" draw:z-index="115"><draw:object xlink:href="./Object 23" xlink:type="simple" xlink:show="embed" xlink:actuate="onLoad"/><draw:image xlink:href="./ObjectReplacements/Object 23" xlink:type="simple" xlink:show="embed" xlink:actuate="onLoad"/><svg:desc>formule</svg:desc></draw:frame><text:span text:style-name="T14">=</text:span><draw:frame draw:style-name="fr6" draw:name="Objet261" text:anchor-type="as-char" svg:width="0.829cm" svg:height="0.87cm" draw:z-index="116"><draw:object xlink:href="./Object 24" xlink:type="simple" xlink:show="embed" xlink:actuate="onLoad"/><draw:image xlink:href="./ObjectReplacements/Object 24" xlink:type="simple" xlink:show="embed" xlink:actuate="onLoad"/><svg:desc>formule</svg:desc></draw:frame></text:p>
        </text:list-item>
        <text:list-item>
          <text:p text:style-name="P69"><draw:frame draw:style-name="fr6" draw:name="Objet262" text:anchor-type="as-char" svg:width="1.147cm" svg:height="0.87cm" draw:z-index="117"><draw:object xlink:href="./Object 25" xlink:type="simple" xlink:show="embed" xlink:actuate="onLoad"/><draw:image xlink:href="./ObjectReplacements/Object 25" xlink:type="simple" xlink:show="embed" xlink:actuate="onLoad"/><svg:desc>formule</svg:desc></draw:frame><text:span text:style-name="T14">=</text:span><draw:frame draw:style-name="fr4" draw:name="Objet263" text:anchor-type="as-char" svg:width="1.857cm" svg:height="0.873cm" draw:z-index="118"><draw:object xlink:href="./Object 26" xlink:type="simple" xlink:show="embed" xlink:actuate="onLoad"/><draw:image xlink:href="./ObjectReplacements/Object 26" xlink:type="simple" xlink:show="embed" xlink:actuate="onLoad"/><svg:desc>formule</svg:desc></draw:frame><text:span text:style-name="T14">=</text:span><draw:frame draw:style-name="fr6" draw:name="Objet264" text:anchor-type="as-char" svg:width="0.833cm" svg:height="0.873cm" draw:z-index="119"><draw:object xlink:href="./Object 34" xlink:type="simple" xlink:show="embed" xlink:actuate="onLoad"/><draw:image xlink:href="./ObjectReplacements/Object 34" xlink:type="simple" xlink:show="embed" xlink:actuate="onLoad"/><svg:desc>formule</svg:desc></draw:frame></text:p>
        </text:list-item>
        <text:list-item>
          <text:p text:style-name="P69"><draw:frame draw:style-name="fr6" draw:name="Objet265" text:anchor-type="as-char" svg:width="0.617cm" svg:height="0.87cm" draw:z-index="120"><draw:object xlink:href="./Object 35" xlink:type="simple" xlink:show="embed" xlink:actuate="onLoad"/><draw:image xlink:href="./ObjectReplacements/Object 35" xlink:type="simple" xlink:show="embed" xlink:actuate="onLoad"/><svg:desc>formule</svg:desc></draw:frame><text:span text:style-name="corps"><text:span text:style-name="T70"></text:span></text:span><draw:frame draw:style-name="fr6" draw:name="Objet266" text:anchor-type="as-char" svg:width="0.736cm" svg:height="0.884cm" draw:z-index="121"><draw:object xlink:href="./Object 41" xlink:type="simple" xlink:show="embed" xlink:actuate="onLoad"/><draw:image xlink:href="./ObjectReplacements/Object 41" xlink:type="simple" xlink:show="embed" xlink:actuate="onLoad"/><svg:desc>formule</svg:desc></draw:frame><text:span text:style-name="corps"><text:span text:style-name="T70"></text:span></text:span><draw:frame draw:style-name="fr6" draw:name="Objet267" text:anchor-type="as-char" svg:width="0.736cm" svg:height="0.884cm" draw:z-index="122"><draw:object xlink:href="./Object 42" xlink:type="simple" xlink:show="embed" xlink:actuate="onLoad"/><draw:image xlink:href="./ObjectReplacements/Object 42" xlink:type="simple" xlink:show="embed" xlink:actuate="onLoad"/><svg:desc>formule</svg:desc></draw:frame><text:span text:style-name="T14">=</text:span><draw:frame draw:style-name="fr4" draw:name="Objet268" text:anchor-type="as-char" svg:width="3.082cm" svg:height="0.873cm" draw:z-index="123"><draw:object xlink:href="./Object 173" xlink:type="simple" xlink:show="embed" xlink:actuate="onLoad"/><draw:image xlink:href="./ObjectReplacements/Object 173" xlink:type="simple" xlink:show="embed" xlink:actuate="onLoad"/><svg:desc>formule</svg:desc></draw:frame><text:span text:style-name="T14">=</text:span><draw:frame draw:style-name="fr6" draw:name="Objet269" text:anchor-type="as-char" svg:width="0.829cm" svg:height="0.87cm" draw:z-index="124"><draw:object xlink:href="./Object 174" xlink:type="simple" xlink:show="embed" xlink:actuate="onLoad"/><draw:image xlink:href="./ObjectReplacements/Object 174" xlink:type="simple" xlink:show="embed" xlink:actuate="onLoad"/><svg:desc>formule</svg:desc></draw:frame></text:p>
        </text:list-item>
        <text:list-item>
          <text:p text:style-name="P69"><text:span text:style-name="T29"><draw:frame draw:style-name="fr4" draw:name="Objet270" text:anchor-type="as-char" svg:width="1.804cm" svg:height="0.87cm" draw:z-index="125"><draw:object xlink:href="./Object 19" xlink:type="simple" xlink:show="embed" xlink:actuate="onLoad"/><draw:image xlink:href="./ObjectReplacements/Object 19" xlink:type="simple" xlink:show="embed" xlink:actuate="onLoad"/></draw:frame></text:span><text:span text:style-name="T28">=</text:span><text:span text:style-name="T29"><draw:frame draw:style-name="fr5" draw:name="Objet271" text:anchor-type="as-char" svg:y="-0.545cm" svg:width="1.956cm" svg:height="0.873cm" draw:z-index="126"><draw:object xlink:href="./Object 20" xlink:type="simple" xlink:show="embed" xlink:actuate="onLoad"/><draw:image xlink:href="./ObjectReplacements/Object 20" xlink:type="simple" xlink:show="embed" xlink:actuate="onLoad"/></draw:frame></text:span><text:span text:style-name="T28">=</text:span><text:span text:style-name="T29"><draw:frame draw:style-name="fr6" draw:name="Objet272" text:anchor-type="as-char" svg:width="0.72cm" svg:height="0.871cm" draw:z-index="127"><draw:object xlink:href="./Object 21" xlink:type="simple" xlink:show="embed" xlink:actuate="onLoad"/><draw:image xlink:href="./ObjectReplacements/Object 21" xlink:type="simple" xlink:show="embed" xlink:actuate="onLoad"/></draw:frame></text:span></text:p>
        </text:list-item>
      </text:list>
      <text:list xml:id="list162920041286966" text:continue-list="list162920144622012" text:style-name="Num_5f_Exo">
        <text:list-item>
          <text:h text:style-name="P55" text:outline-level="1"> Calcule mentalement.</text:h>
        </text:list-item>
      </text:list>
      <text:section text:style-name="Sect2" text:name="Section7">
        <text:list xml:id="list162920392887183" text:continue-list="list162921394905587" text:style-name="liste_5f_abc">
          <text:list-item text:start-value="1">
            <text:h text:style-name="P82" text:outline-level="1" text:restart-numbering="true" text:start-value="-1"><text:span text:style-name="T12"><draw:frame draw:style-name="fr4" draw:name="Objet276" text:anchor-type="as-char" svg:width="0.393cm" svg:height="0.87cm" draw:z-index="128"><draw:object xlink:href="./Object 177" xlink:type="simple" xlink:show="embed" xlink:actuate="onLoad"/><draw:image xlink:href="./ObjectReplacements/Object 177" xlink:type="simple" xlink:show="embed" xlink:actuate="onLoad"/></draw:frame></text:span><text:span text:style-name="corps"><text:span text:style-name="T39"></text:span></text:span><text:span text:style-name="T37"><draw:frame draw:style-name="fr6" draw:name="Objet277" text:anchor-type="as-char" svg:width="0.51cm" svg:height="0.884cm" draw:z-index="129"><draw:object xlink:href="./Object 178" xlink:type="simple" xlink:show="embed" xlink:actuate="onLoad"/><draw:image xlink:href="./ObjectReplacements/Object 178" xlink:type="simple" xlink:show="embed" xlink:actuate="onLoad"/></draw:frame></text:span><text:span text:style-name="_5f_pointillés_20_gris"><text:span text:style-name="T35">=</text:span></text:span><text:span text:style-name="_5f_pointillés_20_gris"><text:span text:style-name="T12"> <text:tab/></text:span></text:span></text:h>
          </text:list-item>
          <text:list-item>
            <text:h text:style-name="P83" text:outline-level="1"><text:span text:style-name="T42"><draw:frame draw:style-name="fr4" draw:name="Objet278" text:anchor-type="as-char" svg:width="0.617cm" svg:height="0.87cm" draw:z-index="130"><draw:object xlink:href="./Object 179" xlink:type="simple" xlink:show="embed" xlink:actuate="onLoad"/><draw:image xlink:href="./ObjectReplacements/Object 179" xlink:type="simple" xlink:show="embed" xlink:actuate="onLoad"/></draw:frame></text:span><text:span text:style-name="corps"><text:span text:style-name="T39"></text:span></text:span><text:span text:style-name="T42"><draw:frame draw:style-name="fr7" draw:name="Objet279" text:anchor-type="as-char" svg:y="-0.524cm" svg:width="0.736cm" svg:height="0.884cm" draw:z-index="131"><draw:object xlink:href="./Object 180" xlink:type="simple" xlink:show="embed" xlink:actuate="onLoad"/><draw:image xlink:href="./ObjectReplacements/Object 180" xlink:type="simple" xlink:show="embed" xlink:actuate="onLoad"/></draw:frame></text:span><text:span text:style-name="T35">=</text:span><text:span text:style-name="T37"> </text:span><text:span text:style-name="_5f_pointillés_20_gris"><text:span text:style-name="T12"><text:tab/></text:span></text:span></text:h>
          </text:list-item>
          <text:list-item>
            <text:h text:style-name="P84" text:outline-level="1"><text:span text:style-name="T82"><draw:frame draw:style-name="fr4" draw:name="Objet280" text:anchor-type="as-char" svg:width="0.617cm" svg:height="0.87cm" draw:z-index="132"><draw:object xlink:href="./Object 181" xlink:type="simple" xlink:show="embed" xlink:actuate="onLoad"/><draw:image xlink:href="./ObjectReplacements/Object 181" xlink:type="simple" xlink:show="embed" xlink:actuate="onLoad"/></draw:frame></text:span><text:span text:style-name="corps"><text:span text:style-name="T39">−</text:span></text:span><text:span text:style-name="T42"><draw:frame draw:style-name="fr6" draw:name="Objet281" text:anchor-type="as-char" svg:width="0.736cm" svg:height="0.884cm" draw:z-index="133"><draw:object xlink:href="./Object 182" xlink:type="simple" xlink:show="embed" xlink:actuate="onLoad"/><draw:image xlink:href="./ObjectReplacements/Object 182" xlink:type="simple" xlink:show="embed" xlink:actuate="onLoad"/></draw:frame></text:span><text:span text:style-name="T35">=</text:span><text:span text:style-name="T12"> </text:span><text:span text:style-name="_5f_pointillés_20_gris"><text:span text:style-name="T12"><text:tab/></text:span></text:span></text:h>
          </text:list-item>
          <text:list-item>
            <text:h text:style-name="P83" text:outline-level="1"><text:span text:style-name="T82"><draw:frame draw:style-name="fr4" draw:name="Objet282" text:anchor-type="as-char" svg:width="0.84cm" svg:height="0.87cm" draw:z-index="134"><draw:object xlink:href="./Object 183" xlink:type="simple" xlink:show="embed" xlink:actuate="onLoad"/><draw:image xlink:href="./ObjectReplacements/Object 183" xlink:type="simple" xlink:show="embed" xlink:actuate="onLoad"/></draw:frame></text:span><text:span text:style-name="corps"><text:span text:style-name="T39">−</text:span></text:span><text:span text:style-name="T42"><draw:frame draw:style-name="fr6" draw:name="Objet283" text:anchor-type="as-char" svg:width="0.96cm" svg:height="0.884cm" draw:z-index="135"><draw:object xlink:href="./Object 184" xlink:type="simple" xlink:show="embed" xlink:actuate="onLoad"/><draw:image xlink:href="./ObjectReplacements/Object 184" xlink:type="simple" xlink:show="embed" xlink:actuate="onLoad"/></draw:frame></text:span><text:span text:style-name="T35">=</text:span><text:span text:style-name="_5f_pointillés_20_gris"><text:span text:style-name="T37"> </text:span></text:span><text:span text:style-name="_5f_pointillés_20_gris"><text:span text:style-name="T12"><text:tab/></text:span></text:span></text:h>
          </text:list-item>
          <text:list-item>
            <text:h text:style-name="P83" text:outline-level="1"><text:span text:style-name="T82"><draw:frame draw:style-name="fr4" draw:name="Objet284" text:anchor-type="as-char" svg:width="0.84cm" svg:height="0.87cm" draw:z-index="136"><draw:object xlink:href="./Object 185" xlink:type="simple" xlink:show="embed" xlink:actuate="onLoad"/><draw:image xlink:href="./ObjectReplacements/Object 185" xlink:type="simple" xlink:show="embed" xlink:actuate="onLoad"/></draw:frame></text:span><text:span text:style-name="corps"><text:span text:style-name="T39"></text:span></text:span><text:span text:style-name="T42"><draw:frame draw:style-name="fr6" draw:name="Objet285" text:anchor-type="as-char" svg:width="0.736cm" svg:height="0.884cm" draw:z-index="137"><draw:object xlink:href="./Object 186" xlink:type="simple" xlink:show="embed" xlink:actuate="onLoad"/><draw:image xlink:href="./ObjectReplacements/Object 186" xlink:type="simple" xlink:show="embed" xlink:actuate="onLoad"/></draw:frame></text:span><text:span text:style-name="T35">=</text:span><text:span text:style-name="T12"> </text:span><text:span text:style-name="_5f_pointillés_20_gris"><text:span text:style-name="T12"><text:tab/></text:span></text:span></text:h>
          </text:list-item>
          <text:list-item>
            <text:h text:style-name="P85" text:outline-level="1"><text:span text:style-name="_5f_Consigne"><text:span text:style-name="T48"><draw:frame draw:style-name="fr4" draw:name="Objet286" text:anchor-type="as-char" svg:width="0.617cm" svg:height="0.87cm" draw:z-index="138"><draw:object xlink:href="./Object 175" xlink:type="simple" xlink:show="embed" xlink:actuate="onLoad"/><draw:image xlink:href="./ObjectReplacements/Object 175" xlink:type="simple" xlink:show="embed" xlink:actuate="onLoad"/></draw:frame></text:span></text:span><text:span text:style-name="corps"><text:span text:style-name="T38">−</text:span></text:span><text:span text:style-name="_5f_Consigne"><text:span text:style-name="T48"><draw:frame draw:style-name="fr6" draw:name="Objet287" text:anchor-type="as-char" svg:width="0.736cm" svg:height="0.884cm" draw:z-index="139"><draw:object xlink:href="./Object 176" xlink:type="simple" xlink:show="embed" xlink:actuate="onLoad"/><draw:image xlink:href="./ObjectReplacements/Object 176" xlink:type="simple" xlink:show="embed" xlink:actuate="onLoad"/></draw:frame></text:span></text:span><text:span text:style-name="_5f_Consigne"><text:span text:style-name="T21">=</text:span></text:span><text:span text:style-name="_5f_pointillés_20_gris"><text:span text:style-name="T13"> <text:tab/></text:span></text:span></text:h>
          </text:list-item>
        </text:list>
      </text:section>
      <text:list xml:id="list162920176213587" text:continue-list="list162920041286966" text:style-name="Num_5f_Exo">
        <text:list-item>
          <text:h text:style-name="P56" text:outline-level="1"> Calcule puis, si c’est possible, simplifie.</text:h>
        </text:list-item>
      </text:list>
      <text:list xml:id="list162921906831568" text:continue-list="list162920392887183" text:style-name="liste_5f_abc">
        <text:list-item text:start-value="1">
          <text:p text:style-name="P66"><text:span text:style-name="T46"><draw:frame draw:style-name="fr4" draw:name="Objet288" text:anchor-type="as-char" svg:width="0.393cm" svg:height="0.87cm" draw:z-index="12"><draw:object xlink:href="./Object 190" xlink:type="simple" xlink:show="embed" xlink:actuate="onLoad"/><draw:image xlink:href="./ObjectReplacements/Object 190" xlink:type="simple" xlink:show="embed" xlink:actuate="onLoad"/><svg:desc>formule</svg:desc></draw:frame></text:span><text:span text:style-name="corps"><text:span text:style-name="T70"></text:span></text:span><text:span text:style-name="T46"><draw:frame draw:style-name="fr6" draw:name="Objet289" text:anchor-type="as-char" svg:width="0.504cm" svg:height="0.873cm" draw:z-index="13"><draw:object xlink:href="./Object 191" xlink:type="simple" xlink:show="embed" xlink:actuate="onLoad"/><draw:image xlink:href="./ObjectReplacements/Object 191" xlink:type="simple" xlink:show="embed" xlink:actuate="onLoad"/><svg:desc>formule</svg:desc></draw:frame></text:span><text:span text:style-name="_5f_Consigne"><text:span text:style-name="T18">=</text:span></text:span><text:span text:style-name="_5f_pointillés_20_gris"><text:tab/></text:span></text:p>
        </text:list-item>
        <text:list-item>
          <text:p text:style-name="P70"><text:span text:style-name="T46"><draw:frame draw:style-name="fr4" draw:name="Objet290" text:anchor-type="as-char" svg:width="0.617cm" svg:height="0.87cm" draw:z-index="14"><draw:object xlink:href="./Object 192" xlink:type="simple" xlink:show="embed" xlink:actuate="onLoad"/><draw:image xlink:href="./ObjectReplacements/Object 192" xlink:type="simple" xlink:show="embed" xlink:actuate="onLoad"/><svg:desc>formule</svg:desc></draw:frame></text:span><text:span text:style-name="corps"><text:span text:style-name="T70">−</text:span></text:span><text:span text:style-name="T33"><draw:frame draw:style-name="fr6" draw:name="Objet291" text:anchor-type="as-char" svg:width="0.727cm" svg:height="0.873cm" draw:z-index="15"><draw:object xlink:href="./Object 193" xlink:type="simple" xlink:show="embed" xlink:actuate="onLoad"/><draw:image xlink:href="./ObjectReplacements/Object 193" xlink:type="simple" xlink:show="embed" xlink:actuate="onLoad"/><svg:desc>formule</svg:desc></draw:frame></text:span><text:span text:style-name="_5f_Consigne"><text:span text:style-name="T19">=</text:span></text:span><text:span text:style-name="_5f_pointillés_20_gris"><text:span text:style-name="T74"><text:tab/></text:span></text:span></text:p>
        </text:list-item>
        <text:list-item>
          <text:p text:style-name="P70"><text:span text:style-name="T46"><draw:frame draw:style-name="fr4" draw:name="Objet294" text:anchor-type="as-char" svg:width="0.617cm" svg:height="0.87cm" draw:z-index="16"><draw:object xlink:href="./Object 194" xlink:type="simple" xlink:show="embed" xlink:actuate="onLoad"/><draw:image xlink:href="./ObjectReplacements/Object 194" xlink:type="simple" xlink:show="embed" xlink:actuate="onLoad"/><svg:desc>formule</svg:desc></draw:frame></text:span><text:span text:style-name="corps"><text:span text:style-name="T70"></text:span></text:span><text:span text:style-name="T46"><draw:frame draw:style-name="fr6" draw:name="Objet295" text:anchor-type="as-char" svg:width="0.727cm" svg:height="0.873cm" draw:z-index="17"><draw:object xlink:href="./Object 195" xlink:type="simple" xlink:show="embed" xlink:actuate="onLoad"/><draw:image xlink:href="./ObjectReplacements/Object 195" xlink:type="simple" xlink:show="embed" xlink:actuate="onLoad"/><svg:desc>formule</svg:desc></draw:frame></text:span><text:span text:style-name="_5f_Consigne"><text:span text:style-name="T18">=</text:span></text:span><text:span text:style-name="_5f_pointillés_20_gris"><text:tab/></text:span></text:p>
        </text:list-item>
        <text:list-item>
          <text:p text:style-name="P70"><text:span text:style-name="T46"><draw:frame draw:style-name="fr4" draw:name="Objet296" text:anchor-type="as-char" svg:width="0.617cm" svg:height="0.87cm" draw:z-index="18"><draw:object xlink:href="./Object 196" xlink:type="simple" xlink:show="embed" xlink:actuate="onLoad"/><draw:image xlink:href="./ObjectReplacements/Object 196" xlink:type="simple" xlink:show="embed" xlink:actuate="onLoad"/><svg:desc>formule</svg:desc></draw:frame></text:span><text:span text:style-name="corps"><text:span text:style-name="T70"></text:span></text:span><text:span text:style-name="T46"><draw:frame draw:style-name="fr6" draw:name="Objet297" text:anchor-type="as-char" svg:width="0.727cm" svg:height="0.873cm" draw:z-index="19"><draw:object xlink:href="./Object 197" xlink:type="simple" xlink:show="embed" xlink:actuate="onLoad"/><draw:image xlink:href="./ObjectReplacements/Object 197" xlink:type="simple" xlink:show="embed" xlink:actuate="onLoad"/><svg:desc>formule</svg:desc></draw:frame></text:span><text:span text:style-name="_5f_Consigne"><text:span text:style-name="T18">=</text:span></text:span><text:span text:style-name="_5f_pointillés_20_gris"><text:tab/></text:span></text:p>
        </text:list-item>
        <text:list-item>
          <text:p text:style-name="P70"><text:span text:style-name="T46"><draw:frame draw:style-name="fr4" draw:name="Objet298" text:anchor-type="as-char" svg:width="0.617cm" svg:height="0.87cm" draw:z-index="20"><draw:object xlink:href="./Object 198" xlink:type="simple" xlink:show="embed" xlink:actuate="onLoad"/><draw:image xlink:href="./ObjectReplacements/Object 198" xlink:type="simple" xlink:show="embed" xlink:actuate="onLoad"/><svg:desc>formule</svg:desc></draw:frame></text:span><text:span text:style-name="corps"><text:span text:style-name="T70"></text:span></text:span><text:span text:style-name="T46"><draw:frame draw:style-name="fr6" draw:name="Objet299" text:anchor-type="as-char" svg:width="0.727cm" svg:height="0.873cm" draw:z-index="21"><draw:object xlink:href="./Object 199" xlink:type="simple" xlink:show="embed" xlink:actuate="onLoad"/><draw:image xlink:href="./ObjectReplacements/Object 199" xlink:type="simple" xlink:show="embed" xlink:actuate="onLoad"/><svg:desc>formule</svg:desc></draw:frame></text:span><text:span text:style-name="_5f_Consigne"><text:span text:style-name="T18">=</text:span></text:span><text:span text:style-name="_5f_pointillés_20_gris"><text:tab/></text:span></text:p>
        </text:list-item>
        <text:list-item>
          <text:p text:style-name="P70"><text:span text:style-name="T46"><draw:frame draw:style-name="fr4" draw:name="Objet300" text:anchor-type="as-char" svg:width="0.84cm" svg:height="0.87cm" draw:z-index="22"><draw:object xlink:href="./Object 200" xlink:type="simple" xlink:show="embed" xlink:actuate="onLoad"/><draw:image xlink:href="./ObjectReplacements/Object 200" xlink:type="simple" xlink:show="embed" xlink:actuate="onLoad"/><svg:desc>formule</svg:desc></draw:frame></text:span><text:span text:style-name="corps"><text:span text:style-name="T70"></text:span></text:span><text:span text:style-name="T46"><draw:frame draw:style-name="fr6" draw:name="Objet301" text:anchor-type="as-char" svg:width="0.96cm" svg:height="0.884cm" draw:z-index="23"><draw:object xlink:href="./Object 201" xlink:type="simple" xlink:show="embed" xlink:actuate="onLoad"/><draw:image xlink:href="./ObjectReplacements/Object 201" xlink:type="simple" xlink:show="embed" xlink:actuate="onLoad"/><svg:desc>formule</svg:desc></draw:frame></text:span><text:span text:style-name="_5f_Consigne"><text:span text:style-name="T18">=</text:span></text:span><text:span text:style-name="_5f_pointillés_20_gris"><text:tab/></text:span></text:p>
        </text:list-item>
        <text:list-item>
          <text:p text:style-name="P70"><text:span text:style-name="T46"><draw:frame draw:style-name="fr4" draw:name="Objet302" text:anchor-type="as-char" svg:width="0.617cm" svg:height="0.87cm" draw:z-index="24"><draw:object xlink:href="./Object 202" xlink:type="simple" xlink:show="embed" xlink:actuate="onLoad"/><draw:image xlink:href="./ObjectReplacements/Object 202" xlink:type="simple" xlink:show="embed" xlink:actuate="onLoad"/><svg:desc>formule</svg:desc></draw:frame></text:span><text:span text:style-name="corps"><text:span text:style-name="T70"></text:span></text:span><text:span text:style-name="T46"><draw:frame draw:style-name="fr6" draw:name="Objet303" text:anchor-type="as-char" svg:width="0.736cm" svg:height="0.884cm" draw:z-index="25"><draw:object xlink:href="./Object 203" xlink:type="simple" xlink:show="embed" xlink:actuate="onLoad"/><draw:image xlink:href="./ObjectReplacements/Object 203" xlink:type="simple" xlink:show="embed" xlink:actuate="onLoad"/><svg:desc>formule</svg:desc></draw:frame></text:span><text:span text:style-name="corps"><text:span text:style-name="T70"></text:span></text:span><text:span text:style-name="T46"><draw:frame draw:style-name="fr6" draw:name="Objet304" text:anchor-type="as-char" svg:width="0.736cm" svg:height="0.884cm" draw:z-index="26"><draw:object xlink:href="./Object 204" xlink:type="simple" xlink:show="embed" xlink:actuate="onLoad"/><draw:image xlink:href="./ObjectReplacements/Object 204" xlink:type="simple" xlink:show="embed" xlink:actuate="onLoad"/><svg:desc>formule</svg:desc></draw:frame></text:span><text:span text:style-name="_5f_Consigne"><text:span text:style-name="T18">=</text:span></text:span><text:span text:style-name="_5f_pointillés_20_gris"><text:tab/></text:span></text:p>
        </text:list-item>
        <text:list-item>
          <text:p text:style-name="P70"><text:span text:style-name="T46"><draw:frame draw:style-name="fr6" draw:name="Objet305" text:anchor-type="as-char" svg:width="0.617cm" svg:height="0.87cm" draw:z-index="27"><draw:object xlink:href="./Object 205" xlink:type="simple" xlink:show="embed" xlink:actuate="onLoad"/><draw:image xlink:href="./ObjectReplacements/Object 205" xlink:type="simple" xlink:show="embed" xlink:actuate="onLoad"/><svg:desc>formule</svg:desc></draw:frame></text:span><text:span text:style-name="corps"><text:span text:style-name="T70">−</text:span></text:span><text:span text:style-name="T46"><draw:frame draw:style-name="fr6" draw:name="Objet306" text:anchor-type="as-char" svg:width="0.721cm" svg:height="0.873cm" draw:z-index="28"><draw:object xlink:href="./Object 206" xlink:type="simple" xlink:show="embed" xlink:actuate="onLoad"/><draw:image xlink:href="./ObjectReplacements/Object 206" xlink:type="simple" xlink:show="embed" xlink:actuate="onLoad"/><svg:desc>formule</svg:desc></draw:frame></text:span><text:span text:style-name="corps"><text:span text:style-name="T70">−</text:span></text:span><text:span text:style-name="T46"><draw:frame draw:style-name="fr6" draw:name="Objet307" text:anchor-type="as-char" svg:width="0.721cm" svg:height="0.873cm" draw:z-index="29"><draw:object xlink:href="./Object 207" xlink:type="simple" xlink:show="embed" xlink:actuate="onLoad"/><draw:image xlink:href="./ObjectReplacements/Object 207" xlink:type="simple" xlink:show="embed" xlink:actuate="onLoad"/><svg:desc>formule</svg:desc></draw:frame></text:span><text:span text:style-name="_5f_Consigne"><text:span text:style-name="T18">=</text:span></text:span><text:span text:style-name="_5f_pointillés_20_gris"><text:tab/></text:span></text:p>
        </text:list-item>
        <text:list-item>
          <text:p text:style-name="P70"><text:span text:style-name="_5f_Consigne"><text:span text:style-name="T46"><draw:frame draw:style-name="fr6" draw:name="Objet308" text:anchor-type="as-char" svg:width="0.617cm" svg:height="0.87cm" draw:z-index="30"><draw:object xlink:href="./Object 187" xlink:type="simple" xlink:show="embed" xlink:actuate="onLoad"/><draw:image xlink:href="./ObjectReplacements/Object 187" xlink:type="simple" xlink:show="embed" xlink:actuate="onLoad"/></draw:frame></text:span></text:span><text:span text:style-name="corps"><text:span text:style-name="T70">−</text:span></text:span><text:span text:style-name="_5f_Consigne"><text:span text:style-name="T46"><draw:frame draw:style-name="fr6" draw:name="Objet309" text:anchor-type="as-char" svg:width="0.736cm" svg:height="0.884cm" draw:z-index="31"><draw:object xlink:href="./Object 188" xlink:type="simple" xlink:show="embed" xlink:actuate="onLoad"/><draw:image xlink:href="./ObjectReplacements/Object 188" xlink:type="simple" xlink:show="embed" xlink:actuate="onLoad"/></draw:frame></text:span></text:span><text:span text:style-name="corps"><text:span text:style-name="T70"></text:span></text:span><text:span text:style-name="_5f_Consigne"><text:span text:style-name="T46"><draw:frame draw:style-name="fr6" draw:name="Objet310" text:anchor-type="as-char" svg:width="0.736cm" svg:height="0.884cm" draw:z-index="32"><draw:object xlink:href="./Object 189" xlink:type="simple" xlink:show="embed" xlink:actuate="onLoad"/><draw:image xlink:href="./ObjectReplacements/Object 189" xlink:type="simple" xlink:show="embed" xlink:actuate="onLoad"/></draw:frame></text:span></text:span><text:span text:style-name="_5f_Consigne"><text:span text:style-name="T18">=</text:span></text:span><text:span text:style-name="_5f_pointillés_20_gris"><text:tab/></text:span></text:p>
        </text:list-item>
      </text:list>
      <text:list xml:id="list162920546715157" text:continue-list="list162920176213587" text:style-name="Num_5f_Exo">
        <text:list-item>
          <text:h text:style-name="P57" text:outline-level="1"><text:span text:style-name="Bold_5f_niv1"><text:span text:style-name="T82"> </text:span></text:span><text:span text:style-name="Bold_5f_niv1">En commençant par simplifier...</text:span></text:h>
        </text:list-item>
      </text:list>
      <text:list xml:id="list162921248359887" text:continue-list="list162921906831568" text:style-name="liste_5f_abc">
        <text:list-item text:start-value="1">
          <text:p text:style-name="P80">Simplifie les fractions suivantes.</text:p>
        </text:list-item>
      </text:list>
      <text:section text:style-name="Sect2" text:name="Section4">
        <text:p text:style-name="P27"><text:span text:style-name="T46"><draw:frame draw:style-name="fr4" draw:name="Objet13" text:anchor-type="as-char" svg:width="0.617cm" svg:height="0.87cm" draw:z-index="140"><draw:object xlink:href="./Object 73" xlink:type="simple" xlink:show="embed" xlink:actuate="onLoad"/><draw:image xlink:href="./ObjectReplacements/Object 73" xlink:type="simple" xlink:show="embed" xlink:actuate="onLoad"/><svg:desc>formule</svg:desc></draw:frame></text:span><text:span text:style-name="corps"><text:span text:style-name="T18">=</text:span></text:span><text:span text:style-name="corps"><text:span text:style-name="T9"> </text:span></text:span><text:span text:style-name="_5f_pointillés_20_gris"><text:span text:style-name="T68"><text:tab/></text:span></text:span></text:p>
        <text:p text:style-name="P33"><text:span text:style-name="T46"><draw:frame draw:style-name="fr4" draw:name="Objet14" text:anchor-type="as-char" svg:width="0.617cm" svg:height="0.87cm" draw:z-index="141"><draw:object xlink:href="./Object 74" xlink:type="simple" xlink:show="embed" xlink:actuate="onLoad"/><draw:image xlink:href="./ObjectReplacements/Object 74" xlink:type="simple" xlink:show="embed" xlink:actuate="onLoad"/><svg:desc>formule</svg:desc></draw:frame></text:span><text:span text:style-name="corps"><text:span text:style-name="T18">=</text:span></text:span><text:span text:style-name="corps"><text:span text:style-name="T9"> </text:span></text:span><text:span text:style-name="_5f_pointillés_20_gris"><text:span text:style-name="T68"><text:tab/></text:span></text:span></text:p>
        <text:p text:style-name="P33"><text:span text:style-name="T46"><draw:frame draw:style-name="fr4" draw:name="Objet15" text:anchor-type="as-char" svg:width="0.617cm" svg:height="0.87cm" draw:z-index="142"><draw:object xlink:href="./Object 75" xlink:type="simple" xlink:show="embed" xlink:actuate="onLoad"/><draw:image xlink:href="./ObjectReplacements/Object 75" xlink:type="simple" xlink:show="embed" xlink:actuate="onLoad"/><svg:desc>formule</svg:desc></draw:frame></text:span><text:span text:style-name="corps"><text:span text:style-name="T18">=</text:span></text:span><text:span text:style-name="corps"><text:span text:style-name="T9"> </text:span></text:span><text:span text:style-name="_5f_pointillés_20_gris"><text:span text:style-name="T68"><text:tab/></text:span></text:span></text:p>
        <text:p text:style-name="P33"><text:span text:style-name="T46"><draw:frame draw:style-name="fr4" draw:name="Objet16" text:anchor-type="as-char" svg:width="0.617cm" svg:height="0.87cm" draw:z-index="143"><draw:object xlink:href="./Object 76" xlink:type="simple" xlink:show="embed" xlink:actuate="onLoad"/><draw:image xlink:href="./ObjectReplacements/Object 76" xlink:type="simple" xlink:show="embed" xlink:actuate="onLoad"/><svg:desc>formule</svg:desc></draw:frame></text:span><text:span text:style-name="corps"><text:span text:style-name="T18">=</text:span></text:span><text:span text:style-name="corps"><text:span text:style-name="T9"> </text:span></text:span><text:span text:style-name="_5f_pointillés_20_gris"><text:span text:style-name="T68"><text:tab/></text:span></text:span></text:p>
      </text:section>
      <text:list xml:id="list162920470258650" text:continue-numbering="true" text:style-name="liste_5f_abc">
        <text:list-item>
          <text:p text:style-name="P81"><text:span text:style-name="_5f_Consigne"><text:span text:style-name="T46">Utilise les fractions </text:span></text:span>simplifiées<text:span text:style-name="_5f_Consigne"><text:span text:style-name="T46"> de la question </text:span></text:span><text:span text:style-name="_5f_Consigne"><text:span text:style-name="T77">a.</text:span></text:span><text:span text:style-name="_5f_Consigne"><text:span text:style-name="T46"> pour effectuer les calculs suivants.</text:span></text:span></text:p>
        </text:list-item>
      </text:list>
      <text:section text:style-name="Sect2" text:name="Section8">
        <text:p text:style-name="P32"><text:span text:style-name="T82">A</text:span><text:span text:style-name="corps"><text:span text:style-name="T61"> </text:span></text:span><text:span text:style-name="corps"><text:span text:style-name="T24">=</text:span></text:span><text:span text:style-name="T82"><draw:frame draw:style-name="fr4" draw:name="Objet17" text:anchor-type="as-char" svg:width="1.476cm" svg:height="0.871cm" draw:z-index="144"><draw:object xlink:href="./Object 77" xlink:type="simple" xlink:show="embed" xlink:actuate="onLoad"/><draw:image xlink:href="./ObjectReplacements/Object 77" xlink:type="simple" xlink:show="embed" xlink:actuate="onLoad"/><svg:desc>formule</svg:desc></draw:frame></text:span></text:p>
        <text:p text:style-name="P36"><text:span text:style-name="_5f_Consigne"><text:span text:style-name="T48">A</text:span></text:span><text:span text:style-name="corps"><text:span text:style-name="T48"> </text:span></text:span><text:span text:style-name="corps"><text:span text:style-name="T21">=</text:span></text:span><text:span text:style-name="corps"><text:span text:style-name="T11"> </text:span></text:span><text:span text:style-name="_5f_pointillés_20_gris"><text:span text:style-name="T82"><text:tab/></text:span></text:span></text:p>
        <text:p text:style-name="P36"><text:span text:style-name="_5f_Consigne"><text:span text:style-name="T48">A</text:span></text:span><text:span text:style-name="corps"><text:span text:style-name="T48"> </text:span></text:span><text:span text:style-name="corps"><text:span text:style-name="T21">=</text:span></text:span><text:span text:style-name="corps"><text:span text:style-name="T11"> </text:span></text:span><text:span text:style-name="_5f_pointillés_20_gris"><text:span text:style-name="T82"><text:tab/></text:span></text:span></text:p>
        <text:p text:style-name="P37"><text:span text:style-name="T82">B</text:span><text:span text:style-name="corps"><text:span text:style-name="T61"> </text:span></text:span><text:span text:style-name="corps"><text:span text:style-name="T24">=</text:span></text:span><text:span text:style-name="T82"><draw:frame draw:style-name="fr4" draw:name="Objet20" text:anchor-type="as-char" svg:width="1.475cm" svg:height="0.871cm" draw:z-index="145"><draw:object xlink:href="./Object 78" xlink:type="simple" xlink:show="embed" xlink:actuate="onLoad"/><draw:image xlink:href="./ObjectReplacements/Object 78" xlink:type="simple" xlink:show="embed" xlink:actuate="onLoad"/><svg:desc>formule</svg:desc></draw:frame></text:span></text:p>
        <text:p text:style-name="P36"><text:span text:style-name="_5f_Consigne"><text:span text:style-name="T48">B</text:span></text:span><text:span text:style-name="corps"><text:span text:style-name="T48"> </text:span></text:span><text:span text:style-name="corps"><text:span text:style-name="T21">=</text:span></text:span><text:span text:style-name="corps"><text:span text:style-name="T11"> </text:span></text:span><text:span text:style-name="_5f_pointillés_20_gris"><text:span text:style-name="T82"><text:tab/></text:span></text:span></text:p>
        <text:p text:style-name="P36"><text:span text:style-name="_5f_Consigne"><text:span text:style-name="T48">B</text:span></text:span><text:span text:style-name="corps"><text:span text:style-name="T48"> </text:span></text:span><text:span text:style-name="corps"><text:span text:style-name="T21">=</text:span></text:span><text:span text:style-name="corps"><text:span text:style-name="T11"> </text:span></text:span><text:span text:style-name="_5f_pointillés_20_gris"><text:span text:style-name="T82"><text:tab/></text:span></text:span></text:p>
        <text:p text:style-name="P36"><text:span text:style-name="T82">C</text:span><text:span text:style-name="corps"><text:span text:style-name="T61"> </text:span></text:span><text:span text:style-name="corps"><text:span text:style-name="T24">=</text:span></text:span><text:span text:style-name="T82"><draw:frame draw:style-name="fr4" draw:name="Objet21" text:anchor-type="as-char" svg:width="1.476cm" svg:height="0.871cm" draw:z-index="146"><draw:object xlink:href="./Object 79" xlink:type="simple" xlink:show="embed" xlink:actuate="onLoad"/><draw:image xlink:href="./ObjectReplacements/Object 79" xlink:type="simple" xlink:show="embed" xlink:actuate="onLoad"/><svg:desc>formule</svg:desc></draw:frame></text:span></text:p>
        <text:p text:style-name="P36"><text:span text:style-name="_5f_Consigne"><text:span text:style-name="T48">C</text:span></text:span><text:span text:style-name="corps"><text:span text:style-name="T48"> </text:span></text:span><text:span text:style-name="corps"><text:span text:style-name="T21">=</text:span></text:span><text:span text:style-name="corps"><text:span text:style-name="T11"> </text:span></text:span><text:span text:style-name="_5f_pointillés_20_gris"><text:span text:style-name="T82"><text:tab/></text:span></text:span></text:p>
        <text:p text:style-name="P36"><text:span text:style-name="_5f_Consigne"><text:span text:style-name="T48">C</text:span></text:span><text:span text:style-name="corps"><text:span text:style-name="T48"> </text:span></text:span><text:span text:style-name="corps"><text:span text:style-name="T21">=</text:span></text:span><text:span text:style-name="corps"><text:span text:style-name="T11"> </text:span></text:span><text:span text:style-name="_5f_pointillés_20_gris"><text:span text:style-name="T82"><text:tab/></text:span></text:span></text:p>
        <text:p text:style-name="P37"><text:span text:style-name="T82">D</text:span><text:span text:style-name="corps"><text:span text:style-name="T61"> </text:span></text:span><text:span text:style-name="corps"><text:span text:style-name="T24">=</text:span></text:span><text:span text:style-name="T82"><draw:frame draw:style-name="fr4" draw:name="Objet22" text:anchor-type="as-char" svg:width="1.475cm" svg:height="0.871cm" draw:z-index="147"><draw:object xlink:href="./Object 80" xlink:type="simple" xlink:show="embed" xlink:actuate="onLoad"/><draw:image xlink:href="./ObjectReplacements/Object 80" xlink:type="simple" xlink:show="embed" xlink:actuate="onLoad"/><svg:desc>formule</svg:desc></draw:frame></text:span></text:p>
        <text:p text:style-name="P36"><text:span text:style-name="_5f_Consigne"><text:span text:style-name="T48">D</text:span></text:span><text:span text:style-name="corps"><text:span text:style-name="T48"> </text:span></text:span><text:span text:style-name="corps"><text:span text:style-name="T21">=</text:span></text:span><text:span text:style-name="corps"><text:span text:style-name="T11"> </text:span></text:span><text:span text:style-name="_5f_pointillés_20_gris"><text:span text:style-name="T82"><text:tab/></text:span></text:span></text:p>
        <text:p text:style-name="P36"><text:span text:style-name="_5f_Consigne"><text:span text:style-name="T48">D</text:span></text:span><text:span text:style-name="corps"><text:span text:style-name="T48"> </text:span></text:span><text:span text:style-name="corps"><text:span text:style-name="T21">=</text:span></text:span><text:span text:style-name="corps"><text:span text:style-name="T11"> </text:span></text:span><text:span text:style-name="_5f_pointillés_20_gris"><text:span text:style-name="T82"><text:tab/></text:span></text:span></text:p>
      </text:section>
      <text:list xml:id="list162921370752233" text:continue-list="list162920546715157" text:style-name="Num_5f_Exo">
        <text:list-item>
          <text:h text:style-name="P53" text:outline-level="1"><text:soft-page-break/> Réduis au même dénominateur puis calcule.</text:h>
        </text:list-item>
      </text:list>
      <text:section text:style-name="Sect2" text:name="Section2">
        <text:p text:style-name="P34"><text:span text:style-name="corps"><text:span text:style-name="T54">A </text:span></text:span><text:span text:style-name="corps"><text:span text:style-name="T16">=</text:span></text:span><text:span text:style-name="T54"><draw:frame draw:style-name="fr4" draw:name="Objet45" text:anchor-type="as-char" svg:width="1.251cm" svg:height="0.871cm" draw:z-index="33"><draw:object xlink:href="./Object 64" xlink:type="simple" xlink:show="embed" xlink:actuate="onLoad"/><draw:image xlink:href="./ObjectReplacements/Object 64" xlink:type="simple" xlink:show="embed" xlink:actuate="onLoad"/><svg:desc>formule</svg:desc></draw:frame></text:span></text:p>
        <text:p text:style-name="P38"><text:span text:style-name="corps"><text:span text:style-name="T54">A </text:span></text:span><text:span text:style-name="corps"><text:span text:style-name="T16">=</text:span></text:span><text:span text:style-name="T54"><draw:frame draw:style-name="fr4" draw:name="Objet46" text:anchor-type="as-char" svg:width="2.378cm" svg:height="0.873cm" draw:z-index="34"><draw:object xlink:href="./Object 65" xlink:type="simple" xlink:show="embed" xlink:actuate="onLoad"/><draw:image xlink:href="./ObjectReplacements/Object 65" xlink:type="simple" xlink:show="embed" xlink:actuate="onLoad"/><svg:desc>formule</svg:desc></draw:frame></text:span></text:p>
        <text:p text:style-name="P38"><text:span text:style-name="corps"><text:span text:style-name="T54">A </text:span></text:span><text:span text:style-name="corps"><text:span text:style-name="T16">=</text:span></text:span><text:span text:style-name="T54"><draw:frame draw:style-name="fr4" draw:name="Objet47" text:anchor-type="as-char" svg:width="1.69cm" svg:height="0.873cm" draw:z-index="35"><draw:object xlink:href="./Object 66" xlink:type="simple" xlink:show="embed" xlink:actuate="onLoad"/><draw:image xlink:href="./ObjectReplacements/Object 66" xlink:type="simple" xlink:show="embed" xlink:actuate="onLoad"/><svg:desc>formule</svg:desc></draw:frame></text:span></text:p>
        <text:p text:style-name="P38"><text:span text:style-name="corps"><text:span text:style-name="T54">A </text:span></text:span><text:span text:style-name="corps"><text:span text:style-name="T16">=</text:span></text:span><text:span text:style-name="T54"><draw:frame draw:style-name="fr4" draw:name="Objet48" text:anchor-type="as-char" svg:width="0.833cm" svg:height="0.873cm" draw:z-index="44"><draw:object xlink:href="./Object 67" xlink:type="simple" xlink:show="embed" xlink:actuate="onLoad"/><draw:image xlink:href="./ObjectReplacements/Object 67" xlink:type="simple" xlink:show="embed" xlink:actuate="onLoad"/><svg:desc>formule</svg:desc></draw:frame></text:span></text:p>
        <text:p text:style-name="P40"><text:span text:style-name="corps"><text:span text:style-name="T54">B </text:span></text:span><text:span text:style-name="corps"><text:span text:style-name="T16">=</text:span></text:span><text:span text:style-name="T54"><draw:frame draw:style-name="fr4" draw:name="Objet49" text:anchor-type="as-char" svg:width="1.475cm" svg:height="0.871cm" draw:z-index="45"><draw:object xlink:href="./Object 68" xlink:type="simple" xlink:show="embed" xlink:actuate="onLoad"/><draw:image xlink:href="./ObjectReplacements/Object 68" xlink:type="simple" xlink:show="embed" xlink:actuate="onLoad"/><svg:desc>formule</svg:desc></draw:frame></text:span></text:p>
        <text:p text:style-name="P38"><text:span text:style-name="corps"><text:span text:style-name="T54">B </text:span></text:span><text:span text:style-name="corps"><text:span text:style-name="T16">=</text:span></text:span><text:span text:style-name="T54"><draw:frame draw:style-name="fr4" draw:name="Objet50" text:anchor-type="as-char" svg:width="2.378cm" svg:height="0.873cm" draw:z-index="46"><draw:object xlink:href="./Object 69" xlink:type="simple" xlink:show="embed" xlink:actuate="onLoad"/><draw:image xlink:href="./ObjectReplacements/Object 69" xlink:type="simple" xlink:show="embed" xlink:actuate="onLoad"/><svg:desc>formule</svg:desc></draw:frame></text:span></text:p>
        <text:p text:style-name="P38"><text:span text:style-name="corps"><text:span text:style-name="T54">B </text:span></text:span><text:span text:style-name="corps"><text:span text:style-name="T16">=</text:span></text:span><text:span text:style-name="T54"><draw:frame draw:style-name="fr4" draw:name="Objet51" text:anchor-type="as-char" svg:width="1.914cm" svg:height="0.873cm" draw:z-index="47"><draw:object xlink:href="./Object 70" xlink:type="simple" xlink:show="embed" xlink:actuate="onLoad"/><draw:image xlink:href="./ObjectReplacements/Object 70" xlink:type="simple" xlink:show="embed" xlink:actuate="onLoad"/><svg:desc>formule</svg:desc></draw:frame></text:span></text:p>
        <text:p text:style-name="P38"><text:span text:style-name="corps"><text:span text:style-name="T54">B </text:span></text:span><text:span text:style-name="corps"><text:span text:style-name="T16">=</text:span></text:span><text:span text:style-name="T54"><draw:frame draw:style-name="fr4" draw:name="Objet44" text:anchor-type="as-char" svg:width="0.833cm" svg:height="0.873cm" draw:z-index="48"><draw:object xlink:href="./Object 63" xlink:type="simple" xlink:show="embed" xlink:actuate="onLoad"/><draw:image xlink:href="./ObjectReplacements/Object 63" xlink:type="simple" xlink:show="embed" xlink:actuate="onLoad"/><svg:desc>formule</svg:desc></draw:frame></text:span></text:p>
        <text:p text:style-name="P40"><text:span text:style-name="corps"><text:span text:style-name="T54">C </text:span></text:span><text:span text:style-name="corps"><text:span text:style-name="T16">=</text:span></text:span><text:span text:style-name="T54"><draw:frame draw:style-name="fr4" draw:name="Objet52" text:anchor-type="as-char" svg:width="1.251cm" svg:height="0.871cm" draw:z-index="49"><draw:object xlink:href="./Object 71" xlink:type="simple" xlink:show="embed" xlink:actuate="onLoad"/><draw:image xlink:href="./ObjectReplacements/Object 71" xlink:type="simple" xlink:show="embed" xlink:actuate="onLoad"/><svg:desc>formule</svg:desc></draw:frame></text:span></text:p>
        <text:p text:style-name="P38"><text:span text:style-name="corps"><text:span text:style-name="T54">C </text:span></text:span><text:span text:style-name="corps"><text:span text:style-name="T16">=</text:span></text:span><text:span text:style-name="corps"><text:span text:style-name="T7"> </text:span></text:span><text:span text:style-name="_5f_pointillés_20_gris"><text:tab/></text:span></text:p>
        <text:p text:style-name="P38"><text:span text:style-name="corps"><text:span text:style-name="T54">C </text:span></text:span><text:span text:style-name="corps"><text:span text:style-name="T16">=</text:span></text:span><text:span text:style-name="corps"><text:span text:style-name="T7"> </text:span></text:span><text:span text:style-name="_5f_pointillés_20_gris"><text:tab/></text:span></text:p>
        <text:p text:style-name="P38"><text:span text:style-name="corps"><text:span text:style-name="T54">C </text:span></text:span><text:span text:style-name="corps"><text:span text:style-name="T16">=</text:span></text:span><text:span text:style-name="corps"><text:span text:style-name="T7"> </text:span></text:span><text:span text:style-name="_5f_pointillés_20_gris"><text:span text:style-name="T66"><text:tab/></text:span></text:span></text:p>
        <text:p text:style-name="P40"><text:span text:style-name="corps"><text:span text:style-name="T54">D </text:span></text:span><text:span text:style-name="corps"><text:span text:style-name="T16">=</text:span></text:span><text:span text:style-name="T54"><draw:frame draw:style-name="fr4" draw:name="Objet2" text:anchor-type="as-char" svg:width="1.182cm" svg:height="0.871cm" draw:z-index="50"><draw:object xlink:href="./Object 49" xlink:type="simple" xlink:show="embed" xlink:actuate="onLoad"/><draw:image xlink:href="./ObjectReplacements/Object 49" xlink:type="simple" xlink:show="embed" xlink:actuate="onLoad"/><svg:desc>formule</svg:desc></draw:frame></text:span></text:p>
        <text:p text:style-name="P38"><text:span text:style-name="corps"><text:span text:style-name="T54">D </text:span></text:span><text:span text:style-name="corps"><text:span text:style-name="T16">=</text:span></text:span><text:span text:style-name="corps"><text:span text:style-name="T7"> </text:span></text:span><text:span text:style-name="_5f_pointillés_20_gris"><text:tab/></text:span></text:p>
        <text:p text:style-name="P38"><text:span text:style-name="corps"><text:span text:style-name="T54">D </text:span></text:span><text:span text:style-name="corps"><text:span text:style-name="T16">=</text:span></text:span><text:span text:style-name="corps"><text:span text:style-name="T7"> </text:span></text:span><text:span text:style-name="_5f_pointillés_20_gris"><text:tab/></text:span></text:p>
        <text:p text:style-name="P38"><text:span text:style-name="corps"><text:span text:style-name="T54">D </text:span></text:span><text:span text:style-name="corps"><text:span text:style-name="T16">=</text:span></text:span><text:span text:style-name="corps"><text:span text:style-name="T7"> </text:span></text:span><text:span text:style-name="_5f_pointillés_20_gris"><text:tab/></text:span></text:p>
        <text:p text:style-name="P28"><text:span text:style-name="corps"><text:span text:style-name="T54">E </text:span></text:span><text:span text:style-name="corps"><text:span text:style-name="T16">=</text:span></text:span><text:span text:style-name="T54"><draw:frame draw:style-name="fr4" draw:name="Objet3" text:anchor-type="as-char" svg:width="1.182cm" svg:height="0.871cm" draw:z-index="51"><draw:object xlink:href="./Object 50" xlink:type="simple" xlink:show="embed" xlink:actuate="onLoad"/><draw:image xlink:href="./ObjectReplacements/Object 50" xlink:type="simple" xlink:show="embed" xlink:actuate="onLoad"/></draw:frame></text:span></text:p>
        <text:p text:style-name="P46"><text:span text:style-name="corps"><text:span text:style-name="T54">E </text:span></text:span><text:span text:style-name="corps"><text:span text:style-name="T16">=</text:span></text:span><text:span text:style-name="corps"><text:span text:style-name="T7"> </text:span></text:span><text:span text:style-name="_5f_pointillés_20_gris"><text:span text:style-name="T66"><text:tab/></text:span></text:span></text:p>
        <text:p text:style-name="P48"><text:span text:style-name="corps"><text:span text:style-name="T7">E</text:span></text:span><text:span text:style-name="corps"><text:span text:style-name="T54"> </text:span></text:span><text:span text:style-name="corps"><text:span text:style-name="T16">=</text:span></text:span><text:span text:style-name="corps"><text:span text:style-name="T7"> </text:span></text:span><text:span text:style-name="_5f_pointillés_20_gris"><text:span text:style-name="T66"><text:tab/></text:span></text:span></text:p>
        <text:p text:style-name="P48"><text:span text:style-name="corps"><text:span text:style-name="T7">E</text:span></text:span><text:span text:style-name="corps"><text:span text:style-name="T55"> </text:span></text:span><text:span text:style-name="corps"><text:span text:style-name="T17">=</text:span></text:span><text:span text:style-name="corps"><text:span text:style-name="T8"> </text:span></text:span><text:span text:style-name="_5f_pointillés_20_gris"><text:span text:style-name="T67"><text:tab/></text:span></text:span></text:p>
        <text:p text:style-name="P49"><text:span text:style-name="corps"><text:span text:style-name="T54">F </text:span></text:span><text:span text:style-name="corps"><text:span text:style-name="T16">=</text:span></text:span><text:span text:style-name="T54"><draw:frame draw:style-name="fr4" draw:name="Objet4" text:anchor-type="as-char" svg:width="1.182cm" svg:height="0.871cm" draw:z-index="52"><draw:object xlink:href="./Object 51" xlink:type="simple" xlink:show="embed" xlink:actuate="onLoad"/><draw:image xlink:href="./ObjectReplacements/Object 51" xlink:type="simple" xlink:show="embed" xlink:actuate="onLoad"/><svg:desc>formule</svg:desc></draw:frame></text:span></text:p>
        <text:p text:style-name="P30"><text:span text:style-name="corps"><text:span text:style-name="T54">F </text:span></text:span><text:span text:style-name="corps"><text:span text:style-name="T16">=</text:span></text:span><text:span text:style-name="corps"><text:span text:style-name="T7"> </text:span></text:span><text:span text:style-name="_5f_pointillés_20_gris"><text:tab/></text:span></text:p>
        <text:p text:style-name="P30"><text:span text:style-name="corps"><text:span text:style-name="T54">F </text:span></text:span><text:span text:style-name="corps"><text:span text:style-name="T16">=</text:span></text:span><text:span text:style-name="corps"><text:span text:style-name="T7"> </text:span></text:span><text:span text:style-name="_5f_pointillés_20_gris"><text:tab/></text:span></text:p>
        <text:p text:style-name="P31"><text:span text:style-name="corps"><text:span text:style-name="T54">F </text:span></text:span><text:span text:style-name="corps"><text:span text:style-name="T16">=</text:span></text:span><text:span text:style-name="corps"><text:span text:style-name="T7"> </text:span></text:span><text:span text:style-name="_5f_pointillés_20_gris"><text:span text:style-name="T66"><text:tab/></text:span></text:span></text:p>
        <text:p text:style-name="P42">G<text:span text:style-name="corps"><text:span text:style-name="T54"> </text:span></text:span><text:span text:style-name="corps"><text:span text:style-name="T16">=</text:span></text:span><draw:frame draw:style-name="fr6" draw:name="Objet6" text:anchor-type="as-char" svg:width="1.699cm" svg:height="0.873cm" draw:z-index="53"><draw:object xlink:href="./Object 52" xlink:type="simple" xlink:show="embed" xlink:actuate="onLoad"/><draw:image xlink:href="./ObjectReplacements/Object 52" xlink:type="simple" xlink:show="embed" xlink:actuate="onLoad"/><svg:desc>formule</svg:desc></draw:frame></text:p>
        <text:p text:style-name="P50"><text:span text:style-name="T54">G</text:span><text:span text:style-name="corps"><text:span text:style-name="T54"> </text:span></text:span><text:span text:style-name="corps"><text:span text:style-name="T16">=</text:span></text:span><text:span text:style-name="corps"><text:span text:style-name="T7"> </text:span></text:span><text:span text:style-name="_5f_pointillés_20_gris"><text:tab/></text:span></text:p>
        <text:p text:style-name="P38"><text:span text:style-name="corps"><text:span text:style-name="T54">G </text:span></text:span><text:span text:style-name="corps"><text:span text:style-name="T16">=</text:span></text:span><text:span text:style-name="corps"><text:span text:style-name="T7"> </text:span></text:span><text:span text:style-name="_5f_pointillés_20_gris"><text:tab/></text:span></text:p>
        <text:p text:style-name="P38"><text:span text:style-name="corps"><text:span text:style-name="T54">G </text:span></text:span><text:span text:style-name="corps"><text:span text:style-name="T16">=</text:span></text:span><text:span text:style-name="corps"><text:span text:style-name="T7"> </text:span></text:span><text:span text:style-name="_5f_pointillés_20_gris"><text:span text:style-name="T66"><text:tab/></text:span></text:span></text:p>
        <text:p text:style-name="P40"><text:span text:style-name="corps"><text:span text:style-name="T54">H </text:span></text:span><text:span text:style-name="corps"><text:span text:style-name="T16">=</text:span></text:span><text:span text:style-name="T54"><draw:frame draw:style-name="fr6" draw:name="Objet9" text:anchor-type="as-char" svg:width="1.699cm" svg:height="0.871cm" draw:z-index="54"><draw:object xlink:href="./Object 53" xlink:type="simple" xlink:show="embed" xlink:actuate="onLoad"/><draw:image xlink:href="./ObjectReplacements/Object 53" xlink:type="simple" xlink:show="embed" xlink:actuate="onLoad"/><svg:desc>formule</svg:desc></draw:frame></text:span></text:p>
        <text:p text:style-name="P38"><text:span text:style-name="corps"><text:span text:style-name="T54">H </text:span></text:span><text:span text:style-name="corps"><text:span text:style-name="T16">=</text:span></text:span><text:span text:style-name="corps"><text:span text:style-name="T7"> </text:span></text:span><text:span text:style-name="_5f_pointillés_20_gris"><text:tab/></text:span></text:p>
        <text:p text:style-name="P38"><text:span text:style-name="corps"><text:span text:style-name="T54">H </text:span></text:span><text:span text:style-name="corps"><text:span text:style-name="T16">=</text:span></text:span><text:span text:style-name="corps"><text:span text:style-name="T7"> </text:span></text:span><text:span text:style-name="_5f_pointillés_20_gris"><text:tab/></text:span></text:p>
        <text:p text:style-name="P38"><text:span text:style-name="corps"><text:span text:style-name="T46">H </text:span></text:span><text:span text:style-name="corps"><text:span text:style-name="T18">=</text:span></text:span><text:span text:style-name="corps"><text:span text:style-name="T9"> </text:span></text:span><text:span text:style-name="_5f_pointillés_20_gris"><text:span text:style-name="T66"><text:tab/></text:span></text:span></text:p>
      </text:section>
      <text:list xml:id="list162921590544034" text:continue-numbering="true" text:style-name="Num_5f_Exo">
        <text:list-item>
          <text:h text:style-name="Exo_5f_Num" text:outline-level="1"><text:span text:style-name="T79"> </text:span><text:span text:style-name="T84">Effectue les calculs suivants en utilisant la méthode de ton choix.</text:span></text:h>
        </text:list-item>
      </text:list>
      <text:section text:style-name="Sect2" text:name="Section1">
        <text:p text:style-name="P35"><text:span text:style-name="_5f_Consigne"><text:span text:style-name="T46">A</text:span></text:span><text:span text:style-name="corps"><text:span text:style-name="T46"> </text:span></text:span><text:span text:style-name="corps"><text:span text:style-name="T18">=</text:span></text:span><text:span text:style-name="T46"><draw:frame draw:style-name="fr6" draw:name="Objet333" text:anchor-type="as-char" svg:width="0.72cm" svg:height="0.871cm" draw:z-index="55"><draw:object xlink:href="./Object 15" xlink:type="simple" xlink:show="embed" xlink:actuate="onLoad"/><draw:image xlink:href="./ObjectReplacements/Object 15" xlink:type="simple" xlink:show="embed" xlink:actuate="onLoad"/></draw:frame></text:span><text:span text:style-name="_5f_Consigne"><text:span text:style-name="T75"></text:span></text:span><text:span text:style-name="T46"><draw:frame draw:style-name="fr6" draw:name="Objet334" text:anchor-type="as-char" svg:width="0.496cm" svg:height="0.871cm" draw:z-index="56"><draw:object xlink:href="./Object 16" xlink:type="simple" xlink:show="embed" xlink:actuate="onLoad"/><draw:image xlink:href="./ObjectReplacements/Object 16" xlink:type="simple" xlink:show="embed" xlink:actuate="onLoad"/></draw:frame></text:span><text:span text:style-name="_5f_Consigne"><text:span text:style-name="T75"></text:span></text:span><text:span text:style-name="T46"><draw:frame draw:style-name="fr6" draw:name="Objet335" text:anchor-type="as-char" svg:width="0.496cm" svg:height="0.871cm" draw:z-index="57"><draw:object xlink:href="./Object 17" xlink:type="simple" xlink:show="embed" xlink:actuate="onLoad"/><draw:image xlink:href="./ObjectReplacements/Object 17" xlink:type="simple" xlink:show="embed" xlink:actuate="onLoad"/></draw:frame></text:span></text:p>
        <text:p text:style-name="P39"><text:span text:style-name="_5f_Consigne"><text:span text:style-name="T46">A</text:span></text:span><text:span text:style-name="corps"><text:span text:style-name="T46"> </text:span></text:span><text:span text:style-name="corps"><text:span text:style-name="T18">=</text:span></text:span><text:span text:style-name="corps"><text:span text:style-name="T9"> </text:span></text:span><text:span text:style-name="_5f_pointillés_20_gris"><text:tab/></text:span></text:p>
        <text:p text:style-name="P39"><text:span text:style-name="_5f_Consigne"><text:span text:style-name="T46">A</text:span></text:span><text:span text:style-name="corps"><text:span text:style-name="T46"> </text:span></text:span><text:span text:style-name="corps"><text:span text:style-name="T18">=</text:span></text:span><text:span text:style-name="corps"><text:span text:style-name="T9"> </text:span></text:span><text:span text:style-name="_5f_pointillés_20_gris"><text:tab/></text:span></text:p>
        <text:p text:style-name="P39"><text:span text:style-name="_5f_Consigne"><text:span text:style-name="T46">A</text:span></text:span><text:span text:style-name="corps"><text:span text:style-name="T46"> </text:span></text:span><text:span text:style-name="corps"><text:span text:style-name="T18">=</text:span></text:span><text:span text:style-name="corps"><text:span text:style-name="T9"> </text:span></text:span><text:span text:style-name="_5f_pointillés_20_gris"><text:tab/></text:span></text:p>
        <text:p text:style-name="P41"><text:span text:style-name="_5f_Consigne"><text:span text:style-name="T46">B</text:span></text:span><text:span text:style-name="corps"><text:span text:style-name="T46"> </text:span></text:span><text:span text:style-name="corps"><text:span text:style-name="T18">=</text:span></text:span><text:span text:style-name="T46"><draw:frame draw:style-name="fr6" draw:name="Objet336" text:anchor-type="as-char" svg:width="0.72cm" svg:height="0.871cm" draw:z-index="58"><draw:object xlink:href="./Object 18" xlink:type="simple" xlink:show="embed" xlink:actuate="onLoad"/><draw:image xlink:href="./ObjectReplacements/Object 18" xlink:type="simple" xlink:show="embed" xlink:actuate="onLoad"/></draw:frame></text:span><text:span text:style-name="_5f_Consigne"><text:span text:style-name="T75"></text:span></text:span><text:span text:style-name="T46"><draw:frame draw:style-name="fr6" draw:name="Objet337" text:anchor-type="as-char" svg:width="0.72cm" svg:height="0.871cm" draw:z-index="59"><draw:object xlink:href="./Object 27" xlink:type="simple" xlink:show="embed" xlink:actuate="onLoad"/><draw:image xlink:href="./ObjectReplacements/Object 27" xlink:type="simple" xlink:show="embed" xlink:actuate="onLoad"/></draw:frame></text:span><text:span text:style-name="_5f_Consigne"><text:span text:style-name="T75"></text:span></text:span><text:span text:style-name="T46"><draw:frame draw:style-name="fr6" draw:name="Objet338" text:anchor-type="as-char" svg:width="0.496cm" svg:height="0.871cm" draw:z-index="60"><draw:object xlink:href="./Object 28" xlink:type="simple" xlink:show="embed" xlink:actuate="onLoad"/><draw:image xlink:href="./ObjectReplacements/Object 28" xlink:type="simple" xlink:show="embed" xlink:actuate="onLoad"/></draw:frame></text:span></text:p>
        <text:p text:style-name="P39"><text:span text:style-name="_5f_Consigne"><text:span text:style-name="T46">B</text:span></text:span><text:span text:style-name="corps"><text:span text:style-name="T46"> </text:span></text:span><text:span text:style-name="corps"><text:span text:style-name="T18">=</text:span></text:span><text:span text:style-name="corps"><text:span text:style-name="T9"> </text:span></text:span><text:span text:style-name="_5f_pointillés_20_gris"><text:tab/></text:span></text:p>
        <text:p text:style-name="P39"><text:span text:style-name="_5f_Consigne"><text:span text:style-name="T46">B</text:span></text:span><text:span text:style-name="corps"><text:span text:style-name="T46"> </text:span></text:span><text:span text:style-name="corps"><text:span text:style-name="T18">=</text:span></text:span><text:span text:style-name="corps"><text:span text:style-name="T9"> </text:span></text:span><text:span text:style-name="_5f_pointillés_20_gris"><text:tab/></text:span></text:p>
        <text:p text:style-name="P39"><text:span text:style-name="_5f_Consigne"><text:span text:style-name="T46">B</text:span></text:span><text:span text:style-name="corps"><text:span text:style-name="T46"> </text:span></text:span><text:span text:style-name="corps"><text:span text:style-name="T18">=</text:span></text:span><text:span text:style-name="corps"><text:span text:style-name="T9"> </text:span></text:span><text:span text:style-name="_5f_pointillés_20_gris"><text:tab/></text:span></text:p>
        <text:p text:style-name="P41"><text:span text:style-name="_5f_Consigne"><text:span text:style-name="T46">C</text:span></text:span><text:span text:style-name="corps"><text:span text:style-name="T46"> </text:span></text:span><text:span text:style-name="corps"><text:span text:style-name="T18">=</text:span></text:span><text:span text:style-name="_5f_Consigne"><text:span text:style-name="T46"> 2 </text:span></text:span><text:span text:style-name="_5f_Consigne"><text:span text:style-name="T75"></text:span></text:span><text:span text:style-name="T46"><draw:frame draw:style-name="fr6" draw:name="Objet339" text:anchor-type="as-char" svg:width="0.496cm" svg:height="0.871cm" draw:z-index="61"><draw:object xlink:href="./Object 29" xlink:type="simple" xlink:show="embed" xlink:actuate="onLoad"/><draw:image xlink:href="./ObjectReplacements/Object 29" xlink:type="simple" xlink:show="embed" xlink:actuate="onLoad"/></draw:frame></text:span><text:span text:style-name="_5f_Consigne"><text:span text:style-name="T75"></text:span></text:span><text:span text:style-name="T46"><draw:frame draw:style-name="fr6" draw:name="Objet340" text:anchor-type="as-char" svg:width="0.72cm" svg:height="0.871cm" draw:z-index="62"><draw:object xlink:href="./Object 30" xlink:type="simple" xlink:show="embed" xlink:actuate="onLoad"/><draw:image xlink:href="./ObjectReplacements/Object 30" xlink:type="simple" xlink:show="embed" xlink:actuate="onLoad"/></draw:frame></text:span></text:p>
        <text:p text:style-name="P73"><text:span text:style-name="_5f_Consigne"><text:span text:style-name="T46">C</text:span></text:span><text:span text:style-name="corps"><text:span text:style-name="T46"> </text:span></text:span><text:span text:style-name="corps"><text:span text:style-name="T18">=</text:span></text:span><text:span text:style-name="corps"><text:span text:style-name="T9"> </text:span></text:span><text:span text:style-name="_5f_pointillés_20_gris"><text:tab/></text:span></text:p>
        <text:p text:style-name="P39"><text:span text:style-name="_5f_Consigne"><text:span text:style-name="T46">C</text:span></text:span><text:span text:style-name="corps"><text:span text:style-name="T46"> </text:span></text:span><text:span text:style-name="corps"><text:span text:style-name="T18">=</text:span></text:span><text:span text:style-name="corps"><text:span text:style-name="T9"> </text:span></text:span><text:span text:style-name="_5f_pointillés_20_gris"><text:tab/></text:span></text:p>
        <text:p text:style-name="P39"><text:span text:style-name="_5f_Consigne"><text:span text:style-name="T46">C</text:span></text:span><text:span text:style-name="corps"><text:span text:style-name="T46"> </text:span></text:span><text:span text:style-name="corps"><text:span text:style-name="T18">=</text:span></text:span><text:span text:style-name="corps"><text:span text:style-name="T9"> </text:span></text:span><text:span text:style-name="_5f_pointillés_20_gris"><text:tab/></text:span></text:p>
        <text:p text:style-name="P39"><text:span text:style-name="_5f_Consigne"><text:span text:style-name="T46">D</text:span></text:span><text:span text:style-name="corps"><text:span text:style-name="T46"> </text:span></text:span><text:span text:style-name="corps"><text:span text:style-name="T18">=</text:span></text:span><text:span text:style-name="_5f_Consigne"><text:span text:style-name="T46"><draw:frame draw:style-name="fr6" draw:name="Objet341" text:anchor-type="as-char" svg:width="0.496cm" svg:height="0.871cm" draw:z-index="63"><draw:object xlink:href="./Object 31" xlink:type="simple" xlink:show="embed" xlink:actuate="onLoad"/><draw:image xlink:href="./ObjectReplacements/Object 31" xlink:type="simple" xlink:show="embed" xlink:actuate="onLoad"/></draw:frame></text:span></text:span><text:span text:style-name="_5f_Consigne"><text:span text:style-name="T75"></text:span></text:span><text:span text:style-name="_5f_Consigne"><text:span text:style-name="T46"><draw:frame draw:style-name="fr6" draw:name="Objet342" text:anchor-type="as-char" svg:width="0.72cm" svg:height="0.871cm" draw:z-index="91"><draw:object xlink:href="./Object 32" xlink:type="simple" xlink:show="embed" xlink:actuate="onLoad"/><draw:image xlink:href="./ObjectReplacements/Object 32" xlink:type="simple" xlink:show="embed" xlink:actuate="onLoad"/></draw:frame></text:span></text:span><text:span text:style-name="_5f_Consigne"><text:span text:style-name="T75"></text:span></text:span><text:span text:style-name="_5f_Consigne"><text:span text:style-name="T46"><draw:frame draw:style-name="fr6" draw:name="Objet343" text:anchor-type="as-char" svg:width="0.72cm" svg:height="0.871cm" draw:z-index="92"><draw:object xlink:href="./Object 36" xlink:type="simple" xlink:show="embed" xlink:actuate="onLoad"/><draw:image xlink:href="./ObjectReplacements/Object 36" xlink:type="simple" xlink:show="embed" xlink:actuate="onLoad"/></draw:frame></text:span></text:span></text:p>
        <text:p text:style-name="P39"><text:span text:style-name="_5f_Consigne"><text:span text:style-name="T46">D</text:span></text:span><text:span text:style-name="corps"><text:span text:style-name="T46"> </text:span></text:span><text:span text:style-name="corps"><text:span text:style-name="T18">=</text:span></text:span><text:span text:style-name="corps"><text:span text:style-name="T9"> </text:span></text:span><text:span text:style-name="_5f_pointillés_20_gris"><text:tab/></text:span></text:p>
        <text:p text:style-name="P39"><text:span text:style-name="_5f_Consigne"><text:span text:style-name="T46">D</text:span></text:span><text:span text:style-name="corps"><text:span text:style-name="T46"> </text:span></text:span><text:span text:style-name="corps"><text:span text:style-name="T18">=</text:span></text:span><text:span text:style-name="corps"><text:span text:style-name="T9"> </text:span></text:span><text:span text:style-name="_5f_pointillés_20_gris"><text:tab/></text:span></text:p>
        <text:p text:style-name="P39"><text:span text:style-name="_5f_Consigne"><text:span text:style-name="T46">D</text:span></text:span><text:span text:style-name="corps"><text:span text:style-name="T46"> </text:span></text:span><text:span text:style-name="corps"><text:span text:style-name="T18">=</text:span></text:span><text:span text:style-name="corps"><text:span text:style-name="T9"> </text:span></text:span><text:span text:style-name="_5f_pointillés_20_gris"><text:tab/></text:span></text:p>
        <text:p text:style-name="P41"><text:span text:style-name="_5f_Consigne"><text:span text:style-name="T46">E</text:span></text:span><text:span text:style-name="corps"><text:span text:style-name="T46"> </text:span></text:span><text:span text:style-name="corps"><text:span text:style-name="T18">=</text:span></text:span><text:span text:style-name="_5f_Consigne"><text:span text:style-name="T46"><draw:frame draw:style-name="fr6" draw:name="Objet344" text:anchor-type="as-char" svg:width="0.72cm" svg:height="0.871cm" draw:z-index="93"><draw:object xlink:href="./Object 37" xlink:type="simple" xlink:show="embed" xlink:actuate="onLoad"/><draw:image xlink:href="./ObjectReplacements/Object 37" xlink:type="simple" xlink:show="embed" xlink:actuate="onLoad"/></draw:frame></text:span></text:span><text:span text:style-name="_5f_Consigne"><text:span text:style-name="T75"></text:span></text:span><text:span text:style-name="_5f_Consigne"><text:span text:style-name="T46"><draw:frame draw:style-name="fr6" draw:name="Objet345" text:anchor-type="as-char" svg:width="0.496cm" svg:height="0.871cm" draw:z-index="94"><draw:object xlink:href="./Object 38" xlink:type="simple" xlink:show="embed" xlink:actuate="onLoad"/><draw:image xlink:href="./ObjectReplacements/Object 38" xlink:type="simple" xlink:show="embed" xlink:actuate="onLoad"/></draw:frame></text:span></text:span><text:span text:style-name="_5f_Consigne"><text:span text:style-name="T75">−</text:span></text:span><text:span text:style-name="_5f_Consigne"><text:span text:style-name="T46"><draw:frame draw:style-name="fr6" draw:name="Objet346" text:anchor-type="as-char" svg:width="0.72cm" svg:height="0.871cm" draw:z-index="95"><draw:object xlink:href="./Object 39" xlink:type="simple" xlink:show="embed" xlink:actuate="onLoad"/><draw:image xlink:href="./ObjectReplacements/Object 39" xlink:type="simple" xlink:show="embed" xlink:actuate="onLoad"/></draw:frame></text:span></text:span></text:p>
        <text:p text:style-name="P39"><text:span text:style-name="_5f_Consigne"><text:span text:style-name="T46">E</text:span></text:span><text:span text:style-name="corps"><text:span text:style-name="T46"> </text:span></text:span><text:span text:style-name="corps"><text:span text:style-name="T18">=</text:span></text:span><text:span text:style-name="corps"><text:span text:style-name="T9"> </text:span></text:span><text:span text:style-name="_5f_pointillés_20_gris"><text:tab/></text:span></text:p>
        <text:p text:style-name="P39"><text:span text:style-name="_5f_Consigne"><text:span text:style-name="T46">E</text:span></text:span><text:span text:style-name="corps"><text:span text:style-name="T46"> </text:span></text:span><text:span text:style-name="corps"><text:span text:style-name="T18">=</text:span></text:span><text:span text:style-name="corps"><text:span text:style-name="T9"> </text:span></text:span><text:span text:style-name="_5f_pointillés_20_gris"><text:tab/></text:span></text:p>
        <text:p text:style-name="P39"><text:span text:style-name="_5f_Consigne"><text:span text:style-name="T46">E</text:span></text:span><text:span text:style-name="corps"><text:span text:style-name="T46"> </text:span></text:span><text:span text:style-name="corps"><text:span text:style-name="T18">=</text:span></text:span><text:span text:style-name="corps"><text:span text:style-name="T9"> </text:span></text:span><text:span text:style-name="_5f_pointillés_20_gris"><text:tab/></text:span></text:p>
        <text:p text:style-name="P41"><text:span text:style-name="_5f_Consigne"><text:span text:style-name="T46">F</text:span></text:span><text:span text:style-name="corps"><text:span text:style-name="T46"> </text:span></text:span><text:span text:style-name="corps"><text:span text:style-name="T18">=</text:span></text:span><text:span text:style-name="_5f_Consigne"><text:span text:style-name="T46"> 1 </text:span></text:span><text:span text:style-name="_5f_Consigne"><text:span text:style-name="T75"></text:span></text:span><text:span text:style-name="_5f_Consigne"><text:span text:style-name="T46"><draw:frame draw:style-name="fr6" draw:name="Objet347" text:anchor-type="as-char" svg:width="0.72cm" svg:height="0.871cm" draw:z-index="96"><draw:object xlink:href="./Object 45" xlink:type="simple" xlink:show="embed" xlink:actuate="onLoad"/><draw:image xlink:href="./ObjectReplacements/Object 45" xlink:type="simple" xlink:show="embed" xlink:actuate="onLoad"/></draw:frame></text:span></text:span><text:span text:style-name="_5f_Consigne"><text:span text:style-name="T75"></text:span></text:span><text:span text:style-name="_5f_Consigne"><text:span text:style-name="T46"><draw:frame draw:style-name="fr6" draw:name="Objet348" text:anchor-type="as-char" svg:width="0.496cm" svg:height="0.871cm" draw:z-index="97"><draw:object xlink:href="./Object 46" xlink:type="simple" xlink:show="embed" xlink:actuate="onLoad"/><draw:image xlink:href="./ObjectReplacements/Object 46" xlink:type="simple" xlink:show="embed" xlink:actuate="onLoad"/></draw:frame></text:span></text:span></text:p>
        <text:p text:style-name="P73"><text:span text:style-name="_5f_Consigne"><text:span text:style-name="T46">F</text:span></text:span><text:span text:style-name="corps"><text:span text:style-name="T46"> </text:span></text:span><text:span text:style-name="corps"><text:span text:style-name="T18">=</text:span></text:span><text:span text:style-name="corps"><text:span text:style-name="T9"> </text:span></text:span><text:span text:style-name="_5f_pointillés_20_gris"><text:tab/></text:span></text:p>
        <text:p text:style-name="P39"><text:span text:style-name="_5f_Consigne"><text:span text:style-name="T46">F</text:span></text:span><text:span text:style-name="corps"><text:span text:style-name="T46"> </text:span></text:span><text:span text:style-name="corps"><text:span text:style-name="T18">=</text:span></text:span><text:span text:style-name="corps"><text:span text:style-name="T9"> </text:span></text:span><text:span text:style-name="_5f_pointillés_20_gris"><text:tab/></text:span></text:p>
        <text:p text:style-name="P39"><text:span text:style-name="_5f_Consigne"><text:span text:style-name="T46">F</text:span></text:span><text:span text:style-name="corps"><text:span text:style-name="T46"> </text:span></text:span><text:span text:style-name="corps"><text:span text:style-name="T18">=</text:span></text:span><text:span text:style-name="corps"><text:span text:style-name="T9"> </text:span></text:span><text:span text:style-name="_5f_pointillés_20_gris"><text:tab/></text:span></text:p>
      </text:section>
      <text:list xml:id="list162921844678310" text:continue-numbering="true" text:style-name="Num_5f_Exo">
        <text:list-item>
          <text:h text:style-name="P58" text:outline-level="1"> <text:span text:style-name="T80">Au concours des jeunes créatrices,</text:span> Noémie a remporté <draw:frame draw:style-name="fr4" draw:name="Objet10" text:anchor-type="as-char" svg:width="0.293cm" svg:height="0.87cm" draw:z-index="148"><draw:object xlink:href="./Object 33" xlink:type="simple" xlink:show="embed" xlink:actuate="onLoad"/><draw:image xlink:href="./ObjectReplacements/Object 33" xlink:type="simple" xlink:show="embed" xlink:actuate="onLoad"/><svg:desc>formule</svg:desc></draw:frame><text:s/>des suffrages, Samia <draw:frame draw:style-name="fr4" draw:name="Objet11" text:anchor-type="as-char" svg:width="0.517cm" svg:height="0.87cm" draw:z-index="149"><draw:object xlink:href="./Object 40" xlink:type="simple" xlink:show="embed" xlink:actuate="onLoad"/><draw:image xlink:href="./ObjectReplacements/Object 40" xlink:type="simple" xlink:show="embed" xlink:actuate="onLoad"/><svg:desc>formule</svg:desc></draw:frame><text:s/>et Alexia tous les autres. Qui a <text:span text:style-name="T32">gagné</text:span> ?</text:h>
        </text:list-item>
      </text:list>
      <text:p text:style-name="FILET_5f_POINTILLES"><text:span text:style-name="_5f_pointillés_20_gris"><text:tab/></text:span></text:p>
      <text:p text:style-name="P64"><text:span text:style-name="_5f_pointillés_20_gris"><text:tab/></text:span></text:p>
      <text:p text:style-name="P64"><text:span text:style-name="_5f_pointillés_20_gris"><text:tab/></text:span></text:p>
      <text:p text:style-name="P64"><text:span text:style-name="_5f_pointillés_20_gris"><text:tab/></text:span></text:p>
      <text:p text:style-name="P63"><text:span text:style-name="_5f_pointillés_20_gris"><text:tab/></text:span></text:p>
      <text:list xml:id="list162922061222829" text:continue-numbering="true" text:style-name="Num_5f_Exo">
        <text:list-item>
          <text:h text:style-name="P59" text:outline-level="1"><text:soft-page-break/> <text:span text:style-name="T83">Effectue et donne le résultat sous forme de fraction.</text:span></text:h>
        </text:list-item>
      </text:list>
      <text:section text:style-name="Sect3" text:name="Section5">
        <text:p text:style-name="P35"><text:span text:style-name="_5f_Consigne"><text:span text:style-name="T46">I</text:span></text:span><text:span text:style-name="corps"><text:span text:style-name="T46"> </text:span></text:span><text:span text:style-name="corps"><text:span text:style-name="T18">=</text:span></text:span><text:span text:style-name="corps"><text:span text:style-name="T36"><draw:frame draw:style-name="fr6" draw:name="Objet162" text:anchor-type="as-char" svg:width="0.721cm" svg:height="0.873cm" draw:z-index="98"><draw:object xlink:href="./Object 47" xlink:type="simple" xlink:show="embed" xlink:actuate="onLoad"/><draw:image xlink:href="./ObjectReplacements/Object 47" xlink:type="simple" xlink:show="embed" xlink:actuate="onLoad"/><svg:desc>formule</svg:desc></draw:frame></text:span></text:span><text:span text:style-name="_5f_Consigne"><text:span text:style-name="T75">−</text:span></text:span><text:span text:style-name="corps"><text:span text:style-name="T36"><draw:frame draw:style-name="fr6" draw:name="Objet166" text:anchor-type="as-char" svg:width="0.945cm" svg:height="0.873cm" draw:z-index="99"><draw:object xlink:href="./Object 48" xlink:type="simple" xlink:show="embed" xlink:actuate="onLoad"/><draw:image xlink:href="./ObjectReplacements/Object 48" xlink:type="simple" xlink:show="embed" xlink:actuate="onLoad"/><svg:desc>formule</svg:desc></draw:frame></text:span></text:span></text:p>
        <text:p text:style-name="P39"><text:span text:style-name="_5f_Consigne"><text:span text:style-name="T46">I</text:span></text:span><text:span text:style-name="corps"><text:span text:style-name="T46"> </text:span></text:span><text:span text:style-name="corps"><text:span text:style-name="T18">=</text:span></text:span><text:span text:style-name="corps"><text:span text:style-name="T9"> </text:span></text:span><text:span text:style-name="_5f_pointillés_20_gris"><text:tab/></text:span></text:p>
        <text:p text:style-name="P39"><text:span text:style-name="_5f_Consigne"><text:span text:style-name="T46">I</text:span></text:span><text:span text:style-name="corps"><text:span text:style-name="T46"> </text:span></text:span><text:span text:style-name="corps"><text:span text:style-name="T18">=</text:span></text:span><text:span text:style-name="corps"><text:span text:style-name="T9"> </text:span></text:span><text:span text:style-name="_5f_pointillés_20_gris"><text:tab/></text:span></text:p>
        <text:list xml:id="list3387607679" text:style-name="_5f_numérotation">
          <text:list-header>
            <text:p text:style-name="P71"><text:span text:style-name="_5f_Consigne"><text:span text:style-name="T47">I</text:span></text:span><text:span text:style-name="corps"><text:span text:style-name="T54"> </text:span></text:span><text:span text:style-name="corps"><text:span text:style-name="T16">=</text:span></text:span><text:span text:style-name="corps"><text:span text:style-name="T7"> </text:span></text:span><text:span text:style-name="_5f_pointillés_20_gris"><text:tab/></text:span></text:p>
          </text:list-header>
        </text:list>
        <text:p text:style-name="P43"><text:span text:style-name="_5f_Consigne"><text:span text:style-name="T46">J</text:span></text:span><text:span text:style-name="corps"><text:span text:style-name="T46"> </text:span></text:span><text:span text:style-name="corps"><text:span text:style-name="T18">=</text:span></text:span><text:span text:style-name="corps"><text:span text:style-name="T36"><draw:frame draw:style-name="fr4" draw:name="Objet146" text:anchor-type="as-char" svg:width="0.72cm" svg:height="0.871cm" draw:z-index="100"><draw:object xlink:href="./Object 58" xlink:type="simple" xlink:show="embed" xlink:actuate="onLoad"/><draw:image xlink:href="./ObjectReplacements/Object 58" xlink:type="simple" xlink:show="embed" xlink:actuate="onLoad"/><svg:desc>formule</svg:desc></draw:frame></text:span></text:span><text:span text:style-name="_5f_Consigne"><text:span text:style-name="T75"></text:span></text:span><text:span text:style-name="corps"><text:span text:style-name="T36"><draw:frame draw:style-name="fr6" draw:name="Objet161" text:anchor-type="as-char" svg:width="0.736cm" svg:height="0.884cm" draw:z-index="101"><draw:object xlink:href="./Object 59" xlink:type="simple" xlink:show="embed" xlink:actuate="onLoad"/><draw:image xlink:href="./ObjectReplacements/Object 59" xlink:type="simple" xlink:show="embed" xlink:actuate="onLoad"/><svg:desc>formule</svg:desc></draw:frame></text:span></text:span></text:p>
        <text:p text:style-name="P39"><text:span text:style-name="_5f_Consigne"><text:span text:style-name="T46">J</text:span></text:span><text:span text:style-name="corps"><text:span text:style-name="T46"> </text:span></text:span><text:span text:style-name="corps"><text:span text:style-name="T18">=</text:span></text:span><text:span text:style-name="corps"><text:span text:style-name="T9"> </text:span></text:span><text:span text:style-name="_5f_pointillés_20_gris"><text:tab/></text:span></text:p>
        <text:p text:style-name="P39"><text:span text:style-name="_5f_Consigne"><text:span text:style-name="T46">J</text:span></text:span><text:span text:style-name="corps"><text:span text:style-name="T46"> </text:span></text:span><text:span text:style-name="corps"><text:span text:style-name="T18">=</text:span></text:span><text:span text:style-name="corps"><text:span text:style-name="T9"> </text:span></text:span><text:span text:style-name="_5f_pointillés_20_gris"><text:tab/></text:span></text:p>
        <text:p text:style-name="P39"><text:span text:style-name="_5f_Consigne"><text:span text:style-name="T46">J</text:span></text:span><text:span text:style-name="corps"><text:span text:style-name="T46"> </text:span></text:span><text:span text:style-name="corps"><text:span text:style-name="T18">=</text:span></text:span><text:span text:style-name="corps"><text:span text:style-name="T9"> </text:span></text:span><text:span text:style-name="_5f_pointillés_20_gris"><text:tab/></text:span></text:p>
        <text:p text:style-name="P43"><text:span text:style-name="_5f_Consigne"><text:span text:style-name="T46">K</text:span></text:span><text:span text:style-name="corps"><text:span text:style-name="T46"> </text:span></text:span><text:span text:style-name="corps"><text:span text:style-name="T18">=</text:span></text:span><text:span text:style-name="corps"><text:span text:style-name="T18"><draw:frame draw:style-name="fr4" draw:name="Objet358" text:anchor-type="as-char" svg:width="2.161cm" svg:height="0.871cm" draw:z-index="102"><draw:object xlink:href="./Object 60" xlink:type="simple" xlink:show="embed" xlink:actuate="onLoad"/><draw:image xlink:href="./ObjectReplacements/Object 60" xlink:type="simple" xlink:show="embed" xlink:actuate="onLoad"/><svg:desc>formule</svg:desc></draw:frame></text:span></text:span></text:p>
        <text:p text:style-name="P39"><text:span text:style-name="_5f_Consigne"><text:span text:style-name="T46">K</text:span></text:span><text:span text:style-name="corps"><text:span text:style-name="T46"> </text:span></text:span><text:span text:style-name="corps"><text:span text:style-name="T18">=</text:span></text:span><text:span text:style-name="corps"><text:span text:style-name="T9"> </text:span></text:span><text:span text:style-name="_5f_pointillés_20_gris"><text:tab/></text:span></text:p>
        <text:p text:style-name="P39"><text:span text:style-name="_5f_Consigne"><text:span text:style-name="T46">K</text:span></text:span><text:span text:style-name="corps"><text:span text:style-name="T46"> </text:span></text:span><text:span text:style-name="corps"><text:span text:style-name="T18">=</text:span></text:span><text:span text:style-name="corps"><text:span text:style-name="T9"> </text:span></text:span><text:span text:style-name="_5f_pointillés_20_gris"><text:tab/></text:span></text:p>
        <text:p text:style-name="P39"><text:span text:style-name="_5f_Consigne"><text:span text:style-name="T46">K</text:span></text:span><text:span text:style-name="corps"><text:span text:style-name="T46"> </text:span></text:span><text:span text:style-name="corps"><text:span text:style-name="T18">=</text:span></text:span><text:span text:style-name="corps"><text:span text:style-name="T9"> </text:span></text:span><text:span text:style-name="_5f_pointillés_20_gris"><text:tab/></text:span></text:p>
        <text:p text:style-name="P43"><text:span text:style-name="_5f_Consigne"><text:span text:style-name="T46">L</text:span></text:span><text:span text:style-name="corps"><text:span text:style-name="T46"> </text:span></text:span><text:span text:style-name="corps"><text:span text:style-name="T18">=</text:span></text:span><text:span text:style-name="corps"><text:span text:style-name="T18"><draw:frame draw:style-name="fr4" draw:name="Objet359" text:anchor-type="as-char" svg:width="1.937cm" svg:height="0.871cm" draw:z-index="103"><draw:object xlink:href="./Object 61" xlink:type="simple" xlink:show="embed" xlink:actuate="onLoad"/><draw:image xlink:href="./ObjectReplacements/Object 61" xlink:type="simple" xlink:show="embed" xlink:actuate="onLoad"/><svg:desc>formule</svg:desc></draw:frame></text:span></text:span></text:p>
        <text:p text:style-name="P39"><text:span text:style-name="_5f_Consigne"><text:span text:style-name="T46">L</text:span></text:span><text:span text:style-name="corps"><text:span text:style-name="T46"> </text:span></text:span><text:span text:style-name="corps"><text:span text:style-name="T18">=</text:span></text:span><text:span text:style-name="corps"><text:span text:style-name="T9"> </text:span></text:span><text:span text:style-name="_5f_pointillés_20_gris"><text:tab/></text:span></text:p>
        <text:p text:style-name="P39"><text:span text:style-name="_5f_Consigne"><text:span text:style-name="T46">L</text:span></text:span><text:span text:style-name="corps"><text:span text:style-name="T46"> </text:span></text:span><text:span text:style-name="corps"><text:span text:style-name="T18">=</text:span></text:span><text:span text:style-name="corps"><text:span text:style-name="T9"> </text:span></text:span><text:span text:style-name="_5f_pointillés_20_gris"><text:tab/></text:span></text:p>
        <text:p text:style-name="P39"><text:span text:style-name="_5f_Consigne"><text:span text:style-name="T46">L</text:span></text:span><text:span text:style-name="corps"><text:span text:style-name="T46"> </text:span></text:span><text:span text:style-name="corps"><text:span text:style-name="T18">=</text:span></text:span><text:span text:style-name="corps"><text:span text:style-name="T9"> </text:span></text:span><text:span text:style-name="_5f_pointillés_20_gris"><text:tab/></text:span></text:p>
        <text:p text:style-name="P39"><text:span text:style-name="_5f_Consigne"><text:span text:style-name="T46">M</text:span></text:span><text:span text:style-name="corps"><text:span text:style-name="T46"> </text:span></text:span><text:span text:style-name="corps"><text:span text:style-name="T18">=</text:span></text:span><text:span text:style-name="corps"><text:span text:style-name="T18"><draw:frame draw:style-name="fr4" draw:name="Objet94" text:anchor-type="as-char" svg:width="2.235cm" svg:height="0.871cm" draw:z-index="104"><draw:object xlink:href="./Object 62" xlink:type="simple" xlink:show="embed" xlink:actuate="onLoad"/><draw:image xlink:href="./ObjectReplacements/Object 62" xlink:type="simple" xlink:show="embed" xlink:actuate="onLoad"/><svg:desc>formule</svg:desc></draw:frame></text:span></text:span></text:p>
        <text:p text:style-name="P39"><text:span text:style-name="_5f_Consigne"><text:span text:style-name="T46">M</text:span></text:span><text:span text:style-name="corps"><text:span text:style-name="T46"> </text:span></text:span><text:span text:style-name="corps"><text:span text:style-name="T18">=</text:span></text:span><text:span text:style-name="corps"><text:span text:style-name="T9"> </text:span></text:span><text:span text:style-name="_5f_pointillés_20_gris"><text:tab/></text:span></text:p>
        <text:p text:style-name="P39"><text:span text:style-name="_5f_Consigne"><text:span text:style-name="T46">M</text:span></text:span><text:span text:style-name="corps"><text:span text:style-name="T46"> </text:span></text:span><text:span text:style-name="corps"><text:span text:style-name="T18">=</text:span></text:span><text:span text:style-name="corps"><text:span text:style-name="T9"> </text:span></text:span><text:span text:style-name="_5f_pointillés_20_gris"><text:tab/></text:span></text:p>
        <text:list xml:id="list162920430380982" text:continue-numbering="true" text:style-name="_5f_numérotation">
          <text:list-header>
            <text:p text:style-name="P71"><text:span text:style-name="_5f_Consigne"><text:span text:style-name="T47">M</text:span></text:span><text:span text:style-name="corps"><text:span text:style-name="T54"> </text:span></text:span><text:span text:style-name="corps"><text:span text:style-name="T16">=</text:span></text:span><text:span text:style-name="corps"><text:span text:style-name="T7"> </text:span></text:span><text:span text:style-name="_5f_pointillés_20_gris"><text:tab/></text:span></text:p>
          </text:list-header>
        </text:list>
        <text:p text:style-name="P43"><text:span text:style-name="_5f_Consigne"><text:span text:style-name="T46">N</text:span></text:span><text:span text:style-name="corps"><text:span text:style-name="T46"> </text:span></text:span><text:span text:style-name="corps"><text:span text:style-name="T18">=</text:span></text:span><text:span text:style-name="corps"><text:span text:style-name="T9"> </text:span></text:span><text:span text:style-name="corps"><text:span text:style-name="T18"><draw:frame draw:style-name="fr4" draw:name="Objet361" text:anchor-type="as-char" svg:width="3.976cm" svg:height="0.96cm" draw:z-index="105"><draw:object xlink:href="./Object 72" xlink:type="simple" xlink:show="embed" xlink:actuate="onLoad"/><draw:image xlink:href="./ObjectReplacements/Object 72" xlink:type="simple" xlink:show="embed" xlink:actuate="onLoad"/><svg:desc>formule</svg:desc></draw:frame></text:span></text:span></text:p>
        <text:p text:style-name="P51"><text:span text:style-name="_5f_Consigne"><text:span text:style-name="T46">N</text:span></text:span><text:span text:style-name="corps"><text:span text:style-name="T46"> </text:span></text:span><text:span text:style-name="corps"><text:span text:style-name="T18">=</text:span></text:span><text:span text:style-name="corps"><text:span text:style-name="T9"> </text:span></text:span><text:span text:style-name="_5f_pointillés_20_gris"><text:tab/></text:span></text:p>
        <text:p text:style-name="P39"><text:span text:style-name="_5f_Consigne"><text:span text:style-name="T46">N</text:span></text:span><text:span text:style-name="corps"><text:span text:style-name="T46"> </text:span></text:span><text:span text:style-name="corps"><text:span text:style-name="T18">=</text:span></text:span><text:span text:style-name="corps"><text:span text:style-name="T9"> </text:span></text:span><text:span text:style-name="_5f_pointillés_20_gris"><text:tab/></text:span></text:p>
        <text:list xml:id="list162920720391604" text:continue-numbering="true" text:style-name="_5f_numérotation">
          <text:list-header>
            <text:p text:style-name="P71"><text:span text:style-name="_5f_Consigne"><text:span text:style-name="T45">N</text:span></text:span><text:span text:style-name="corps"><text:span text:style-name="T44"> </text:span></text:span><text:span text:style-name="corps"><text:span text:style-name="T34">=</text:span></text:span><text:span text:style-name="corps"><text:span text:style-name="T6"> </text:span></text:span><text:span text:style-name="_5f_pointillés_20_gris"><text:tab/></text:span></text:p>
            <text:p text:style-name="P72"><text:span text:style-name="_5f_Consigne"><text:span text:style-name="T45">P</text:span></text:span><text:span text:style-name="corps"><text:span text:style-name="T44"> </text:span></text:span><text:span text:style-name="corps"><text:span text:style-name="T34">=</text:span></text:span><text:span text:style-name="corps"><text:span text:style-name="T15"><draw:frame draw:style-name="fr6" draw:name="Objet167" text:anchor-type="as-char" svg:width="2.618cm" svg:height="0.873cm" draw:z-index="64"><draw:object xlink:href="./Object 81" xlink:type="simple" xlink:show="embed" xlink:actuate="onLoad"/><draw:image xlink:href="./ObjectReplacements/Object 81" xlink:type="simple" xlink:show="embed" xlink:actuate="onLoad"/><svg:desc>formule</svg:desc></draw:frame></text:span></text:span></text:p>
          </text:list-header>
        </text:list>
        <text:p text:style-name="P39"><text:span text:style-name="_5f_Consigne"><text:span text:style-name="T46">P</text:span></text:span><text:span text:style-name="corps"><text:span text:style-name="T46"> </text:span></text:span><text:span text:style-name="corps"><text:span text:style-name="T18">=</text:span></text:span><text:span text:style-name="corps"><text:span text:style-name="T9"> </text:span></text:span><text:span text:style-name="_5f_pointillés_20_gris"><text:tab/></text:span></text:p>
        <text:p text:style-name="P39"><text:span text:style-name="_5f_Consigne"><text:span text:style-name="T46">P</text:span></text:span><text:span text:style-name="corps"><text:span text:style-name="T46"> </text:span></text:span><text:span text:style-name="corps"><text:span text:style-name="T18">=</text:span></text:span><text:span text:style-name="corps"><text:span text:style-name="T9"> </text:span></text:span><text:span text:style-name="_5f_pointillés_20_gris"><text:tab/></text:span></text:p>
        <text:list xml:id="list162920608297648" text:continue-numbering="true" text:style-name="_5f_numérotation">
          <text:list-header>
            <text:p text:style-name="P71"><text:span text:style-name="_5f_Consigne"><text:span text:style-name="T47">P</text:span></text:span><text:span text:style-name="corps"><text:span text:style-name="T54"> </text:span></text:span><text:span text:style-name="corps"><text:span text:style-name="T16">=</text:span></text:span><text:span text:style-name="corps"><text:span text:style-name="T7"> </text:span></text:span><text:span text:style-name="_5f_pointillés_20_gris"><text:tab/></text:span></text:p>
          </text:list-header>
        </text:list>
        <text:p text:style-name="P52"><text:span text:style-name="_5f_Consigne"><text:span text:style-name="T46">Q</text:span></text:span><text:span text:style-name="corps"><text:span text:style-name="T46"> </text:span></text:span><text:span text:style-name="corps"><text:span text:style-name="T18">=</text:span></text:span><text:span text:style-name="corps"><text:span text:style-name="T18"><draw:frame draw:style-name="fr6" draw:name="Objet360" text:anchor-type="as-char" svg:width="2.785cm" svg:height="0.96cm" draw:z-index="65"><draw:object xlink:href="./Object 82" xlink:type="simple" xlink:show="embed" xlink:actuate="onLoad"/><draw:image xlink:href="./ObjectReplacements/Object 82" xlink:type="simple" xlink:show="embed" xlink:actuate="onLoad"/><svg:desc>formule</svg:desc></draw:frame></text:span></text:span></text:p>
        <text:p text:style-name="P47"><text:span text:style-name="_5f_Consigne"><text:span text:style-name="T46">Q</text:span></text:span><text:span text:style-name="corps"><text:span text:style-name="T46"> </text:span></text:span><text:span text:style-name="corps"><text:span text:style-name="T18">=</text:span></text:span><text:span text:style-name="corps"><text:span text:style-name="T9"> </text:span></text:span><text:span text:style-name="_5f_pointillés_20_gris"><text:tab/></text:span></text:p>
        <text:p text:style-name="P39"><text:span text:style-name="_5f_Consigne"><text:span text:style-name="T46">Q</text:span></text:span><text:span text:style-name="corps"><text:span text:style-name="T46"> </text:span></text:span><text:span text:style-name="corps"><text:span text:style-name="T18">=</text:span></text:span><text:span text:style-name="corps"><text:span text:style-name="T9"> </text:span></text:span><text:span text:style-name="_5f_pointillés_20_gris"><text:tab/></text:span></text:p>
        <text:p text:style-name="P39"><text:span text:style-name="_5f_Consigne"><text:span text:style-name="T46">Q</text:span></text:span><text:span text:style-name="corps"><text:span text:style-name="T46"> </text:span></text:span><text:span text:style-name="corps"><text:span text:style-name="T18">=</text:span></text:span><text:span text:style-name="corps"><text:span text:style-name="T9"> </text:span></text:span><text:span text:style-name="_5f_pointillés_20_gris"><text:tab/></text:span></text:p>
      </text:section>
      <text:section text:style-name="Sect1" text:name="Section6">
        <text:list xml:id="list162921359308659" text:continue-list="list162922061222829" text:style-name="Num_5f_Exo">
          <text:list-item>
            <text:h text:style-name="P60" text:outline-level="1"><text:span text:style-name="_5f_Consigne"><text:span text:style-name="T46"> </text:span></text:span><text:span text:style-name="_5f_Consigne"><text:span text:style-name="T56">Un adulte passe en moyenne</text:span></text:span><text:span text:style-name="_5f_Consigne"><text:span text:style-name="T58"> </text:span></text:span><text:span text:style-name="T58"><draw:frame draw:style-name="fr4" draw:name="Objet368" text:anchor-type="as-char" svg:width="0.296cm" svg:height="0.873cm" draw:z-index="36"><draw:object xlink:href="./Object 85" xlink:type="simple" xlink:show="embed" xlink:actuate="onLoad"/><draw:image xlink:href="./ObjectReplacements/Object 85" xlink:type="simple" xlink:show="embed" xlink:actuate="onLoad"/><svg:desc>formule</svg:desc></draw:frame></text:span><text:span text:style-name="T59"><text:s/></text:span><text:span text:style-name="_5f_Consigne"><text:span text:style-name="T57">de son temps à travailler (tous déplacements compris)</text:span></text:span><text:span text:style-name="_5f_Consigne">, </text:span><text:span text:style-name="T59"><draw:frame draw:style-name="fr4" draw:name="Objet369" text:anchor-type="as-char" svg:width="0.293cm" svg:height="0.87cm" draw:z-index="37"><draw:object xlink:href="./Object 14" xlink:type="simple" xlink:show="embed" xlink:actuate="onLoad"/><draw:image xlink:href="./ObjectReplacements/Object 14" xlink:type="simple" xlink:show="embed" xlink:actuate="onLoad"/><svg:desc>formule</svg:desc></draw:frame></text:span><text:span text:style-name="T59"><text:s/></text:span><text:span text:style-name="_5f_Consigne"><text:span text:style-name="T57">à dormir, </text:span></text:span><text:span text:style-name="T57"><draw:frame draw:style-name="fr5" draw:name="Objet370" text:anchor-type="as-char" svg:y="-0.494cm" svg:width="0.517cm" svg:height="0.97cm" draw:z-index="38"><draw:object xlink:href="./Object 87" xlink:type="simple" xlink:show="embed" xlink:actuate="onLoad"/><draw:image xlink:href="./ObjectReplacements/Object 87" xlink:type="simple" xlink:show="embed" xlink:actuate="onLoad"/><svg:desc>formule</svg:desc></draw:frame></text:span><text:span text:style-name="T57"><text:s/></text:span><text:span text:style-name="_5f_Consigne"><text:span text:style-name="T57">à gérer l</text:span></text:span><text:span text:style-name="_5f_Consigne"><text:span text:style-name="T56">e quotidien et </text:span></text:span><text:span text:style-name="T56"><draw:frame draw:style-name="fr4" draw:name="Objet371" text:anchor-type="as-char" svg:width="0.517cm" svg:height="0.97cm" draw:z-index="39"><draw:object xlink:href="./Object 88" xlink:type="simple" xlink:show="embed" xlink:actuate="onLoad"/><draw:image xlink:href="./ObjectReplacements/Object 88" xlink:type="simple" xlink:show="embed" xlink:actuate="onLoad"/><svg:desc>formule</svg:desc></draw:frame></text:span><text:span text:style-name="T56"><text:s/></text:span><text:span text:style-name="_5f_Consigne"><text:span text:style-name="T56">à manger. Quelle fraction de son temps lui reste-t-il pour ses loisirs ?</text:span></text:span></text:h>
          </text:list-item>
        </text:list>
        <text:p text:style-name="FILET_5f_POINTILLES"><text:span text:style-name="_5f_pointillés_20_gris"><text:tab/></text:span></text:p>
        <text:p text:style-name="P63"><text:span text:style-name="_5f_pointillés_20_gris"><text:tab/></text:span></text:p>
        <text:p text:style-name="P64"><text:span text:style-name="_5f_pointillés_20_gris"><text:tab/></text:span></text:p>
        <text:p text:style-name="P64"><text:span text:style-name="_5f_pointillés_20_gris"><text:tab/></text:span></text:p>
        <text:p text:style-name="P64"><text:span text:style-name="_5f_pointillés_20_gris"><text:tab/></text:span></text:p>
        <text:p text:style-name="P63"><text:span text:style-name="_5f_pointillés_20_gris"><text:tab/></text:span></text:p>
        <text:list xml:id="list976318602" text:style-name="_5f_Numérotation_20_des_20_exercices_20_livrets">
          <text:list-header>
            <text:p text:style-name="P65"><text:span text:style-name="_5f_pointillés_20_gris"><text:tab/></text:span></text:p>
          </text:list-header>
        </text:list>
        <text:list xml:id="list162921479663665" text:continue-list="list162921359308659" text:style-name="Num_5f_Exo">
          <text:list-item>
            <text:h text:style-name="P61" text:outline-level="1"> Pour chacune des figures ci-dessous, exprime la partie colorée à l’aide d’une fraction de la surface du grand carré. Explique ta méthode.</text:h>
          </text:list-item>
        </text:list>
        <text:section text:style-name="Sect4" text:name="Section16">
          <text:p text:style-name="P29"><draw:g text:anchor-type="as-char" draw:z-index="69" draw:style-name="gr3"><draw:polygon draw:style-name="gr7" draw:text-style-name="P91" svg:width="1.248cm" svg:height="0.624cm" svg:x="1.25cm" svg:y="1.875cm" svg:viewBox="0 0 1249 625" draw:points="625,0 1249,624 0,625"><text:p/></draw:polygon><draw:rect draw:style-name="gr8" draw:text-style-name="P91" svg:width="1.25cm" svg:height="1.251cm" svg:x="1.251cm" svg:y="0cm"><text:p/></draw:rect><draw:polygon draw:style-name="gr7" draw:text-style-name="P91" svg:width="1.25cm" svg:height="1.248cm" svg:x="0cm" svg:y="1.251cm" svg:viewBox="0 0 1251 1249" draw:points="0,0 1251,0 0,1249"><text:p/></draw:polygon><draw:rect draw:style-name="gr5" draw:text-style-name="P89" svg:width="2.5cm" svg:height="2.5cm" svg:x="0cm" svg:y="0cm"><text:p/></draw:rect><draw:line draw:style-name="gr6" draw:text-style-name="P90" svg:x1="1.251cm" svg:y1="0cm" svg:x2="1.251cm" svg:y2="2.499cm"><text:p/></draw:line><draw:line draw:style-name="gr6" draw:text-style-name="P90" svg:x1="0cm" svg:y1="1.251cm" svg:x2="2.499cm" svg:y2="1.251cm"><text:p/></draw:line><draw:line draw:style-name="gr6" draw:text-style-name="P90" svg:x1="1.251cm" svg:y1="1.251cm" svg:x2="0cm" svg:y2="2.5cm"><text:p/></draw:line><draw:line draw:style-name="gr6" draw:text-style-name="P90" svg:x1="1.251cm" svg:y1="1.251cm" svg:x2="2.5cm" svg:y2="2.5cm"><text:p/></draw:line><draw:line draw:style-name="gr6" draw:text-style-name="P90" svg:x1="2.5cm" svg:y1="1.251cm" svg:x2="1.251cm" svg:y2="2.5cm"><text:p/></draw:line></draw:g></text:p>
          <text:p text:style-name="P29"><text:span text:style-name="T43">F</text:span>igure 1</text:p>
          <text:p text:style-name="P29"><draw:g text:anchor-type="as-char" draw:z-index="68" draw:style-name="gr3"><draw:rect draw:style-name="gr9" draw:text-style-name="P92" svg:width="2.5cm" svg:height="0.833cm" svg:x="0cm" svg:y="0cm"><text:p/></draw:rect><draw:rect draw:style-name="gr9" draw:text-style-name="P92" svg:width="1.251cm" svg:height="0.835cm" svg:x="0cm" svg:y="0.833cm"><text:p/></draw:rect><draw:rect draw:style-name="gr9" draw:text-style-name="P92" svg:width="0.833cm" svg:height="0.833cm" svg:x="1.667cm" svg:y="1.667cm"><text:p/></draw:rect><draw:rect draw:style-name="gr5" draw:text-style-name="P89" svg:width="2.5cm" svg:height="2.5cm" svg:x="0cm" svg:y="0cm"><text:p/></draw:rect><draw:line draw:style-name="gr6" draw:text-style-name="P90" svg:x1="0cm" svg:y1="0.833cm" svg:x2="2.499cm" svg:y2="0.833cm"><text:p/></draw:line><draw:line draw:style-name="gr6" draw:text-style-name="P90" svg:x1="0cm" svg:y1="1.667cm" svg:x2="2.499cm" svg:y2="1.667cm"><text:p/></draw:line><draw:line draw:style-name="gr6" draw:text-style-name="P90" svg:x1="0.833cm" svg:y1="1.667cm" svg:x2="0.833cm" svg:y2="2.5cm"><text:p/></draw:line><draw:line draw:style-name="gr6" draw:text-style-name="P90" svg:x1="1.667cm" svg:y1="1.667cm" svg:x2="1.667cm" svg:y2="2.5cm"><text:p/></draw:line><draw:line draw:style-name="gr6" draw:text-style-name="P90" svg:x1="1.251cm" svg:y1="0.833cm" svg:x2="1.251cm" svg:y2="1.667cm"><text:p/></draw:line></draw:g></text:p>
          <text:p text:style-name="P29"><text:span text:style-name="T43">F</text:span>igure 2</text:p>
          <text:p text:style-name="P29"><draw:g text:anchor-type="as-char" draw:z-index="70" draw:style-name="gr3"><draw:polygon draw:style-name="gr4" draw:text-style-name="P88" svg:width="1.248cm" svg:height="1.248cm" svg:x="1.251cm" svg:y="1.251cm" svg:viewBox="0 0 1249 1249" draw:points="0,0 1249,1249 0,1249"><text:p/></draw:polygon><draw:polygon draw:style-name="gr4" draw:text-style-name="P88" svg:width="1.248cm" svg:height="0.625cm" svg:x="1.251cm" svg:y="0.623cm" svg:viewBox="0 0 1249 626" draw:points="0,626 624,0 1249,626"><text:p/></draw:polygon><draw:polygon draw:style-name="gr4" draw:text-style-name="P88" svg:width="0.625cm" svg:height="0.623cm" svg:x="0.624cm" svg:y="0cm" svg:viewBox="0 0 626 624" draw:points="626,0 626,624 0,624"><text:p/></draw:polygon><draw:polygon draw:style-name="gr4" draw:text-style-name="P88" svg:width="1.25cm" svg:height="2.498cm" svg:x="0cm" svg:y="0cm" svg:viewBox="0 0 1251 2499" draw:points="0,0 1251,1251 0,2499"><text:p/></draw:polygon><draw:rect draw:style-name="gr5" draw:text-style-name="P89" svg:width="2.5cm" svg:height="2.5cm" svg:x="0cm" svg:y="0cm"><text:p/></draw:rect><draw:line draw:style-name="gr6" draw:text-style-name="P90" svg:x1="0cm" svg:y1="0cm" svg:x2="2.499cm" svg:y2="2.499cm"><text:p/></draw:line><draw:line draw:style-name="gr6" draw:text-style-name="P90" svg:x1="2.499cm" svg:y1="0cm" svg:x2="0cm" svg:y2="2.499cm"><text:p/></draw:line><draw:line draw:style-name="gr6" draw:text-style-name="P90" svg:x1="1.251cm" svg:y1="0cm" svg:x2="1.251cm" svg:y2="1.251cm"><text:p/></draw:line><draw:line draw:style-name="gr6" draw:text-style-name="P90" svg:x1="1.251cm" svg:y1="1.251cm" svg:x2="2.5cm" svg:y2="1.251cm"><text:p/></draw:line><draw:line draw:style-name="gr6" draw:text-style-name="P90" svg:x1="2.499cm" svg:y1="1.249cm" svg:x2="1.875cm" svg:y2="0.623cm"><text:p/></draw:line><draw:line draw:style-name="gr6" draw:text-style-name="P90" svg:x1="1.25cm" svg:y1="0cm" svg:x2="0.624cm" svg:y2="0.624cm"><text:p/></draw:line><draw:line draw:style-name="gr6" draw:text-style-name="P90" svg:x1="0.624cm" svg:y1="0.623cm" svg:x2="1.25cm" svg:y2="0.623cm"><text:p/></draw:line><draw:line draw:style-name="gr6" draw:text-style-name="P90" svg:x1="1.251cm" svg:y1="1.251cm" svg:x2="1.251cm" svg:y2="2.5cm"><text:p/></draw:line></draw:g></text:p>
          <text:p text:style-name="P29"><text:span text:style-name="T43">F</text:span>igure 3</text:p>
        </text:section>
        <text:p text:style-name="P62"><text:span text:style-name="_5f_pointillés_20_gris"><text:tab/></text:span></text:p>
        <text:p text:style-name="P63"><text:span text:style-name="_5f_pointillés_20_gris"><text:tab/></text:span></text:p>
        <text:p text:style-name="P63"><text:span text:style-name="_5f_pointillés_20_gris"><text:tab/></text:span></text:p>
        <text:p text:style-name="P64"><text:span text:style-name="_5f_pointillés_20_gris"><text:tab/></text:span></text:p>
        <text:p text:style-name="P64"><text:span text:style-name="_5f_pointillés_20_gris"><text:tab/></text:span></text:p>
        <text:p text:style-name="P64"><text:span text:style-name="_5f_pointillés_20_gris"><text:tab/></text:span></text:p>
        <text:p text:style-name="P64"><text:span text:style-name="_5f_pointillés_20_gris"><text:tab/></text:span></text:p>
        <text:p text:style-name="P64"><text:span text:style-name="_5f_pointillés_20_gris"><text:tab/></text:span></text:p>
        <text:p text:style-name="P63"><text:span text:style-name="_5f_pointillés_20_gris"><text:tab/></text:span></text:p>
        <text:p text:style-name="P63"><text:span text:style-name="_5f_pointillés_20_gris"><text:tab/></text:span></text:p>
        <text:p text:style-name="P63"><text:span text:style-name="_5f_pointillés_20_gris"><text:tab/></text:span>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 style:font-adornments="Oblique" style:font-pitch="variable" style:font-charset="x-symbol"/>
    <style:font-face style:name="OpenSymbol2" svg:font-family="OpenSymbol" style:font-adornments="Roman" style:font-pitch="variable" style:font-charset="x-symbol"/>
    <style:font-face style:name="Tahoma2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" svg:font-family="'Lucida Sans'" style:font-pitch="variable"/>
    <style:font-face style:name="Lucida Sans Unicode" svg:font-family="'Lucida Sans Unicode'" style:font-pitch="variable"/>
    <style:font-face style:name="SimSun1" svg:font-family="SimSun" style:font-pitch="variable"/>
    <style:font-face style:name="Tahoma" svg:font-family="Tahoma" style:font-pitch="variable"/>
    <style:font-face style:name="Bitstream Vera Sans5" svg:font-family="'Bitstream Vera Sans'" style:font-family-generic="roman" style:font-pitch="variable"/>
    <style:font-face style:name="Bitstream Vera Serif1" svg:font-family="'Bitstream Vera Serif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OpenSymbol3" svg:font-family="OpenSymbol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Lucida Sans1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0" draw:border="0%"/>
    <draw:gradient draw:name="Farbverlauf_20_1" draw:display-name="Farbverlauf 1" draw:style="linear" draw:start-color="#000000" draw:end-color="#ffff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d7e12c" draw:end-color="#7fb241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14" draw:display-name="Gradient 14" draw:style="linear" draw:start-color="#24ff75" draw:end-color="#00b342" draw:start-intensity="100%" draw:end-intensity="100%" draw:angle="450" draw:border="5%"/>
    <draw:gradient draw:name="Gradient_20_15" draw:display-name="Gradient 15" draw:style="linear" draw:start-color="#d7e12c" draw:end-color="#a7c307" draw:start-intensity="100%" draw:end-intensity="100%" draw:angle="0" draw:border="0%"/>
    <draw:gradient draw:name="Gradient_20_16" draw:display-name="Gradient 16" draw:style="linear" draw:start-color="#d7e12c" draw:end-color="#a7c307" draw:start-intensity="100%" draw:end-intensity="100%" draw:angle="1800" draw:border="0%"/>
    <draw:gradient draw:name="Gradient_20_17" draw:display-name="Gradient 17" draw:style="linear" draw:start-color="#9d0f89" draw:end-color="#6d075f" draw:start-intensity="100%" draw:end-intensity="100%" draw:angle="0" draw:border="0%"/>
    <draw:gradient draw:name="Gradient_20_2" draw:display-name="Gradient 2" draw:style="linear" draw:start-color="#d7e12c" draw:end-color="#7fb241" draw:start-intensity="100%" draw:end-intensity="100%" draw:angle="18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45%"/>
    <draw:gradient draw:name="Gradient_20_9" draw:display-name="Gradient 9" draw:style="linear" draw:start-color="#000000" draw:end-color="#ffffff" draw:start-intensity="100%" draw:end-intensity="100%" draw:angle="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_5f_Linéaire_20_Gris" draw:display-name="_Linéaire Gris" draw:style="linear" draw:start-color="#4c4c4c" draw:end-color="#cccccc" draw:start-intensity="100%" draw:end-intensity="100%" draw:angle="0" draw:border="45%"/>
    <draw:gradient draw:name="_5f_Linéaire_20_Violet_20_G5" draw:display-name="_Linéaire Violet G5" draw:style="linear" draw:start-color="#753a6b" draw:end-color="#cc80b4" draw:start-intensity="100%" draw:end-intensity="100%" draw:angle="0" draw:border="45%"/>
    <draw:gradient draw:name="violet" draw:style="linear" draw:start-color="#9d0f89" draw:end-color="#6d075f" draw:start-intensity="100%" draw:end-intensity="100%" draw:angle="900" draw:border="0%"/>
    <draw:gradient draw:name="violet3" draw:style="linear" draw:start-color="#9d0f89" draw:end-color="#6d075f" draw:start-intensity="100%" draw:end-intensity="100%" draw:angle="1800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4620000005817BE3ED7BC77107C.png" xlink:type="simple" xlink:show="embed" xlink:actuate="onLoad"/>
    <draw:fill-image draw:name="Bitmap_20_2" draw:display-name="Bitmap 2" xlink:href="Pictures/10000000000004620000005817BE3ED7BC77107C.png" xlink:type="simple" xlink:show="embed" xlink:actuate="onLoad"/>
    <draw:fill-image draw:name="Bitmap_20_3" draw:display-name="Bitmap 3" xlink:href="Pictures/1000020100000A26000000EC250D21A87D7A55C4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C4E2AD928ED72990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8E47BC7577BACEED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06cm" draw:dots2="1" draw:dots2-length="0.006cm" draw:distance="0.006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8" draw:display-name="Dashed (var) 6028" draw:style="rect" draw:dots1="1" draw:dots1-length="0.001cm" draw:dots2="1" draw:dots2-length="0.001cm" draw:distance="0.001cm"/>
    <draw:stroke-dash draw:name="Dashed_20__28_var_29__20_6029" draw:display-name="Dashed (var) 6029" draw:style="rect" draw:dots1="1" draw:dots1-length="0.001cm" draw:dots2="1" draw:dots2-length="0.001cm" draw:distance="0.001cm"/>
    <draw:stroke-dash draw:name="Dashed_20__28_var_29__20_6030" draw:display-name="Dashed (var) 6030" draw:style="rect" draw:dots1="1" draw:dots1-length="0.002cm" draw:dots2="1" draw:dots2-length="0.002cm" draw:distance="0.002cm"/>
    <draw:stroke-dash draw:name="Dashed_20__28_var_29__20_6031" draw:display-name="Dashed (var) 6031" draw:style="rect" draw:dots1="1" draw:dots1-length="0.002cm" draw:dots2="1" draw:dots2-length="0.002cm" draw:distance="0.002cm"/>
    <draw:stroke-dash draw:name="Dashed_20__28_var_29__20_6034" draw:display-name="Dashed (var) 6034" draw:style="rect" draw:dots1="1" draw:dots1-length="0.001cm" draw:dots2="1" draw:dots2-length="0.001cm" draw:distance="0.001cm"/>
    <draw:stroke-dash draw:name="Dashed_20__28_var_29__20_6035" draw:display-name="Dashed (var) 6035" draw:style="rect" draw:dots1="1" draw:dots1-length="0.001cm" draw:dots2="1" draw:dots2-length="0.001cm" draw:distance="0.001cm"/>
    <draw:stroke-dash draw:name="Dashed_20__28_var_29__20_6037" draw:display-name="Dashed (var) 6037" draw:style="rect" draw:dots1="1" draw:dots1-length="0.006cm" draw:dots2="1" draw:dots2-length="0.006cm" draw:distance="0.006cm"/>
    <draw:stroke-dash draw:name="Dashed_20__28_var_29__20_6038" draw:display-name="Dashed (var) 6038" draw:style="rect" draw:dots1="1" draw:dots1-length="0.006cm" draw:dots2="1" draw:dots2-length="0.006cm" draw:distance="0.006cm"/>
    <draw:stroke-dash draw:name="Dashed_20__28_var_29__20_6039" draw:display-name="Dashed (var) 6039" draw:style="rect" draw:dots1="1" draw:dots1-length="0.006cm" draw:dots2="1" draw:dots2-length="0.006cm" draw:distance="0.006cm"/>
    <draw:stroke-dash draw:name="Dashed_20__28_var_29__20_6040" draw:display-name="Dashed (var) 6040" draw:style="rect" draw:dots1="1" draw:dots1-length="0.006cm" draw:dots2="1" draw:dots2-length="0.006cm" draw:distance="0.006cm"/>
    <draw:stroke-dash draw:name="Dashed_20__28_var_29__20_6041" draw:display-name="Dashed (var) 6041" draw:style="rect" draw:dots1="1" draw:dots1-length="0.006cm" draw:dots2="1" draw:dots2-length="0.006cm" draw:distance="0.006cm"/>
    <draw:stroke-dash draw:name="Dashed_20__28_var_29__20_6042" draw:display-name="Dashed (var) 6042" draw:style="rect" draw:dots1="1" draw:dots1-length="0.006cm" draw:dots2="1" draw:dots2-length="0.006cm" draw:distance="0.006cm"/>
    <draw:stroke-dash draw:name="Dashed_20__28_var_29__20_6043" draw:display-name="Dashed (var) 6043" draw:style="rect" draw:dots1="1" draw:dots1-length="0.006cm" draw:dots2="1" draw:dots2-length="0.006cm" draw:distance="0.006cm"/>
    <draw:stroke-dash draw:name="Dashed_20__28_var_29__20_6044" draw:display-name="Dashed (var) 6044" draw:style="rect" draw:dots1="1" draw:dots1-length="0.006cm" draw:dots2="1" draw:dots2-length="0.006cm" draw:distance="0.006cm"/>
    <draw:stroke-dash draw:name="Dashed_20__28_var_29__20_6045" draw:display-name="Dashed (var) 6045" draw:style="rect" draw:dots1="1" draw:dots1-length="0.006cm" draw:dots2="1" draw:dots2-length="0.006cm" draw:distance="0.006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06cm" draw:dots2="1" draw:dots2-length="0.006cm" draw:distance="0.006cm"/>
    <draw:stroke-dash draw:name="Dashed_20__28_var_29__20_6048" draw:display-name="Dashed (var) 6048" draw:style="rect" draw:dots1="1" draw:dots1-length="0.006cm" draw:dots2="1" draw:dots2-length="0.006cm" draw:distance="0.006cm"/>
    <draw:stroke-dash draw:name="Dashed_20__28_var_29__20_6049" draw:display-name="Dashed (var) 6049" draw:style="rect" draw:dots1="1" draw:dots1-length="0.006cm" draw:dots2="1" draw:dots2-length="0.006cm" draw:distance="0.006cm"/>
    <draw:stroke-dash draw:name="Dashed_20__28_var_29__20_6050" draw:display-name="Dashed (var) 6050" draw:style="rect" draw:dots1="1" draw:dots1-length="0.006cm" draw:dots2="1" draw:dots2-length="0.006cm" draw:distance="0.006cm"/>
    <draw:stroke-dash draw:name="Dashed_20__28_var_29__20_6051" draw:display-name="Dashed (var) 6051" draw:style="rect" draw:dots1="1" draw:dots1-length="0.006cm" draw:dots2="1" draw:dots2-length="0.006cm" draw:distance="0.006cm"/>
    <draw:stroke-dash draw:name="Dashed_20__28_var_29__20_6052" draw:display-name="Dashed (var) 6052" draw:style="rect" draw:dots1="1" draw:dots1-length="0.011cm" draw:dots2="1" draw:dots2-length="0.011cm" draw:distance="0.011cm"/>
    <draw:stroke-dash draw:name="Dashed_20__28_var_29__20_6053" draw:display-name="Dashed (var) 6053" draw:style="rect" draw:dots1="1" draw:dots1-length="0.011cm" draw:dots2="1" draw:dots2-length="0.011cm" draw:distance="0.011cm"/>
    <draw:stroke-dash draw:name="Dashed_20__28_var_29__20_6054" draw:display-name="Dashed (var) 6054" draw:style="rect" draw:dots1="1" draw:dots1-length="0.011cm" draw:dots2="1" draw:dots2-length="0.011cm" draw:distance="0.011cm"/>
    <draw:stroke-dash draw:name="Dashed_20__28_var_29__20_6055" draw:display-name="Dashed (var) 6055" draw:style="rect" draw:dots1="1" draw:dots1-length="0.011cm" draw:dots2="1" draw:dots2-length="0.011cm" draw:distance="0.011cm"/>
    <draw:stroke-dash draw:name="Dashed_20__28_var_29__20_6056" draw:display-name="Dashed (var) 6056" draw:style="rect" draw:dots1="1" draw:dots1-length="0.011cm" draw:dots2="1" draw:dots2-length="0.011cm" draw:distance="0.011cm"/>
    <draw:stroke-dash draw:name="Dashed_20__28_var_29__20_6057" draw:display-name="Dashed (var) 6057" draw:style="rect" draw:dots1="1" draw:dots1-length="0.011cm" draw:dots2="1" draw:dots2-length="0.011cm" draw:distance="0.011cm"/>
    <draw:stroke-dash draw:name="Dashed_20__28_var_29__20_6058" draw:display-name="Dashed (var) 6058" draw:style="rect" draw:dots1="1" draw:dots1-length="0.011cm" draw:dots2="1" draw:dots2-length="0.011cm" draw:distance="0.011cm"/>
    <draw:stroke-dash draw:name="Dashed_20__28_var_29__20_6059" draw:display-name="Dashed (var) 6059" draw:style="rect" draw:dots1="1" draw:dots1-length="0.011cm" draw:dots2="1" draw:dots2-length="0.011cm" draw:distance="0.011cm"/>
    <draw:stroke-dash draw:name="Dashed_20__28_var_29__20_6060" draw:display-name="Dashed (var) 6060" draw:style="rect" draw:dots1="1" draw:dots1-length="0.011cm" draw:dots2="1" draw:dots2-length="0.011cm" draw:distance="0.011cm"/>
    <draw:stroke-dash draw:name="Dashed_20__28_var_29__20_6061" draw:display-name="Dashed (var) 6061" draw:style="rect" draw:dots1="1" draw:dots1-length="0.011cm" draw:dots2="1" draw:dots2-length="0.011cm" draw:distance="0.011cm"/>
    <draw:stroke-dash draw:name="Dashed_20__28_var_29__20_6062" draw:display-name="Dashed (var) 6062" draw:style="rect" draw:dots1="1" draw:dots1-length="0.011cm" draw:dots2="1" draw:dots2-length="0.011cm" draw:distance="0.011cm"/>
    <draw:stroke-dash draw:name="Dashed_20__28_var_29__20_6063" draw:display-name="Dashed (var) 6063" draw:style="rect" draw:dots1="1" draw:dots1-length="0.011cm" draw:dots2="1" draw:dots2-length="0.011cm" draw:distance="0.011cm"/>
    <draw:stroke-dash draw:name="Dashed_20__28_var_29__20_6064" draw:display-name="Dashed (var) 6064" draw:style="rect" draw:dots1="1" draw:dots1-length="0.011cm" draw:dots2="1" draw:dots2-length="0.011cm" draw:distance="0.011cm"/>
    <draw:stroke-dash draw:name="Dashed_20__28_var_29__20_6065" draw:display-name="Dashed (var) 6065" draw:style="rect" draw:dots1="1" draw:dots1-length="0.011cm" draw:dots2="1" draw:dots2-length="0.011cm" draw:distance="0.011cm"/>
    <draw:stroke-dash draw:name="Dashed_20__28_var_29__20_6066" draw:display-name="Dashed (var) 6066" draw:style="rect" draw:dots1="1" draw:dots1-length="0.011cm" draw:dots2="1" draw:dots2-length="0.011cm" draw:distance="0.011cm"/>
    <draw:stroke-dash draw:name="Dashed_20__28_var_29__20_6067" draw:display-name="Dashed (var) 6067" draw:style="rect" draw:dots1="1" draw:dots1-length="0.011cm" draw:dots2="1" draw:dots2-length="0.011cm" draw:distance="0.011cm"/>
    <draw:stroke-dash draw:name="Dashed_20__28_var_29__20_6068" draw:display-name="Dashed (var) 6068" draw:style="rect" draw:dots1="1" draw:dots1-length="0.002cm" draw:dots2="1" draw:dots2-length="0.002cm" draw:distance="0.002cm"/>
    <draw:stroke-dash draw:name="Dashed_20__28_var_29__20_6069" draw:display-name="Dashed (var) 6069" draw:style="rect" draw:dots1="1" draw:dots1-length="0.002cm" draw:dots2="1" draw:dots2-length="0.002cm" draw:distance="0.002cm"/>
    <draw:stroke-dash draw:name="Dashed_20__28_var_29__20_6070" draw:display-name="Dashed (var) 6070" draw:style="rect" draw:dots1="1" draw:dots1-length="0.002cm" draw:dots2="1" draw:dots2-length="0.002cm" draw:distance="0.002cm"/>
    <draw:stroke-dash draw:name="Dashed_20__28_var_29__20_6071" draw:display-name="Dashed (var) 6071" draw:style="rect" draw:dots1="1" draw:dots1-length="0.002cm" draw:dots2="1" draw:dots2-length="0.002cm" draw:distance="0.002cm"/>
    <draw:stroke-dash draw:name="Dashed_20__28_var_29__20_6072" draw:display-name="Dashed (var) 6072" draw:style="rect" draw:dots1="1" draw:dots1-length="0.002cm" draw:dots2="1" draw:dots2-length="0.002cm" draw:distance="0.002cm"/>
    <draw:stroke-dash draw:name="Dashed_20__28_var_29__20_6088" draw:display-name="Dashed (var) 6088" draw:style="rect" draw:dots1="1" draw:dots1-length="0.006cm" draw:dots2="1" draw:dots2-length="0.006cm" draw:distance="0.006cm"/>
    <draw:stroke-dash draw:name="Dashed_20__28_var_29__20_6089" draw:display-name="Dashed (var) 6089" draw:style="rect" draw:dots1="1" draw:dots1-length="0.006cm" draw:dots2="1" draw:dots2-length="0.006cm" draw:distance="0.006cm"/>
    <draw:stroke-dash draw:name="Dashed_20__28_var_29__20_6090" draw:display-name="Dashed (var) 6090" draw:style="rect" draw:dots1="1" draw:dots1-length="0.006cm" draw:dots2="1" draw:dots2-length="0.006cm" draw:distance="0.006cm"/>
    <draw:stroke-dash draw:name="Dashed_20__28_var_29__20_6091" draw:display-name="Dashed (var) 6091" draw:style="rect" draw:dots1="1" draw:dots1-length="0.006cm" draw:dots2="1" draw:dots2-length="0.006cm" draw:distance="0.006cm"/>
    <draw:stroke-dash draw:name="Dashed_20__28_var_29__20_6092" draw:display-name="Dashed (var) 6092" draw:style="rect" draw:dots1="1" draw:dots1-length="0.006cm" draw:dots2="1" draw:dots2-length="0.006cm" draw:distance="0.006cm"/>
    <draw:stroke-dash draw:name="Dashed_20__28_var_29__20_6093" draw:display-name="Dashed (var) 6093" draw:style="rect" draw:dots1="1" draw:dots1-length="0.006cm" draw:dots2="1" draw:dots2-length="0.006cm" draw:distance="0.006cm"/>
    <draw:stroke-dash draw:name="Dashed_20__28_var_29__20_6094" draw:display-name="Dashed (var) 6094" draw:style="rect" draw:dots1="1" draw:dots1-length="0.006cm" draw:dots2="1" draw:dots2-length="0.006cm" draw:distance="0.006cm"/>
    <draw:stroke-dash draw:name="Dashed_20__28_var_29__20_6095" draw:display-name="Dashed (var) 6095" draw:style="rect" draw:dots1="1" draw:dots1-length="0.006cm" draw:dots2="1" draw:dots2-length="0.006cm" draw:distance="0.006cm"/>
    <draw:stroke-dash draw:name="Dashed_20__28_var_29__20_6096" draw:display-name="Dashed (var) 6096" draw:style="rect" draw:dots1="1" draw:dots1-length="0.006cm" draw:dots2="1" draw:dots2-length="0.006cm" draw:distance="0.006cm"/>
    <draw:stroke-dash draw:name="Dashed_20__28_var_29__20_6097" draw:display-name="Dashed (var) 6097" draw:style="rect" draw:dots1="1" draw:dots1-length="0.006cm" draw:dots2="1" draw:dots2-length="0.006cm" draw:distance="0.006cm"/>
    <draw:stroke-dash draw:name="Dashed_20__28_var_29__20_6098" draw:display-name="Dashed (var) 6098" draw:style="rect" draw:dots1="1" draw:dots1-length="0.016cm" draw:dots2="1" draw:dots2-length="0.016cm" draw:distance="0.016cm"/>
    <draw:stroke-dash draw:name="Dashed_20__28_var_29__20_6099" draw:display-name="Dashed (var) 6099" draw:style="rect" draw:dots1="1" draw:dots1-length="0.016cm" draw:dots2="1" draw:dots2-length="0.016cm" draw:distance="0.01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1" draw:display-name="Dashed (var) 6101" draw:style="rect" draw:dots1="1" draw:dots1-length="0.011cm" draw:dots2="1" draw:dots2-length="0.011cm" draw:distance="0.011cm"/>
    <draw:stroke-dash draw:name="Dashed_20__28_var_29__20_6102" draw:display-name="Dashed (var) 6102" draw:style="rect" draw:dots1="1" draw:dots1-length="0.011cm" draw:dots2="1" draw:dots2-length="0.011cm" draw:distance="0.011cm"/>
    <draw:stroke-dash draw:name="Dashed_20__28_var_29__20_6103" draw:display-name="Dashed (var) 6103" draw:style="rect" draw:dots1="1" draw:dots1-length="0.006cm" draw:dots2="1" draw:dots2-length="0.006cm" draw:distance="0.006cm"/>
    <draw:stroke-dash draw:name="Dashed_20__28_var_29__20_6104" draw:display-name="Dashed (var) 6104" draw:style="rect" draw:dots1="1" draw:dots1-length="0.006cm" draw:dots2="1" draw:dots2-length="0.006cm" draw:distance="0.006cm"/>
    <draw:stroke-dash draw:name="Dashed_20__28_var_29__20_6105" draw:display-name="Dashed (var) 6105" draw:style="rect" draw:dots1="1" draw:dots1-length="0.006cm" draw:dots2="1" draw:dots2-length="0.006cm" draw:distance="0.006cm"/>
    <draw:stroke-dash draw:name="Dashed_20__28_var_29__20_6106" draw:display-name="Dashed (var) 6106" draw:style="rect" draw:dots1="1" draw:dots1-length="0.006cm" draw:dots2="1" draw:dots2-length="0.006cm" draw:distance="0.006cm"/>
    <draw:stroke-dash draw:name="Dashed_20__28_var_29__20_6107" draw:display-name="Dashed (var) 6107" draw:style="rect" draw:dots1="1" draw:dots1-length="0.006cm" draw:dots2="1" draw:dots2-length="0.006cm" draw:distance="0.006cm"/>
    <draw:stroke-dash draw:name="Dashed_20__28_var_29__20_6108" draw:display-name="Dashed (var) 6108" draw:style="rect" draw:dots1="1" draw:dots1-length="0.006cm" draw:dots2="1" draw:dots2-length="0.006cm" draw:distance="0.006cm"/>
    <draw:stroke-dash draw:name="Dashed_20__28_var_29__20_6109" draw:display-name="Dashed (var) 6109" draw:style="rect" draw:dots1="1" draw:dots1-length="0.006cm" draw:dots2="1" draw:dots2-length="0.006cm" draw:distance="0.006cm"/>
    <draw:stroke-dash draw:name="Dashed_20__28_var_29__20_6110" draw:display-name="Dashed (var) 6110" draw:style="rect" draw:dots1="1" draw:dots1-length="0.006cm" draw:dots2="1" draw:dots2-length="0.006cm" draw:distance="0.006cm"/>
    <draw:stroke-dash draw:name="Dashed_20__28_var_29__20_6111" draw:display-name="Dashed (var) 6111" draw:style="rect" draw:dots1="1" draw:dots1-length="0.006cm" draw:dots2="1" draw:dots2-length="0.006cm" draw:distance="0.006cm"/>
    <draw:stroke-dash draw:name="Dashed_20__28_var_29__20_6112" draw:display-name="Dashed (var) 6112" draw:style="rect" draw:dots1="1" draw:dots1-length="0.006cm" draw:dots2="1" draw:dots2-length="0.006cm" draw:distance="0.006cm"/>
    <draw:stroke-dash draw:name="Dashed_20__28_var_29__20_6113" draw:display-name="Dashed (var) 6113" draw:style="rect" draw:dots1="1" draw:dots1-length="0.006cm" draw:dots2="1" draw:dots2-length="0.006cm" draw:distance="0.006cm"/>
    <draw:stroke-dash draw:name="Dashed_20__28_var_29__20_6114" draw:display-name="Dashed (var) 6114" draw:style="rect" draw:dots1="1" draw:dots1-length="0.006cm" draw:dots2="1" draw:dots2-length="0.006cm" draw:distance="0.006cm"/>
    <draw:stroke-dash draw:name="Dashed_20__28_var_29__20_6115" draw:display-name="Dashed (var) 6115" draw:style="rect" draw:dots1="1" draw:dots1-length="0.006cm" draw:dots2="1" draw:dots2-length="0.006cm" draw:distance="0.006cm"/>
    <draw:stroke-dash draw:name="Dashed_20__28_var_29__20_6116" draw:display-name="Dashed (var) 6116" draw:style="rect" draw:dots1="1" draw:dots1-length="0.006cm" draw:dots2="1" draw:dots2-length="0.006cm" draw:distance="0.006cm"/>
    <draw:stroke-dash draw:name="Dashed_20__28_var_29__20_6117" draw:display-name="Dashed (var) 6117" draw:style="rect" draw:dots1="1" draw:dots1-length="0.006cm" draw:dots2="1" draw:dots2-length="0.006cm" draw:distance="0.006cm"/>
    <draw:stroke-dash draw:name="Dashed_20__28_var_29__20_6118" draw:display-name="Dashed (var) 6118" draw:style="rect" draw:dots1="1" draw:dots1-length="0.006cm" draw:dots2="1" draw:dots2-length="0.006cm" draw:distance="0.006cm"/>
    <draw:stroke-dash draw:name="Dashed_20__28_var_29__20_6119" draw:display-name="Dashed (var) 6119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264" draw:display-name="Dashed (var) 6264" draw:style="rect" draw:dots1="1" draw:dots1-length="0.011cm" draw:dots2="1" draw:dots2-length="0.011cm" draw:distance="0.011cm"/>
    <draw:stroke-dash draw:name="Dashed_20__28_var_29__20_6265" draw:display-name="Dashed (var) 6265" draw:style="rect" draw:dots1="1" draw:dots1-length="0.011cm" draw:dots2="1" draw:dots2-length="0.011cm" draw:distance="0.011cm"/>
    <draw:stroke-dash draw:name="Dashed_20__28_var_29__20_6266" draw:display-name="Dashed (var) 6266" draw:style="rect" draw:dots1="1" draw:dots1-length="0.011cm" draw:dots2="1" draw:dots2-length="0.011cm" draw:distance="0.011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26" draw:display-name="Dashed (var) 6326" draw:style="rect" draw:dots1="1" draw:dots1-length="0.011cm" draw:dots2="1" draw:dots2-length="0.011cm" draw:distance="0.011cm"/>
    <draw:stroke-dash draw:name="Dashed_20__28_var_29__20_6327" draw:display-name="Dashed (var) 6327" draw:style="rect" draw:dots1="1" draw:dots1-length="0.011cm" draw:dots2="1" draw:dots2-length="0.011cm" draw:distance="0.011cm"/>
    <draw:stroke-dash draw:name="Dashed_20__28_var_29__20_6328" draw:display-name="Dashed (var) 6328" draw:style="rect" draw:dots1="1" draw:dots1-length="0.011cm" draw:dots2="1" draw:dots2-length="0.011cm" draw:distance="0.011cm"/>
    <draw:stroke-dash draw:name="Dashed_20__28_var_29__20_6329" draw:display-name="Dashed (var) 6329" draw:style="rect" draw:dots1="1" draw:dots1-length="0.011cm" draw:dots2="1" draw:dots2-length="0.011cm" draw:distance="0.011cm"/>
    <draw:stroke-dash draw:name="Dashed_20__28_var_29__20_6330" draw:display-name="Dashed (var) 6330" draw:style="rect" draw:dots1="1" draw:dots1-length="0.011cm" draw:dots2="1" draw:dots2-length="0.011cm" draw:distance="0.011cm"/>
    <draw:stroke-dash draw:name="Dashed_20__28_var_29__20_6331" draw:display-name="Dashed (var) 6331" draw:style="rect" draw:dots1="1" draw:dots1-length="0.011cm" draw:dots2="1" draw:dots2-length="0.011cm" draw:distance="0.011cm"/>
    <draw:stroke-dash draw:name="Dashed_20__28_var_29__20_6332" draw:display-name="Dashed (var) 6332" draw:style="rect" draw:dots1="1" draw:dots1-length="0.011cm" draw:dots2="1" draw:dots2-length="0.011cm" draw:distance="0.011cm"/>
    <draw:stroke-dash draw:name="Dashed_20__28_var_29__20_6333" draw:display-name="Dashed (var) 6333" draw:style="rect" draw:dots1="1" draw:dots1-length="0.011cm" draw:dots2="1" draw:dots2-length="0.011cm" draw:distance="0.011cm"/>
    <draw:stroke-dash draw:name="Dashed_20__28_var_29__20_6334" draw:display-name="Dashed (var) 6334" draw:style="rect" draw:dots1="1" draw:dots1-length="0.011cm" draw:dots2="1" draw:dots2-length="0.011cm" draw:distance="0.011cm"/>
    <draw:stroke-dash draw:name="Dashed_20__28_var_29__20_6335" draw:display-name="Dashed (var) 6335" draw:style="rect" draw:dots1="1" draw:dots1-length="0.011cm" draw:dots2="1" draw:dots2-length="0.011cm" draw:distance="0.011cm"/>
    <draw:stroke-dash draw:name="Dashed_20__28_var_29__20_6336" draw:display-name="Dashed (var) 6336" draw:style="rect" draw:dots1="1" draw:dots1-length="0.011cm" draw:dots2="1" draw:dots2-length="0.011cm" draw:distance="0.011cm"/>
    <draw:stroke-dash draw:name="Dashed_20__28_var_29__20_6337" draw:display-name="Dashed (var) 6337" draw:style="rect" draw:dots1="1" draw:dots1-length="0.011cm" draw:dots2="1" draw:dots2-length="0.011cm" draw:distance="0.011cm"/>
    <draw:stroke-dash draw:name="Dashed_20__28_var_29__20_6338" draw:display-name="Dashed (var) 6338" draw:style="rect" draw:dots1="1" draw:dots1-length="0.011cm" draw:dots2="1" draw:dots2-length="0.011cm" draw:distance="0.011cm"/>
    <draw:stroke-dash draw:name="Dashed_20__28_var_29__20_6339" draw:display-name="Dashed (var) 6339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11cm" draw:dots2="1" draw:dots2-length="0.011cm" draw:distance="0.011cm"/>
    <draw:stroke-dash draw:name="Dashed_20__28_var_29__20_6341" draw:display-name="Dashed (var) 6341" draw:style="rect" draw:dots1="1" draw:dots1-length="0.011cm" draw:dots2="1" draw:dots2-length="0.011cm" draw:distance="0.011cm"/>
    <draw:stroke-dash draw:name="Dashed_20__28_var_29__20_6342" draw:display-name="Dashed (var) 6342" draw:style="rect" draw:dots1="1" draw:dots1-length="0.011cm" draw:dots2="1" draw:dots2-length="0.011cm" draw:distance="0.011cm"/>
    <draw:stroke-dash draw:name="Dashed_20__28_var_29__20_6343" draw:display-name="Dashed (var) 6343" draw:style="rect" draw:dots1="1" draw:dots1-length="0.011cm" draw:dots2="1" draw:dots2-length="0.011cm" draw:distance="0.011cm"/>
    <draw:stroke-dash draw:name="Dashed_20__28_var_29__20_6344" draw:display-name="Dashed (var) 6344" draw:style="rect" draw:dots1="1" draw:dots1-length="0.011cm" draw:dots2="1" draw:dots2-length="0.011cm" draw:distance="0.011cm"/>
    <draw:stroke-dash draw:name="Dashed_20__28_var_29__20_6345" draw:display-name="Dashed (var) 6345" draw:style="rect" draw:dots1="1" draw:dots1-length="0.011cm" draw:dots2="1" draw:dots2-length="0.011cm" draw:distance="0.011cm"/>
    <draw:stroke-dash draw:name="Dashed_20__28_var_29__20_6346" draw:display-name="Dashed (var) 6346" draw:style="rect" draw:dots1="1" draw:dots1-length="0.011cm" draw:dots2="1" draw:dots2-length="0.011cm" draw:distance="0.011cm"/>
    <draw:stroke-dash draw:name="Dashed_20__28_var_29__20_6347" draw:display-name="Dashed (var) 6347" draw:style="rect" draw:dots1="1" draw:dots1-length="0.011cm" draw:dots2="1" draw:dots2-length="0.011cm" draw:distance="0.011cm"/>
    <draw:stroke-dash draw:name="Dashed_20__28_var_29__20_6348" draw:display-name="Dashed (var) 6348" draw:style="rect" draw:dots1="1" draw:dots1-length="0.011cm" draw:dots2="1" draw:dots2-length="0.011cm" draw:distance="0.011cm"/>
    <draw:stroke-dash draw:name="Dashed_20__28_var_29__20_6349" draw:display-name="Dashed (var) 6349" draw:style="rect" draw:dots1="1" draw:dots1-length="0.011cm" draw:dots2="1" draw:dots2-length="0.011cm" draw:distance="0.011cm"/>
    <draw:stroke-dash draw:name="Dashed_20__28_var_29__20_6350" draw:display-name="Dashed (var) 6350" draw:style="rect" draw:dots1="1" draw:dots1-length="0.011cm" draw:dots2="1" draw:dots2-length="0.011cm" draw:distance="0.011cm"/>
    <draw:stroke-dash draw:name="Dashed_20__28_var_29__20_6351" draw:display-name="Dashed (var) 6351" draw:style="rect" draw:dots1="1" draw:dots1-length="0.006cm" draw:dots2="1" draw:dots2-length="0.006cm" draw:distance="0.006cm"/>
    <draw:stroke-dash draw:name="Dashed_20__28_var_29__20_6352" draw:display-name="Dashed (var) 6352" draw:style="rect" draw:dots1="1" draw:dots1-length="0.006cm" draw:dots2="1" draw:dots2-length="0.006cm" draw:distance="0.006cm"/>
    <draw:stroke-dash draw:name="Dashed_20__28_var_29__20_6353" draw:display-name="Dashed (var) 6353" draw:style="rect" draw:dots1="1" draw:dots1-length="0.006cm" draw:dots2="1" draw:dots2-length="0.006cm" draw:distance="0.006cm"/>
    <draw:stroke-dash draw:name="Dashed_20__28_var_29__20_6354" draw:display-name="Dashed (var) 6354" draw:style="rect" draw:dots1="1" draw:dots1-length="0.006cm" draw:dots2="1" draw:dots2-length="0.006cm" draw:distance="0.006cm"/>
    <draw:stroke-dash draw:name="Dashed_20__28_var_29__20_6355" draw:display-name="Dashed (var) 6355" draw:style="rect" draw:dots1="1" draw:dots1-length="0.006cm" draw:dots2="1" draw:dots2-length="0.006cm" draw:distance="0.006cm"/>
    <draw:stroke-dash draw:name="Dashed_20__28_var_29__20_6356" draw:display-name="Dashed (var) 6356" draw:style="rect" draw:dots1="1" draw:dots1-length="0.006cm" draw:dots2="1" draw:dots2-length="0.006cm" draw:distance="0.006cm"/>
    <draw:stroke-dash draw:name="Dashed_20__28_var_29__20_6357" draw:display-name="Dashed (var) 6357" draw:style="rect" draw:dots1="1" draw:dots1-length="0.006cm" draw:dots2="1" draw:dots2-length="0.006cm" draw:distance="0.006cm"/>
    <draw:stroke-dash draw:name="Dashed_20__28_var_29__20_6358" draw:display-name="Dashed (var) 6358" draw:style="rect" draw:dots1="1" draw:dots1-length="0.006cm" draw:dots2="1" draw:dots2-length="0.006cm" draw:distance="0.006cm"/>
    <draw:stroke-dash draw:name="Dashed_20__28_var_29__20_6359" draw:display-name="Dashed (var) 6359" draw:style="rect" draw:dots1="1" draw:dots1-length="0.006cm" draw:dots2="1" draw:dots2-length="0.006cm" draw:distance="0.006cm"/>
    <draw:stroke-dash draw:name="Dashed_20__28_var_29__20_6360" draw:display-name="Dashed (var) 6360" draw:style="rect" draw:dots1="1" draw:dots1-length="0.011cm" draw:dots2="1" draw:dots2-length="0.011cm" draw:distance="0.011cm"/>
    <draw:stroke-dash draw:name="Dashed_20__28_var_29__20_6361" draw:display-name="Dashed (var) 6361" draw:style="rect" draw:dots1="1" draw:dots1-length="0.011cm" draw:dots2="1" draw:dots2-length="0.011cm" draw:distance="0.011cm"/>
    <draw:stroke-dash draw:name="Dashed_20__28_var_29__20_6392" draw:display-name="Dashed (var) 6392" draw:style="rect" draw:dots1="1" draw:dots1-length="0.006cm" draw:dots2="1" draw:dots2-length="0.006cm" draw:distance="0.006cm"/>
    <draw:stroke-dash draw:name="Dashed_20__28_var_29__20_6393" draw:display-name="Dashed (var) 6393" draw:style="rect" draw:dots1="1" draw:dots1-length="0.006cm" draw:dots2="1" draw:dots2-length="0.006cm" draw:distance="0.006cm"/>
    <draw:stroke-dash draw:name="Dashed_20__28_var_29__20_6394" draw:display-name="Dashed (var) 6394" draw:style="rect" draw:dots1="1" draw:dots1-length="0.006cm" draw:dots2="1" draw:dots2-length="0.006cm" draw:distance="0.006cm"/>
    <draw:stroke-dash draw:name="Dashed_20__28_var_29__20_6395" draw:display-name="Dashed (var) 6395" draw:style="rect" draw:dots1="1" draw:dots1-length="0.006cm" draw:dots2="1" draw:dots2-length="0.006cm" draw:distance="0.006cm"/>
    <draw:stroke-dash draw:name="Dashed_20__28_var_29__20_6396" draw:display-name="Dashed (var) 6396" draw:style="rect" draw:dots1="1" draw:dots1-length="0.006cm" draw:dots2="1" draw:dots2-length="0.006cm" draw:distance="0.006cm"/>
    <draw:stroke-dash draw:name="Dashed_20__28_var_29__20_6397" draw:display-name="Dashed (var) 6397" draw:style="rect" draw:dots1="1" draw:dots1-length="0.006cm" draw:dots2="1" draw:dots2-length="0.006cm" draw:distance="0.006cm"/>
    <draw:stroke-dash draw:name="Dashed_20__28_var_29__20_6398" draw:display-name="Dashed (var) 6398" draw:style="rect" draw:dots1="1" draw:dots1-length="0.003cm" draw:dots2="1" draw:dots2-length="0.003cm" draw:distance="0.003cm"/>
    <draw:stroke-dash draw:name="Dashed_20__28_var_29__20_6399" draw:display-name="Dashed (var) 6399" draw:style="rect" draw:dots1="1" draw:dots1-length="0.003cm" draw:dots2="1" draw:dots2-length="0.003cm" draw:distance="0.003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3cm" draw:dots2="1" draw:dots2-length="0.003cm" draw:distance="0.003cm"/>
    <draw:stroke-dash draw:name="Dashed_20__28_var_29__20_6401" draw:display-name="Dashed (var) 6401" draw:style="rect" draw:dots1="1" draw:dots1-length="0.003cm" draw:dots2="1" draw:dots2-length="0.003cm" draw:distance="0.003cm"/>
    <draw:stroke-dash draw:name="Dashed_20__28_var_29__20_6402" draw:display-name="Dashed (var) 6402" draw:style="rect" draw:dots1="1" draw:dots1-length="0.003cm" draw:dots2="1" draw:dots2-length="0.003cm" draw:distance="0.003cm"/>
    <draw:stroke-dash draw:name="Dashed_20__28_var_29__20_6403" draw:display-name="Dashed (var) 6403" draw:style="rect" draw:dots1="1" draw:dots1-length="0.003cm" draw:dots2="1" draw:dots2-length="0.003cm" draw:distance="0.003cm"/>
    <draw:stroke-dash draw:name="Dashed_20__28_var_29__20_6404" draw:display-name="Dashed (var) 6404" draw:style="rect" draw:dots1="1" draw:dots1-length="0.003cm" draw:dots2="1" draw:dots2-length="0.003cm" draw:distance="0.003cm"/>
    <draw:stroke-dash draw:name="Dashed_20__28_var_29__20_6405" draw:display-name="Dashed (var) 6405" draw:style="rect" draw:dots1="1" draw:dots1-length="0.003cm" draw:dots2="1" draw:dots2-length="0.003cm" draw:distance="0.003cm"/>
    <draw:stroke-dash draw:name="Dashed_20__28_var_29__20_6406" draw:display-name="Dashed (var) 6406" draw:style="rect" draw:dots1="1" draw:dots1-length="0.003cm" draw:dots2="1" draw:dots2-length="0.003cm" draw:distance="0.003cm"/>
    <draw:stroke-dash draw:name="Dashed_20__28_var_29__20_6407" draw:display-name="Dashed (var) 6407" draw:style="rect" draw:dots1="1" draw:dots1-length="0.003cm" draw:dots2="1" draw:dots2-length="0.003cm" draw:distance="0.003cm"/>
    <draw:stroke-dash draw:name="Dashed_20__28_var_29__20_6408" draw:display-name="Dashed (var) 6408" draw:style="rect" draw:dots1="1" draw:dots1-length="0.003cm" draw:dots2="1" draw:dots2-length="0.003cm" draw:distance="0.003cm"/>
    <draw:stroke-dash draw:name="Dashed_20__28_var_29__20_6409" draw:display-name="Dashed (var) 6409" draw:style="rect" draw:dots1="1" draw:dots1-length="0.003cm" draw:dots2="1" draw:dots2-length="0.003cm" draw:distance="0.003cm"/>
    <draw:stroke-dash draw:name="Dashed_20__28_var_29__20_6410" draw:display-name="Dashed (var) 6410" draw:style="rect" draw:dots1="1" draw:dots1-length="0.003cm" draw:dots2="1" draw:dots2-length="0.003cm" draw:distance="0.003cm"/>
    <draw:stroke-dash draw:name="Dashed_20__28_var_29__20_6411" draw:display-name="Dashed (var) 6411" draw:style="rect" draw:dots1="1" draw:dots1-length="0.003cm" draw:dots2="1" draw:dots2-length="0.003cm" draw:distance="0.003cm"/>
    <draw:stroke-dash draw:name="Dashed_20__28_var_29__20_6412" draw:display-name="Dashed (var) 6412" draw:style="rect" draw:dots1="1" draw:dots1-length="0.003cm" draw:dots2="1" draw:dots2-length="0.003cm" draw:distance="0.003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6cm" draw:dots2="1" draw:dots2-length="0.006cm" draw:distance="0.006cm"/>
    <draw:stroke-dash draw:name="Dashed_20__28_var_29__20_6429" draw:display-name="Dashed (var) 6429" draw:style="rect" draw:dots1="1" draw:dots1-length="0.006cm" draw:dots2="1" draw:dots2-length="0.006cm" draw:distance="0.006cm"/>
    <draw:stroke-dash draw:name="Dashed_20__28_var_29__20_6430" draw:display-name="Dashed (var) 6430" draw:style="rect" draw:dots1="1" draw:dots1-length="0.006cm" draw:dots2="1" draw:dots2-length="0.006cm" draw:distance="0.006cm"/>
    <draw:stroke-dash draw:name="Dashed_20__28_var_29__20_6431" draw:display-name="Dashed (var) 6431" draw:style="rect" draw:dots1="1" draw:dots1-length="0.006cm" draw:dots2="1" draw:dots2-length="0.006cm" draw:distance="0.006cm"/>
    <draw:stroke-dash draw:name="Dashed_20__28_var_29__20_6432" draw:display-name="Dashed (var) 6432" draw:style="rect" draw:dots1="1" draw:dots1-length="0.006cm" draw:dots2="1" draw:dots2-length="0.006cm" draw:distance="0.006cm"/>
    <draw:stroke-dash draw:name="Dashed_20__28_var_29__20_6433" draw:display-name="Dashed (var) 6433" draw:style="rect" draw:dots1="1" draw:dots1-length="0.011cm" draw:dots2="1" draw:dots2-length="0.011cm" draw:distance="0.011cm"/>
    <draw:stroke-dash draw:name="Dashed_20__28_var_29__20_6434" draw:display-name="Dashed (var) 6434" draw:style="rect" draw:dots1="1" draw:dots1-length="0.011cm" draw:dots2="1" draw:dots2-length="0.011cm" draw:distance="0.011cm"/>
    <draw:stroke-dash draw:name="Dashed_20__28_var_29__20_6435" draw:display-name="Dashed (var) 6435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1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loext:contextual-spacing="false" style:line-height-at-least="0.7cm" fo:text-align="justify" style:justify-single-word="false" style:shadow="none">
        <style:tab-stops/>
      </style:paragraph-properties>
      <style:text-properties fo:color="#000000" style:font-name="Bitstream Vera Sans1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Num_5f_Exo" style:master-page-name="">
      <style:paragraph-properties fo:margin-top="0.499cm" fo:margin-bottom="0.199cm" loext:contextual-spacing="false" fo:text-align="justify" style:justify-single-word="false" style:page-number="auto" style:shadow="none">
        <style:tab-stops/>
      </style:paragraph-properties>
      <style:text-properties fo:color="#e8c32a" style:font-name="Bitstream Vera Sans2" fo:font-family="'Bitstream Vera Sans'" style:font-style-name="Oblique" style:font-family-generic="swiss" style:font-pitch="variable" fo:font-size="10pt" fo:font-style="normal" fo:font-weight="bold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d7e12c" style:font-name="Bitstream Vera Sans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loext:contextual-spacing="false" style:page-number="auto"/>
      <style:text-properties fo:color="#000000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style:font-name="Bitstream Vera Sans1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style:font-name="Bitstream Vera Sans1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_5f_pointillés_20_fraction" style:display-name="_pointillés fraction" style:family="paragraph" style:parent-style-name="_5f_Paragraphe_20_livret_20_">
      <style:paragraph-properties fo:margin-top="0.6cm" fo:margin-bottom="0.6cm" loext:contextual-spacing="false" fo:line-height="100%">
        <style:tab-stops>
          <style:tab-stop style:position="0.37cm"/>
          <style:tab-stop style:position="6.001cm" style:type="right" style:leader-style="dotted" style:leader-text="."/>
        </style:tab-stops>
      </style:paragraph-properties>
    </style:style>
    <style:style style:name="_5f_paragraphre_20_fiche_20__20_livret" style:display-name="_paragraphre fiche  livret" style:family="paragraph" style:parent-style-name="_5f_Titre_20_d_27_exercices_20_livret" style:master-page-name="">
      <loext:graphic-properties draw:fill="none" draw:fill-color="#729fcf"/>
      <style:paragraph-properties fo:margin-top="0.199cm" fo:margin-bottom="0.199cm" loext:contextual-spacing="false" style:page-number="auto" fo:background-color="transparent">
        <style:tab-stops/>
      </style:paragraph-properties>
      <style:text-properties fo:font-style="norm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/>
      <style:text-properties style:font-name="Bitstream Vera Sans1" fo:font-family="'Bitstream Vera Sans'" style:font-style-name="Roman" style:font-family-generic="swiss" style:font-pitch="variable" fo:font-size="10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fo:font-size="8pt" style:font-size-asian="10.5pt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loext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loext:contextual-spacing="false" fo:text-align="justify" style:justify-single-word="false" fo:text-indent="0cm" style:auto-text-indent="false" fo:background-color="transparent" fo:padding="0cm" fo:border="none"/>
      <style:text-properties fo:color="#000000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loext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loext:contextual-spacing="false" fo:line-height="100%" fo:text-indent="0cm" style:auto-text-indent="false"/>
      <style:text-properties fo:color="#000000" style:font-name="Bitstream Vera Sans5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loext:contextual-spacing="false" fo:line-height="100%" fo:text-indent="0cm" style:auto-text-indent="false"/>
      <style:text-properties fo:color="#1ca2b8" style:font-name="Bitstream Vera Sans1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loext:contextual-spacing="false" fo:text-align="justify" style:justify-single-word="false"/>
      <style:text-properties fo:color="#000000" style:font-name="Bitstream Vera Sans5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loext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loext:contextual-spacing="false" fo:text-align="justify" style:justify-single-word="false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loext:contextual-spacing="false" fo:text-align="justify" style:justify-single-word="false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loext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loext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loext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style:font-name="Bitstream Vera Sans4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3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loext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loext:contextual-spacing="false" fo:text-indent="0cm" style:auto-text-indent="false" style:page-number="auto" fo:background-color="#68a224">
        <style:tab-stops/>
      </style:paragraph-properties>
      <style:text-properties fo:color="#ffffff" style:font-name="Bitstream Vera Sans4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loext:contextual-spacing="false" fo:text-align="justify" style:justify-single-word="false" fo:text-indent="0cm" style:auto-text-indent="false" fo:padding="0cm" fo:border="none" style:shadow="none"/>
      <style:text-properties fo:color="#000000" fo:font-size="9pt" fo:font-weight="normal"/>
    </style:style>
    <style:style style:name="Cours_5f_entraine-toi" style:display-name="Cours_entraine-toi" style:family="paragraph" style:parent-style-name="Standard" style:list-style-name="" style:master-page-name="">
      <loext:graphic-properties draw:fill-image-width="0cm" draw:fill-image-height="0cm"/>
      <style:paragraph-properties fo:margin-left="3.099cm" fo:margin-right="0cm" fo:margin-top="0.499cm" fo:margin-bottom="0.199cm" loext:contextual-spacing="false" fo:text-indent="-3.099cm" style:auto-text-indent="false" style:page-number="auto" style:shadow="none">
        <style:tab-stops>
          <style:tab-stop style:position="3.2cm"/>
          <style:tab-stop style:position="3.801cm"/>
        </style:tab-stops>
      </style:paragraph-properties>
      <style:text-properties fo:color="#1259bc" fo:font-size="10pt" fo:font-weight="bold" officeooo:rsid="0019262b" style:font-size-asian="10.5pt"/>
    </style:style>
    <style:style style:name="_5f_Exercice" style:display-name="_Exercice" style:family="paragraph" style:next-style-name="Text_20_body" style:master-page-name="">
      <style:paragraph-properties fo:margin-top="0.499cm" fo:margin-bottom="0.199cm" loext:contextual-spacing="false" fo:text-align="justify" style:justify-single-word="false" style:page-number="auto"/>
      <style:text-properties style:font-name="Bitstream Vera Sans1" fo:font-family="'Bitstream Vera Sans'" style:font-style-name="Roman" style:font-family-generic="swiss" style:font-pitch="variable" fo:font-size="11pt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master-page-name="">
      <style:paragraph-properties fo:margin-top="0.199cm" fo:margin-bottom="0.199cm" loext:contextual-spacing="false" style:page-number="auto"/>
    </style:style>
    <style:style style:name="_5f_Exo_5f_Num" style:display-name="_Exo_Num" style:family="paragraph" style:parent-style-name="Standard" style:default-outline-level="1" style:list-style-name="" style:master-page-name="">
      <style:paragraph-properties fo:margin-left="0cm" fo:margin-right="0cm" fo:margin-top="0.499cm" fo:margin-bottom="0.101cm" loext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fo:font-weight="normal" style:font-size-asian="10.5pt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_5f_num_5f_abcd" style:display-name="_num_abcd" style:family="paragraph" style:parent-style-name="Standard" style:default-outline-level="" style:master-page-name="">
      <style:paragraph-properties fo:margin-top="0.199cm" fo:margin-bottom="0.101cm" loext:contextual-spacing="false" fo:text-align="justify" style:justify-single-word="false" style:page-number="auto">
        <style:tab-stops>
          <style:tab-stop style:position="0.499cm"/>
          <style:tab-stop style:position="9.2cm" style:type="right" style:leader-style="dotted" style:leader-text="."/>
        </style:tab-stops>
      </style:paragraph-properties>
      <style:text-properties fo:color="#000000" fo:font-style="normal"/>
    </style:style>
    <style:style style:name="_5f_Txt_5f_Puce" style:display-name="_Txt_Puce" style:family="paragraph" style:parent-style-name="Standard">
      <loext:graphic-properties draw:fill="none" draw:fill-color="#729fcf"/>
      <style:paragraph-properties fo:margin-left="0cm" fo:margin-right="0cm" fo:text-indent="0cm" style:auto-text-indent="false" fo:background-color="transparent">
        <style:tab-stops>
          <style:tab-stop style:position="9.2cm" style:type="right" style:leader-style="dotted" style:leader-text="."/>
        </style:tab-stops>
      </style:paragraph-properties>
    </style:style>
    <style:style style:name="_5f_Numéros_20_exercices_20_livret" style:display-name="_Numéros exercices livret" style:family="text">
      <style:text-properties fo:color="#ffffff" style:font-name="Bitstream Vera Sans4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fo:font-style="normal" fo:font-weight="bold" fo:background-color="transparent"/>
    </style:style>
    <style:style style:name="corps" style:family="text">
      <style:text-properties style:font-name="Bitstream Vera Sans1" fo:font-family="'Bitstream Vera Sans'" style:font-style-name="Roman" style:font-family-generic="swiss" style:font-pitch="variable" fo:font-size="11pt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_5f_numéros" style:display-name="_numéros" style:family="text" style:parent-style-name="corps">
      <style:text-properties fo:color="#ffffff" style:font-name="Bitstream Vera Sans1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Footnote_20_Symbol" style:display-name="Footnote Symbol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2" fo:font-family="'Times New Roman'" style:font-style-name="Italique" style:font-family-generic="roman" style:font-pitch="variable" fo:font-style="italic" fo:background-color="transparen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pointillés_20_gris" style:display-name="_pointillés gris" style:family="text">
      <style:text-properties fo:color="#b3b3b3" style:font-name="Bitstream Vera Sans2" fo:font-family="'Bitstream Vera Sans'" style:font-style-name="Oblique" style:font-family-generic="swiss" style:font-pitch="variable" fo:font-size="10pt" fo:font-style="normal" fo:background-color="transparent"/>
    </style:style>
    <style:style style:name="_5f_signe" style:display-name="_signe" style:family="text">
      <style:text-properties style:font-name="OpenSymbol" fo:font-family="OpenSymbol" style:font-style-name="Oblique" style:font-pitch="variable" style:font-charset="x-symbol" fo:font-size="10pt" fo:font-style="normal" style:font-name-asian="OpenSymbol" style:font-family-asian="OpenSymbol" style:font-style-name-asian="Oblique" style:font-pitch-asian="variable" style:font-charset-asian="x-symbol" style:font-name-complex="OpenSymbol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_5f_BVS" style:display-name="_BVS" style:family="text" style:parent-style-name="_5f_pointillés_20_gris">
      <style:text-properties fo:color="#000000" style:font-name="Bitstream Vera Sans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style:font-name="OpenSymbol1" fo:font-family="OpenSymbol" style:font-pitch="variable" style:font-charset="x-symbol" fo:font-size="10pt" fo:font-style="normal" fo:background-color="transparent" style:font-name-asian="OpenSymbol1" style:font-family-asian="OpenSymbol" style:font-pitch-asian="variable" style:font-charset-asian="x-symbol" style:font-size-asian="12pt" style:font-style-asian="italic" style:font-name-complex="OpenSymbol1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Consigne" style:display-name="_Consigne" style:family="text">
      <style:text-properties style:use-window-font-color="true" style:font-name="Bitstream Vera Sans2" fo:font-family="'Bitstream Vera Sans'" style:font-style-name="Oblique" style:font-family-generic="swiss" style:font-pitch="variable" fo:font-size="11pt" fo:font-style="italic" style:text-underline-style="none"/>
    </style:style>
    <style:style style:name="Titre_20_d_27_exercice" style:display-name="Titre d'exercice" style:family="text">
      <style:text-properties style:font-name="Bitstream Vera Sans4" fo:font-family="'Bitstream Vera Sans'" style:font-style-name="Gras" style:font-family-generic="swiss" style:font-pitch="variable" style:text-underline-style="solid" style:text-underline-width="auto" style:text-underline-color="font-color" fo:font-weight="bold"/>
    </style:style>
    <style:style style:name="Zeichenformat" style:family="text"/>
    <style:style style:name="_5f_Titre_20_d_27_exercice" style:display-name="_Titre d'exercice" style:family="text">
      <style:text-properties fo:color="#52cc00" style:font-name="Bitstream Vera Sans2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1" fo:font-family="'Bitstream Vera Sans'" style:font-style-name="Roman" style:font-family-generic="swiss" style:font-pitch="variable" fo:font-size="10pt" fo:background-color="#ffff00"/>
    </style:style>
    <style:style style:name="_5f_livret" style:display-name="_livret" style:family="text">
      <style:text-properties style:font-name="Bitstream Vera Sans2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style:font-name="Bitstream Vera Sans2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fo:font-size="8pt" fo:text-shadow="none" fo:font-weight="bold" style:font-size-asian="10.5pt" style:font-weight-asian="bold" style:font-weight-complex="bold"/>
    </style:style>
    <style:style style:name="_5f_en-tête_5f_exemple_5f_jaune" style:display-name="_en-tête_exemple_jaune" style:family="text">
      <style:text-properties style:use-window-font-color="true" style:font-name="Bitstream Vera Sans" fo:font-family="'Bitstream Vera Sans'" style:font-family-generic="swiss" style:font-pitch="variable" fo:font-size="9pt" style:text-underline-style="none" fo:font-weight="bold" fo:background-color="#ffffcc" style:font-size-asian="9pt" style:font-size-complex="9pt"/>
    </style:style>
    <style:style style:name="Bold" style:family="text">
      <style:text-properties style:font-name="Bitstream Vera Sans1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Puce_5f_enonce1" style:display-name="Puce_enonce1" style:family="text">
      <style:text-properties fo:color="#e8c32a" style:font-name="Bitstream Vera Sans1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_2d_Numéros_20_de_20_s_27_entraîner" style:display-name="-Numéros de s'entraîner" style:family="text">
      <style:text-properties fo:color="#ffffff" style:font-name="Bitstream Vera Sans1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style:font-name="Bitstream Vera Sans2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style:font-name="Bitstream Vera Sans5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style:font-name="Bitstream Vera Sans5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Puce_5f_enonce2" style:display-name="Puce_enonce2" style:family="text">
      <style:text-properties fo:color="#d3802b" style:font-name="Bitstream Vera Sans5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knumerotitreA" style:family="text">
      <style:text-properties fo:color="#000000" style:font-name="Bitstream Vera Sans5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Niveau_5f_jaune" style:display-name="_Niveau_jaune" style:family="text">
      <style:text-properties fo:color="#000000" style:font-name="Bitstream Vera Sans5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correction" style:display-name="_correction" style:family="text">
      <style:text-properties style:font-name="Bitstream Vera Sans5" fo:font-family="'Bitstream Vera Sans'" style:font-family-generic="roman" style:font-pitch="variable" fo:font-size="9pt" fo:font-weight="bold" style:font-size-asian="9pt" style:font-weight-asian="bold"/>
    </style:style>
    <style:style style:name="Num_5f_T2" style:display-name="Num_T2" style:family="text">
      <style:text-properties fo:color="#9d0f89" style:font-name="Bitstream Vera Sans5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style:font-name="Bitstream Vera Sans5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style:font-name="Bitstream Vera Sans5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style:font-name="Bitstream Vera Sans5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style:font-name="Bitstream Vera Sans1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style:font-name="Bitstream Vera Sans1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style:font-name="Bitstream Vera Sans1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fo:font-size="9pt" fo:text-shadow="none" fo:background-color="transparent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style:font-name="Bitstream Vera Sans1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5f_variables" style:display-name="_variables" style:family="text">
      <style:text-properties fo:color="#000000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Bold_5f_niv1" style:display-name="Bold_niv1" style:family="text">
      <style:text-properties fo:color="#e8c32a" style:font-name="Bitstream Vera Sans1" fo:font-family="'Bitstream Vera Sans'" style:font-style-name="Roman" style:font-family-generic="swiss" style:font-pitch="variable" fo:font-size="10pt" fo:font-weight="bold" style:font-size-asian="10.5pt"/>
    </style:style>
    <style:style style:name="Enonce_5f_Niv3" style:display-name="Enonce_Niv3" style:family="text" style:parent-style-name="Enonce_5f_Niv2">
      <style:text-properties fo:color="#ffffff" style:font-name="Bitstream Vera Sans4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once_5f_Niv2" style:display-name="Enonce_Niv2" style:family="text" style:parent-style-name="Enonce_5f_Niv1">
      <style:text-properties fo:color="#ffffff" style:font-name="Bitstream Vera Sans4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Police_20_par_20_défaut" style:display-name="Police par défaut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opensymbol" style:display-name="_opensymbol" style:family="text">
      <style:text-properties style:font-name="OpenSymbol1" fo:font-family="OpenSymbol" style:font-pitch="variable" style:font-charset="x-symbol" fo:font-size="10pt" fo:font-style="normal"/>
    </style:style>
    <style:style style:name="_2d_Numéros_20_de_20_s_27_entraîner_20_et_20_approfondir" style:display-name="-Numéros de s'entraîner et approfondir" style:family="text">
      <style:text-properties fo:color="#ffffff" style:font-name="Bitstream Vera Sans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Puce_5f_enonce3" style:display-name="Puce_enonce3" style:family="text" style:parent-style-name="Puce_5f_enonce2">
      <style:text-properties fo:color="#c74028" style:font-size-asian="10.5pt"/>
    </style:style>
    <style:style style:name="Entraine-toi" style:family="text" style:parent-style-name="Enonce_5f_Niv1">
      <style:text-properties fo:color="#98b336" style:text-outline="false" style:font-name="Britannic Bold" fo:font-family="'Britannic Bold'" style:font-style-name="Gras" style:font-family-generic="swiss" style:font-pitch="variable" fo:font-size="13pt" fo:font-style="normal" fo:font-weight="normal" officeooo:rsid="0019262b" fo:background-color="transparent" style:font-size-asian="10.5pt" loext:padding="0cm" loext:border="none" loext:shadow="none"/>
    </style:style>
    <style:style style:name="_5f_Niveau_5f_rouge" style:display-name="_Niveau_rouge" style:family="text" style:parent-style-name="_5f_Niveau_5f_orange">
      <style:text-properties style:use-window-font-color="true" style:font-name="Bitstream Vera Sans4" fo:font-family="'Bitstream Vera Sans'" style:font-style-name="Gras" style:font-family-generic="swiss" style:font-pitch="variable" fo:font-size="10pt" style:text-underline-style="none" fo:font-weight="bold" fo:background-color="#ff3333" style:font-size-asian="10pt" style:font-weight-asian="bold" style:font-size-complex="10pt" style:font-weight-complex="bold"/>
    </style:style>
    <style:style style:name="Character_5f_20_5f_style" style:display-name="Character_20_style" style:family="text"/>
    <style:style style:name="livret" style:family="text">
      <style:text-properties fo:color="#000000" style:font-name="Bitstream Vera Sans1" fo:font-family="'Bitstream Vera Sans'" style:font-style-name="Roman" style:font-family-generic="swiss" style:font-pitch="variable" fo:font-size="10pt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9665*"/>
    </style:style>
    <style:style style:name="Tableau18.1" style:family="table-row">
      <style:table-row-properties style:min-row-height="1.199cm"/>
    </style:style>
    <style:style style:name="Tableau18.A1" style:family="table-cell">
      <style:table-cell-properties style:vertical-align="middle" fo:padding="0cm" fo:border="none"/>
    </style:style>
    <style:style style:name="Tableau18.B1.1" style:family="table-column">
      <style:table-column-properties style:rel-column-width="37954*"/>
    </style:style>
    <style:style style:name="Tableau18.B1.2" style:family="table-column">
      <style:table-column-properties style:rel-column-width="1711*"/>
    </style:style>
    <style:style style:name="Tableau18.B1.1" style:family="table-row">
      <style:table-row-properties style:min-row-height="0.6cm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Header">
      <style:text-properties fo:font-size="3pt" style:font-size-asian="4pt" style:font-size-complex="4pt"/>
    </style:style>
    <style:style style:name="MP4" style:family="paragraph" style:parent-style-name="Header">
      <style:paragraph-properties fo:margin-left="6.399cm" fo:margin-right="0cm" fo:text-indent="0cm" style:auto-text-indent="false"/>
      <style:text-properties style:font-name="Bitstream Vera Sans" fo:font-size="13pt" fo:font-weight="bold" style:font-size-asian="13pt" style:font-weight-asian="bold" style:font-size-complex="13pt" style:font-weight-complex="bold"/>
    </style:style>
    <style:style style:name="MP5" style:family="paragraph" style:parent-style-name="Header">
      <style:paragraph-properties fo:margin-left="7.001cm" fo:margin-right="0cm" fo:text-indent="0cm" style:auto-text-indent="false"/>
      <style:text-properties style:font-name="Bitstream Vera Sans" fo:font-size="11pt" fo:font-weight="normal" style:font-size-asian="11pt" style:font-weight-asian="normal" style:font-size-complex="11pt" style:font-weight-complex="normal"/>
    </style:style>
    <style:style style:name="MP6" style:family="paragraph" style:parent-style-name="_5f_Pied_20_de_20_page">
      <style:paragraph-properties fo:text-align="end" style:justify-single-word="false"/>
    </style:style>
    <style:style style:name="MP7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3" fo:font-size="11pt" fo:font-style="italic" fo:text-shadow="1pt 1pt" fo:font-weight="bold"/>
    </style:style>
    <style:style style:name="MP8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0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1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MP12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MP14" style:family="paragraph" style:parent-style-name="_5f_Pied_20_de_20_page" style:list-style-name="">
      <style:paragraph-properties fo:margin-left="0.9cm" fo:margin-right="0cm" fo:text-align="start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Header">
      <style:text-properties fo:font-size="14pt" style:font-size-asian="14pt" style:font-size-complex="14pt"/>
    </style:style>
    <style:style style:name="MP16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17" style:family="paragraph" style:parent-style-name="Standard">
      <style:text-properties fo:font-size="2pt" style:font-size-asian="2pt" style:font-size-complex="2pt"/>
    </style:style>
    <style:style style:name="MP18" style:family="paragraph" style:parent-style-name="Footer"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0" style:family="paragraph" style:parent-style-name="Footer"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1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2" style:family="paragraph" style:parent-style-name="Standard">
      <style:text-properties fo:font-size="6pt" style:font-size-asian="6pt" style:font-size-complex="6pt"/>
    </style:style>
    <style:style style:name="MP23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4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5" style:family="paragraph" style:parent-style-name="_5f_En-tête">
      <style:text-properties fo:font-size="15pt" officeooo:rsid="0013441a" officeooo:paragraph-rsid="00107067" style:font-size-asian="15pt" style:font-size-complex="15pt"/>
    </style:style>
    <style:style style:name="MP26" style:family="paragraph">
      <loext:graphic-properties draw:fill="solid" draw:fill-color="#d7e12c"/>
    </style:style>
    <style:style style:name="MP27" style:family="paragraph">
      <style:paragraph-properties fo:text-align="center"/>
    </style:style>
    <style:style style:name="MP28" style:family="paragraph">
      <loext:graphic-properties draw:fill="none" draw:fill-color="#ffffff"/>
      <style:paragraph-properties fo:text-align="center"/>
      <style:text-properties fo:color="#ffffff" style:font-name="Bitstream Vera Sans" fo:font-size="16pt" fo:font-weight="bold" style:font-size-asian="16pt" style:font-weight-asian="bold" style:font-size-complex="16pt" style:font-weight-complex="bold"/>
    </style:style>
    <style:style style:name="MP29" style:family="paragraph" style:parent-style-name="Footer">
      <style:text-properties officeooo:rsid="00178920" officeooo:paragraph-rsid="00178920"/>
    </style:style>
    <style:style style:name="MP30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1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2" style:family="paragraph" style:parent-style-name="Footer">
      <style:text-properties officeooo:paragraph-rsid="0019fee0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fo:font-variant="small-caps" fo:font-size="15pt" style:font-size-asian="15pt" style:font-size-complex="15pt"/>
    </style:style>
    <style:style style:name="MT3" style:family="text">
      <style:text-properties fo:font-variant="small-caps"/>
    </style:style>
    <style:style style:name="MT4" style:family="text"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style:font-name="Bitstream Vera Sans" fo:font-size="16pt" fo:font-weight="bold" style:font-size-asian="16pt" style:font-weight-asian="bold" style:font-size-complex="16pt" style:font-weight-complex="bold"/>
    </style:style>
    <style:style style:name="MT6" style:family="text">
      <style:text-properties officeooo:rsid="0019fee0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d7e12c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17BE3ED7BC77107C.png" xlink:type="simple" xlink:actuate="onLoad" style:repeat="stretch"/>
        </style:header-footer-properties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8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0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1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1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7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8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format_20_Site" style:display-name="_Fiche format Site" style:page-layout-name="Mpm4">
      <style:header>
        <text:p text:style-name="MP3"/>
        <text:p text:style-name="MP4"><text:span text:style-name="MT1">Chapitre N3 :</text:span> <text:span text:style-name="MT2">Nombres fractions</text:span></text:p>
        <text:p text:style-name="MP5">Série 2 : Fractions et partage <text:s text:c="75"/></text:p>
      </style:header>
    </style:master-page>
    <style:master-page style:name="Endnote" style:page-layout-name="Mpm5"/>
    <style:master-page style:name="HTML" style:page-layout-name="Mpm6"/>
    <style:master-page style:name="_5f_Fiche_20_éditeur_20__20__28_une_20_colonne_29__20__20_impaire_20__28_D_29_" style:display-name="_Fiche éditeur  (une colonne)  impaire (D)" style:page-layout-name="Mpm7" style:next-style-name="_5f_Fiche_20_éditeur_20_paire_20__28_G_29_">
      <style:header>
        <text:p text:style-name="_5f_En-tête">Série 1 : Définir et nommer un angle</text:p>
      </style:header>
      <style:footer>
        <text:h text:style-name="MP6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8" style:next-style-name="_5f_Fiche_20_éditeur_20__20__28_une_20_colonne_29__20__20_impaire_20__28_D_29_">
      <style:header>
        <text:p text:style-name="MP7"><text:span text:style-name="MT3">Série 1 :</text:span> <text:span text:style-name="MT3">???</text:span></text:p>
      </style:header>
      <style:footer>
        <text:p text:style-name="MP8">... : Chapitre ? </text:p>
      </style:footer>
    </style:master-page>
    <style:master-page style:name="Right_20_Page" style:display-name="Right Page" style:page-layout-name="Mpm9"/>
    <style:master-page style:name="Left_20_Page" style:display-name="Left Page" style:page-layout-name="Mpm10" style:next-style-name="Right_20_Page"/>
    <style:master-page style:name="_5f_Fiche_20_éditeur_20_série_20_1_20_impaire_20__28_D_29_" style:display-name="_Fiche éditeur série 1 impaire (D)" style:page-layout-name="Mpm11" style:next-style-name="_5f_Fiche_20_éditeur_20_série_20_1_20_paire_20__28_G_29_">
      <style:header>
        <text:p text:style-name="MP7"><text:span text:style-name="MT3">Série 1 :</text:span> <text:span text:style-name="MT3">???</text:span></text:p>
      </style:header>
      <style:footer>
        <text:p text:style-name="MP9">Chapitre ? : ...</text:p>
      </style:footer>
      <style:footer-left>
        <text:p text:style-name="MP10">Série 1 :<text:tab/><text:tab/> <text:s text:c="43"/>Chapitre G? : ...</text:p>
      </style:footer-left>
    </style:master-page>
    <style:master-page style:name="_5f_Fiche_20_éditeur_20_série_20_1_20_paire_20__28_G_29_" style:display-name="_Fiche éditeur série 1 paire (G)" style:page-layout-name="Mpm12" style:next-style-name="_5f_Fiche_20_éditeur_20_série_20_1_20_impaire_20__28_D_29_">
      <style:header>
        <text:p text:style-name="MP7"><text:span text:style-name="MT3">Série 1 :</text:span> <text:span text:style-name="MT3">???</text:span></text:p>
      </style:header>
      <style:footer>
        <text:p text:style-name="MP8">Chapitre ? : ...</text:p>
      </style:footer>
    </style:master-page>
    <style:master-page style:name="_5f_Fiche_20_éditeur_20_série_20_2_20_paire_20__28_G_29_" style:display-name="_Fiche éditeur série 2 paire (G)" style:page-layout-name="Mpm13" style:next-style-name="_5f_Fiche_20_éditeur_20_série_20_2_20_impaire_20__28_D_29_">
      <style:header>
        <text:p text:style-name="MP11">Série 2: Multiplier deux nombres relatifs</text:p>
      </style:header>
      <style:footer>
        <text:h text:style-name="MP12" text:outline-level="1">Chapitre A2: Nombres relatifs</text:h>
      </style:footer>
    </style:master-page>
    <style:master-page style:name="_5f_Fiche_20_éditeur_20_série_20_2_28_une_20_colonne_29__20_impaire_20__28_D_29_" style:display-name="_Fiche éditeur série 2(une colonne) impaire (D)" style:page-layout-name="Mpm14" style:next-style-name="_5f_Fiche_20_éditeur_20_série_20_2_20_paire_20__28_G_29_">
      <style:header>
        <text:p text:style-name="MP13">Série 2 : Additionner, soustraire</text:p>
      </style:header>
      <style:header-left>
        <text:p text:style-name="MP11">Série <text:s/>5 : Additionner deux nombres en écriture fractionnaire</text:p>
      </style:header-left>
      <style:footer>
        <text:p text:style-name="MP9">Chapitre N2 : Nombres en écriture fractionnaire</text:p>
      </style:footer>
      <style:footer-left>
        <text:h text:style-name="MP14" text:outline-level="1">Nombres rationnels : Chapitre A3</text:h>
      </style:footer-left>
    </style:master-page>
    <style:master-page style:name="_5f_Fiche_20_du_20_livret_20_pair" style:display-name="_Fiche du livret pair" style:page-layout-name="Mpm15">
      <style:header>
        <table:table table:name="Tableau18" table:style-name="Tableau18">
          <table:table-column table:style-name="Tableau18.A"/>
          <table:table-column table:style-name="Tableau18.B"/>
          <table:table-header-rows>
            <table:table-row table:style-name="Tableau18.1">
              <table:table-cell table:style-name="Tableau18.A1" office:value-type="string">
                <text:p text:style-name="Standard"/>
              </table:table-cell>
              <table:table-cell>
                <table:table table:is-sub-table="true">
                  <table:table-column table:style-name="Tableau18.B1.1"/>
                  <table:table-column table:style-name="Tableau18.B1.2"/>
                  <table:table-row table:style-name="Tableau18.B1.1">
                    <table:table-cell table:style-name="Tableau18.A1" office:value-type="string">
                      <text:p text:style-name="MP15">N4 : Fractions</text:p>
                    </table:table-cell>
                    <table:table-cell table:style-name="Tableau18.A1" office:value-type="string">
                      <text:p text:style-name="MP15"/>
                    </table:table-cell>
                  </table:table-row>
                  <table:table-row table:style-name="Tableau18.B1.1">
                    <table:table-cell table:style-name="Tableau18.A1" office:value-type="string">
                      <text:p text:style-name="MP16">Série 1 : Fractions et parts</text:p>
                    </table:table-cell>
                    <table:table-cell table:style-name="Tableau18.A1" office:value-type="string">
                      <text:p text:style-name="MP16"/>
                    </table:table-cell>
                  </table:table-row>
                </table:table>
              </table:table-cell>
            </table:table-row>
          </table:table-header-rows>
        </table:table>
        <text:p text:style-name="MP17"/>
      </style:header>
    </style:master-page>
    <style:master-page style:name="_5f_Fiche_20_éditeur_20_série_20_2_20_impaire_20__28_D_29_" style:display-name="_Fiche éditeur série 2 impaire (D)" style:page-layout-name="Mpm16" style:next-style-name="_5f_Fiche_20_éditeur_20_série_20_2_20_paire_20__28_G_29_">
      <style:header>
        <text:p text:style-name="MP7"><text:span text:style-name="MT3">Série 2 :</text:span> <text:span text:style-name="MT3">???</text:span></text:p>
      </style:header>
      <style:footer>
        <text:p text:style-name="MP9">Chapitre <text:span text:style-name="MT4">? : ...</text:span></text:p>
      </style:footer>
      <style:footer-left>
        <text:p text:style-name="MP10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16" style:next-style-name="_5f_Fiche_20_éditeur_20_série_20_3_20_paire_20__28_G_29_">
      <style:header>
        <text:p text:style-name="MP7"><text:span text:style-name="MT3">Série 3 :</text:span> <text:span text:style-name="MT3">???</text:span></text:p>
      </style:header>
      <style:footer>
        <text:p text:style-name="MP9">Chapitre ? : ...</text:p>
      </style:footer>
      <style:footer-left>
        <text:p text:style-name="MP18"/>
      </style:footer-left>
    </style:master-page>
    <style:master-page style:name="_5f_Fiche_20_éditeur_20_série_20_4_20_impaire_20__28_D_29_" style:display-name="_Fiche éditeur série 4 impaire (D)" style:page-layout-name="Mpm17" style:next-style-name="_5f_Fiche_20_éditeur_20_série_20_4_20_paire_20__28_G_29_">
      <style:header>
        <text:p text:style-name="MP13">Série 4 : ???</text:p>
      </style:header>
      <style:footer>
        <text:p text:style-name="MP19">Chapitre ? : ...</text:p>
      </style:footer>
      <style:footer-left>
        <text:p text:style-name="MP18"/>
      </style:footer-left>
    </style:master-page>
    <style:master-page style:name="_5f_Fiche_20_éditeur_20_synthèse_20_impaire_20__28_D_29_" style:display-name="_Fiche éditeur synthèse impaire (D)" style:page-layout-name="Mpm17" style:next-style-name="_5f_Fiche_20_éditeur_20_synthèse_20_paire_20__28_G_29_">
      <style:header>
        <text:p text:style-name="MP13">Synthèse</text:p>
      </style:header>
      <style:footer>
        <text:p text:style-name="MP9">Chapitre ? : ...</text:p>
      </style:footer>
      <style:footer-left>
        <text:p text:style-name="MP20"/>
      </style:footer-left>
    </style:master-page>
    <style:master-page style:name="_5f_Fiche_20_éditeur_20_série_20_3_20_paire_20__28_G_29_" style:display-name="_Fiche éditeur série 3 paire (G)" style:page-layout-name="Mpm13" style:next-style-name="_5f_Fiche_20_éditeur_20_série_20_3_20_impaire_20__28_D_29_">
      <style:header>
        <text:p text:style-name="MP13">Série 3 : ???</text:p>
      </style:header>
      <style:footer>
        <text:p text:style-name="MP21">Chapitre ? : ...</text:p>
      </style:footer>
    </style:master-page>
    <style:master-page style:name="_5f_Fiche_20_éditeur_20_série_20_4_20_paire_20__28_G_29_" style:display-name="_Fiche éditeur série 4 paire (G)" style:page-layout-name="Mpm13" style:next-style-name="_5f_Fiche_20_éditeur_20_série_20_4_20_impaire_20__28_D_29_">
      <style:header>
        <text:p text:style-name="MP13">Série 4 : ???</text:p>
      </style:header>
      <style:footer>
        <text:p text:style-name="MP21">Chapitre ? : ...</text:p>
      </style:footer>
    </style:master-page>
    <style:master-page style:name="_5f_Fiche_20_éditeur_20_synthèse_20_paire_20__28_G_29_" style:display-name="_Fiche éditeur synthèse paire (G)" style:page-layout-name="Mpm13" style:next-style-name="_5f_Fiche_20_éditeur_20_synthèse_20_impaire_20__28_D_29_">
      <style:header>
        <text:p text:style-name="MP13">Synthèse</text:p>
      </style:header>
      <style:footer>
        <text:p text:style-name="MP8">Chapitre ? : ...</text:p>
      </style:footer>
    </style:master-page>
    <style:master-page style:name="_5f_Fiche_20_du_20_livret_20_Génération_20_5" style:display-name="_Fiche du livret Génération 5" style:page-layout-name="Mpm18">
      <style:header>
        <text:p text:style-name="MP22"><text:tab/><text:tab/><text:tab/><text:tab/><text:tab/><text:tab/></text:p>
        <text:p text:style-name="MP22"/>
      </style:header>
      <style:footer>
        <text:p text:style-name="MP23">Chapitre G? :<text:tab/><text:tab/> <text:s text:c="93"/>Série ? :</text:p>
      </style:footer>
      <style:footer-left>
        <text:p text:style-name="MP24">Série ? :<text:tab/><text:tab/> <text:s text:c="92"/>Chapitre G? :</text:p>
      </style:footer-left>
    </style:master-page>
    <style:master-page style:name="First_20_Page" style:display-name="First Page" style:page-layout-name="Mpm19" style:next-style-name="Standard"/>
    <style:master-page style:name="Envelope" style:page-layout-name="Mpm20"/>
    <style:master-page style:name="Index" style:page-layout-name="Mpm19"/>
    <style:master-page style:name="Footnote" style:page-layout-name="Mpm21"/>
    <style:master-page style:name="Landscape" style:page-layout-name="Mpm22"/>
    <style:master-page style:name="_5f_Fiche_20_éditeur_20_série_20_2_20_une_20_colonne_20_impaire_20__28_G_29_" style:display-name="_Fiche éditeur série 2 une colonne impaire (G)" style:page-layout-name="Mpm23">
      <style:header>
        <text:p text:style-name="MP25"><draw:path text:anchor-type="paragraph" draw:z-index="2" draw:style-name="Mgr1" draw:text-style-name="MP26" svg:width="4.329cm" svg:height="2.24cm" svg:x="-1.499cm" svg:y="-1cm" svg:viewBox="0 0 4330 2241" svg:d="M0 2241l3984-288c209-15 363-168 345-342l-170-1611h-4159z"><text:p/></draw:path><draw:frame text:anchor-type="paragraph" draw:z-index="5" draw:style-name="Mgr2" draw:text-style-name="MP28" svg:width="2.703cm" svg:height="0.715cm" draw:transform="rotate (0.0872664625997165) translate (-0.172861111111111cm 0.218722222222222cm)"><draw:text-box><text:p text:style-name="MP27"><text:span text:style-name="MT5">Série 6</text:span></text:p></draw:text-box></draw:frame><draw:line text:anchor-type="char" draw:z-index="42" draw:style-name="Mgr3" draw:text-style-name="MP27" svg:x1="18.867cm" svg:y1="0.36cm" svg:x2="20.497cm" svg:y2="0.36cm"><text:p/></draw:line>Additionner deux nombres en écriture fractionnaire</text:p>
      </style:header>
      <style:footer>
        <text:p text:style-name="MP29"><draw:frame draw:style-name="Mfr1" draw:name="Cadre11" text:anchor-type="paragraph" svg:y="-0.06cm" draw:z-index="8"><draw:text-box fo:min-height="0.499cm" fo:min-width="3cm"><draw:frame draw:style-name="Mfr2" draw:name="Cadre2" text:anchor-type="frame" svg:x="0.45cm" svg:y="0.079cm" svg:width="0.817cm" draw:z-index="11"><draw:text-box fo:min-height="0.355cm"><text:p text:style-name="MP30"><draw:g text:anchor-type="paragraph" draw:z-index="67" draw:style-name="Mgr4"><draw:path draw:style-name="Mgr5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32</text:page-number></text:p></draw:text-box></draw:frame><text:p text:style-name="MP32">Nombres rationnels • A<text:span text:style-name="MT6">3</text:span></text:p></draw:text-box></draw:frame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SESAMATH</meta:initial-creator>
    <meta:creation-date>2014-10-23T16:08:44.23</meta:creation-date>
    <dc:date>2021-04-01T16:29:19.369000000</dc:date>
    <meta:editing-duration>PT13H57M15S</meta:editing-duration>
    <meta:editing-cycles>74</meta:editing-cycles>
    <meta:generator>LibreOffice/6.3.3.2$Windows_X86_64 LibreOffice_project/a64200df03143b798afd1ec74a12ab50359878ed</meta:generator>
    <dc:title>A3_5 série 5</dc:title>
    <dc:subject>Additionner soustraire</dc:subject>
    <meta:document-statistic meta:table-count="1" meta:image-count="0" meta:object-count="127" meta:page-count="4" meta:paragraph-count="220" meta:word-count="709" meta:character-count="3313" meta:non-whitespace-character-count="2228"/>
  </office:meta>
</office:document-meta>
</file>

<file path=Object 1/content.xml><?xml version="1.0" encoding="utf-8"?>
<math xmlns="http://www.w3.org/1998/Math/MathML" display="block">
  <semantics>
    <mfrac>
      <mn>1</mn>
      <mn>10</mn>
    </mfrac>
    <annotation encoding="StarMath 5.0">{1}over {10}</annotation>
  </semantics>
</math>
</file>

<file path=Object 10/content.xml><?xml version="1.0" encoding="utf-8"?>
<!DOCTYPE math  PUBLIC '-//OpenOffice.org//DTD Modified W3C MathML 1.01//EN'  'math.dtd'>
<math:math xmlns:math="http://www.w3.org/1998/Math/MathML">
  <math:semantics>
    <math:mfrac>
      <math:mn>623</math:mn>
      <math:mn>100</math:mn>
    </math:mfrac>
    <math:annotation math:encoding="StarMath 5.0">{623} over {100}</math:annotation>
  </math:semantics>
</math:math>
</file>

<file path=Object 11/content.xml><?xml version="1.0" encoding="utf-8"?>
<math xmlns="http://www.w3.org/1998/Math/MathML" display="block">
  <semantics>
    <mfrac>
      <mn>571</mn>
      <mn>100</mn>
    </mfrac>
    <annotation encoding="StarMath 5.0">{571} over {100}</annotation>
  </semantics>
</math>
</file>

<file path=Object 12/content.xml><?xml version="1.0" encoding="utf-8"?>
<!DOCTYPE math  PUBLIC '-//OpenOffice.org//DTD Modified W3C MathML 1.01//EN'  'math.dtd'>
<math:math xmlns:math="http://www.w3.org/1998/Math/MathML">
  <math:semantics>
    <math:mfrac>
      <math:mn>219</math:mn>
      <math:mn>100</math:mn>
    </math:mfrac>
    <math:annotation math:encoding="StarMath 5.0">{219} over {100}</math:annotation>
  </math:semantics>
</math:math>
</file>

<file path=Object 13/content.xml><?xml version="1.0" encoding="utf-8"?>
<math xmlns="http://www.w3.org/1998/Math/MathML" display="block">
  <semantics>
    <mfrac>
      <mn>22</mn>
      <mn>6</mn>
    </mfrac>
    <annotation encoding="StarMath 5.0">{22} over {6}</annotation>
  </semantics>
</math>
</file>

<file path=Object 14/content.xml><?xml version="1.0" encoding="utf-8"?>
<math xmlns="http://www.w3.org/1998/Math/MathML" display="block">
  <semantics>
    <mfrac>
      <mn>1</mn>
      <mn>3</mn>
    </mfrac>
    <annotation encoding="StarMath 5.0">{1} over {3}</annotation>
  </semantics>
</math>
</file>

<file path=Object 15/content.xml><?xml version="1.0" encoding="utf-8"?>
<!DOCTYPE math  PUBLIC '-//OpenOffice.org//DTD Modified W3C MathML 1.01//EN'  'math.dtd'>
<math:math xmlns:math="http://www.w3.org/1998/Math/MathML">
  <math:semantics>
    <math:mfrac>
      <math:mn>13</math:mn>
      <math:mn>8</math:mn>
    </math:mfrac>
    <math:annotation math:encoding="StarMath 5.0">{13}over {8}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frac>
      <math:mn>5</math:mn>
      <math:mn>2</math:mn>
    </math:mfrac>
    <math:annotation math:encoding="StarMath 5.0">{5}over {2}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frac>
      <math:mn>3</math:mn>
      <math:mn>4</math:mn>
    </math:mfrac>
    <math:annotation math:encoding="StarMath 5.0">{3}over {4}</math:annotation>
  </math:semantics>
</math:math>
</file>

<file path=Object 173/content.xml><?xml version="1.0" encoding="utf-8"?>
<math xmlns="http://www.w3.org/1998/Math/MathML" display="block">
  <semantics>
    <mfrac>
      <mrow>
        <mrow>
          <mstyle color="silver">
            <mn>.....</mn>
          </mstyle>
          <mstyle mathvariant="normal">
            <mi mathvariant="normal"></mi>
          </mstyle>
          <mstyle color="silver">
            <mn>.....</mn>
          </mstyle>
        </mrow>
        <mstyle mathvariant="normal">
          <mi mathvariant="normal"></mi>
        </mstyle>
        <mstyle color="silver">
          <mn>.....</mn>
        </mstyle>
      </mrow>
      <mn>14</mn>
    </mfrac>
    <annotation encoding="StarMath 5.0">{{color silver{.....}nitaliccolor silver{.....}} nitaliccolor silver{.....}}over {14}</annotation>
  </semantics>
</math>
</file>

<file path=Object 174/content.xml><?xml version="1.0" encoding="utf-8"?>
<math xmlns="http://www.w3.org/1998/Math/MathML" display="block">
  <semantics>
    <mfrac>
      <mstyle color="silver">
        <mn>.....</mn>
      </mstyle>
      <mn>14</mn>
    </mfrac>
    <annotation encoding="StarMath 5.0">color silver{.....}over {14}</annotation>
  </semantics>
</math>
</file>

<file path=Object 175/content.xml><?xml version="1.0" encoding="utf-8"?>
<math xmlns="http://www.w3.org/1998/Math/MathML" display="block">
  <semantics>
    <mfrac>
      <mn>12</mn>
      <mn>12</mn>
    </mfrac>
    <annotation encoding="StarMath 5.0">{12} over {12}</annotation>
  </semantics>
</math>
</file>

<file path=Object 176/content.xml><?xml version="1.0" encoding="utf-8"?>
<!DOCTYPE math  PUBLIC '-//OpenOffice.org//DTD Modified W3C MathML 1.01//EN'  'math.dtd'>
<math:math xmlns:math="http://www.w3.org/1998/Math/MathML">
  <math:semantics>
    <math:mfrac>
      <math:mn>12</math:mn>
      <math:mn>12</math:mn>
    </math:mfrac>
    <math:annotation math:encoding="StarMath 5.0">{12}over {12}</math:annotation>
  </math:semantics>
</math:math>
</file>

<file path=Object 177/content.xml><?xml version="1.0" encoding="utf-8"?>
<math xmlns="http://www.w3.org/1998/Math/MathML" display="block">
  <semantics>
    <mfrac>
      <mn>4</mn>
      <mn>9</mn>
    </mfrac>
    <annotation encoding="StarMath 5.0">{4} over {9}</annotation>
  </semantics>
</math>
</file>

<file path=Object 178/content.xml><?xml version="1.0" encoding="utf-8"?>
<!DOCTYPE math  PUBLIC '-//OpenOffice.org//DTD Modified W3C MathML 1.01//EN'  'math.dtd'>
<math:math xmlns:math="http://www.w3.org/1998/Math/MathML">
  <math:semantics>
    <math:mfrac>
      <math:mn>3</math:mn>
      <math:mn>9</math:mn>
    </math:mfrac>
    <math:annotation math:encoding="StarMath 5.0">{3}over {9}</math:annotation>
  </math:semantics>
</math:math>
</file>

<file path=Object 179/content.xml><?xml version="1.0" encoding="utf-8"?>
<math xmlns="http://www.w3.org/1998/Math/MathML" display="block">
  <semantics>
    <mfrac>
      <mn>43</mn>
      <mn>78</mn>
    </mfrac>
    <annotation encoding="StarMath 5.0">{43} over {78}</annotation>
  </semantics>
</math>
</file>

<file path=Object 18/content.xml><?xml version="1.0" encoding="utf-8"?>
<!DOCTYPE math  PUBLIC '-//OpenOffice.org//DTD Modified W3C MathML 1.01//EN'  'math.dtd'>
<math:math xmlns:math="http://www.w3.org/1998/Math/MathML">
  <math:semantics>
    <math:mfrac>
      <math:mn>5</math:mn>
      <math:mn>12</math:mn>
    </math:mfrac>
    <math:annotation math:encoding="StarMath 5.0">{5}over {12}</math:annotation>
  </math:semantics>
</math:math>
</file>

<file path=Object 180/content.xml><?xml version="1.0" encoding="utf-8"?>
<!DOCTYPE math  PUBLIC '-//OpenOffice.org//DTD Modified W3C MathML 1.01//EN'  'math.dtd'>
<math:math xmlns:math="http://www.w3.org/1998/Math/MathML">
  <math:semantics>
    <math:mfrac>
      <math:mn>28</math:mn>
      <math:mn>78</math:mn>
    </math:mfrac>
    <math:annotation math:encoding="StarMath 5.0">{28}over {78}</math:annotation>
  </math:semantics>
</math:math>
</file>

<file path=Object 181/content.xml><?xml version="1.0" encoding="utf-8"?>
<math xmlns="http://www.w3.org/1998/Math/MathML" display="block">
  <semantics>
    <mfrac>
      <mn>13</mn>
      <mn>17</mn>
    </mfrac>
    <annotation encoding="StarMath 5.0">{13} over {17}</annotation>
  </semantics>
</math>
</file>

<file path=Object 182/content.xml><?xml version="1.0" encoding="utf-8"?>
<!DOCTYPE math  PUBLIC '-//OpenOffice.org//DTD Modified W3C MathML 1.01//EN'  'math.dtd'>
<math:math xmlns:math="http://www.w3.org/1998/Math/MathML">
  <math:semantics>
    <math:mfrac>
      <math:mn>2</math:mn>
      <math:mn>17</math:mn>
    </math:mfrac>
    <math:annotation math:encoding="StarMath 5.0">{2}over {17}</math:annotation>
  </math:semantics>
</math:math>
</file>

<file path=Object 183/content.xml><?xml version="1.0" encoding="utf-8"?>
<math xmlns="http://www.w3.org/1998/Math/MathML" display="block">
  <semantics>
    <mfrac>
      <mn>91</mn>
      <mn>121</mn>
    </mfrac>
    <annotation encoding="StarMath 5.0">{91} over {121}</annotation>
  </semantics>
</math>
</file>

<file path=Object 184/content.xml><?xml version="1.0" encoding="utf-8"?>
<!DOCTYPE math  PUBLIC '-//OpenOffice.org//DTD Modified W3C MathML 1.01//EN'  'math.dtd'>
<math:math xmlns:math="http://www.w3.org/1998/Math/MathML">
  <math:semantics>
    <math:mfrac>
      <math:mn>90</math:mn>
      <math:mn>121</math:mn>
    </math:mfrac>
    <math:annotation math:encoding="StarMath 5.0">{90}over {121}</math:annotation>
  </math:semantics>
</math:math>
</file>

<file path=Object 185/content.xml><?xml version="1.0" encoding="utf-8"?>
<math xmlns="http://www.w3.org/1998/Math/MathML" display="block">
  <semantics>
    <mfrac>
      <mn>101</mn>
      <mn>4</mn>
    </mfrac>
    <annotation encoding="StarMath 5.0">{101} over {4}</annotation>
  </semantics>
</math>
</file>

<file path=Object 186/content.xml><?xml version="1.0" encoding="utf-8"?>
<!DOCTYPE math  PUBLIC '-//OpenOffice.org//DTD Modified W3C MathML 1.01//EN'  'math.dtd'>
<math:math xmlns:math="http://www.w3.org/1998/Math/MathML">
  <math:semantics>
    <math:mfrac>
      <math:mn>26</math:mn>
      <math:mn>4</math:mn>
    </math:mfrac>
    <math:annotation math:encoding="StarMath 5.0">{26}over {4}</math:annotation>
  </math:semantics>
</math:math>
</file>

<file path=Object 187/content.xml><?xml version="1.0" encoding="utf-8"?>
<math xmlns="http://www.w3.org/1998/Math/MathML" display="block">
  <semantics>
    <mfrac>
      <mn>13</mn>
      <mn>19</mn>
    </mfrac>
    <annotation encoding="StarMath 5.0">{13}over {19}</annotation>
  </semantics>
</math>
</file>

<file path=Object 188/content.xml><?xml version="1.0" encoding="utf-8"?>
<!DOCTYPE math  PUBLIC '-//OpenOffice.org//DTD Modified W3C MathML 1.01//EN'  'math.dtd'>
<math:math xmlns:math="http://www.w3.org/1998/Math/MathML">
  <math:semantics>
    <math:mfrac>
      <math:mn>5</math:mn>
      <math:mn>19</math:mn>
    </math:mfrac>
    <math:annotation math:encoding="StarMath 5.0">{5}over {19}</math:annotation>
  </math:semantics>
</math:math>
</file>

<file path=Object 189/content.xml><?xml version="1.0" encoding="utf-8"?>
<!DOCTYPE math  PUBLIC '-//OpenOffice.org//DTD Modified W3C MathML 1.01//EN'  'math.dtd'>
<math:math xmlns:math="http://www.w3.org/1998/Math/MathML">
  <math:semantics>
    <math:mfrac>
      <math:mn>6</math:mn>
      <math:mn>19</math:mn>
    </math:mfrac>
    <math:annotation math:encoding="StarMath 5.0">{6}over {19}</math:annotation>
  </math:semantics>
</math:math>
</file>

<file path=Object 19/content.xml><?xml version="1.0" encoding="utf-8"?>
<math xmlns="http://www.w3.org/1998/Math/MathML" display="block">
  <semantics>
    <mrow>
      <mfrac>
        <mn>6</mn>
        <mn>17</mn>
      </mfrac>
      <mstyle mathvariant="normal">
        <mi mathvariant="normal"></mi>
      </mstyle>
      <mfrac>
        <mstyle color="silver">
          <mn>.....</mn>
        </mstyle>
        <mn>17</mn>
      </mfrac>
    </mrow>
    <annotation encoding="StarMath 5.0">{6} over {17}nitaliccolor silver{.....}over {17}</annotation>
  </semantics>
</math>
</file>

<file path=Object 190/content.xml><?xml version="1.0" encoding="utf-8"?>
<math xmlns="http://www.w3.org/1998/Math/MathML" display="block">
  <semantics>
    <mfrac>
      <mn>1</mn>
      <mn>6</mn>
    </mfrac>
    <annotation encoding="StarMath 5.0">{1} over {6}</annotation>
  </semantics>
</math>
</file>

<file path=Object 191/content.xml><?xml version="1.0" encoding="utf-8"?>
<!DOCTYPE math  PUBLIC '-//OpenOffice.org//DTD Modified W3C MathML 1.01//EN'  'math.dtd'>
<math:math xmlns:math="http://www.w3.org/1998/Math/MathML">
  <math:semantics>
    <math:mfrac>
      <math:mn>3</math:mn>
      <math:mn>6</math:mn>
    </math:mfrac>
    <math:annotation math:encoding="StarMath 5.0">{3}over {6}</math:annotation>
  </math:semantics>
</math:math>
</file>

<file path=Object 192/content.xml><?xml version="1.0" encoding="utf-8"?>
<math xmlns="http://www.w3.org/1998/Math/MathML" display="block">
  <semantics>
    <mfrac>
      <mn>31</mn>
      <mn>14</mn>
    </mfrac>
    <annotation encoding="StarMath 5.0">{31}over {14}</annotation>
  </semantics>
</math>
</file>

<file path=Object 193/content.xml><?xml version="1.0" encoding="utf-8"?>
<!DOCTYPE math  PUBLIC '-//OpenOffice.org//DTD Modified W3C MathML 1.01//EN'  'math.dtd'>
<math:math xmlns:math="http://www.w3.org/1998/Math/MathML">
  <math:semantics>
    <math:mfrac>
      <math:mn>5</math:mn>
      <math:mn>14</math:mn>
    </math:mfrac>
    <math:annotation math:encoding="StarMath 5.0">{5}over {14}</math:annotation>
  </math:semantics>
</math:math>
</file>

<file path=Object 194/content.xml><?xml version="1.0" encoding="utf-8"?>
<math xmlns="http://www.w3.org/1998/Math/MathML" display="block">
  <semantics>
    <mfrac>
      <mn>25</mn>
      <mn>33</mn>
    </mfrac>
    <annotation encoding="StarMath 5.0">{25} over {33}</annotation>
  </semantics>
</math>
</file>

<file path=Object 195/content.xml><?xml version="1.0" encoding="utf-8"?>
<!DOCTYPE math  PUBLIC '-//OpenOffice.org//DTD Modified W3C MathML 1.01//EN'  'math.dtd'>
<math:math xmlns:math="http://www.w3.org/1998/Math/MathML">
  <math:semantics>
    <math:mfrac>
      <math:mn>19</math:mn>
      <math:mn>33</math:mn>
    </math:mfrac>
    <math:annotation math:encoding="StarMath 5.0">{19}over {33}</math:annotation>
  </math:semantics>
</math:math>
</file>

<file path=Object 196/content.xml><?xml version="1.0" encoding="utf-8"?>
<math xmlns="http://www.w3.org/1998/Math/MathML" display="block">
  <semantics>
    <mfrac>
      <mn>17</mn>
      <mn>18</mn>
    </mfrac>
    <annotation encoding="StarMath 5.0">{17} over {18}</annotation>
  </semantics>
</math>
</file>

<file path=Object 197/content.xml><?xml version="1.0" encoding="utf-8"?>
<!DOCTYPE math  PUBLIC '-//OpenOffice.org//DTD Modified W3C MathML 1.01//EN'  'math.dtd'>
<math:math xmlns:math="http://www.w3.org/1998/Math/MathML">
  <math:semantics>
    <math:mfrac>
      <math:mn>19</math:mn>
      <math:mn>18</math:mn>
    </math:mfrac>
    <math:annotation math:encoding="StarMath 5.0">{19}over {18}</math:annotation>
  </math:semantics>
</math:math>
</file>

<file path=Object 198/content.xml><?xml version="1.0" encoding="utf-8"?>
<math xmlns="http://www.w3.org/1998/Math/MathML" display="block">
  <semantics>
    <mfrac>
      <mn>15</mn>
      <mn>37</mn>
    </mfrac>
    <annotation encoding="StarMath 5.0">{15} over {37}</annotation>
  </semantics>
</math>
</file>

<file path=Object 199/content.xml><?xml version="1.0" encoding="utf-8"?>
<!DOCTYPE math  PUBLIC '-//OpenOffice.org//DTD Modified W3C MathML 1.01//EN'  'math.dtd'>
<math:math xmlns:math="http://www.w3.org/1998/Math/MathML">
  <math:semantics>
    <math:mfrac>
      <math:mn>22</math:mn>
      <math:mn>37</math:mn>
    </math:mfrac>
    <math:annotation math:encoding="StarMath 5.0">{22}over {37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frac>
      <math:mn>1</math:mn>
      <math:mrow>
        <math:mn>1</math:mn>
        <math:mi/>
        <math:mn>000</math:mn>
      </math:mrow>
    </math:mfrac>
    <math:annotation math:encoding="StarMath 5.0">{{1}} over {{1`000}}</math:annotation>
  </math:semantics>
</math:math>
</file>

<file path=Object 20/content.xml><?xml version="1.0" encoding="utf-8"?>
<math xmlns="http://www.w3.org/1998/Math/MathML" display="block">
  <semantics>
    <mfrac>
      <mrow>
        <mstyle color="silver">
          <mn>.....</mn>
        </mstyle>
        <mstyle mathvariant="normal">
          <mi mathvariant="normal"></mi>
        </mstyle>
        <mstyle color="silver">
          <mn>.....</mn>
        </mstyle>
      </mrow>
      <mn>17</mn>
    </mfrac>
    <annotation encoding="StarMath 5.0">{color silver{.....}nitaliccolor silver{.....}} over {17}</annotation>
  </semantics>
</math>
</file>

<file path=Object 200/content.xml><?xml version="1.0" encoding="utf-8"?>
<math xmlns="http://www.w3.org/1998/Math/MathML" display="block">
  <semantics>
    <mfrac>
      <mn>45</mn>
      <mn>143</mn>
    </mfrac>
    <annotation encoding="StarMath 5.0">{45} over {143}</annotation>
  </semantics>
</math>
</file>

<file path=Object 201/content.xml><?xml version="1.0" encoding="utf-8"?>
<!DOCTYPE math  PUBLIC '-//OpenOffice.org//DTD Modified W3C MathML 1.01//EN'  'math.dtd'>
<math:math xmlns:math="http://www.w3.org/1998/Math/MathML">
  <math:semantics>
    <math:mfrac>
      <math:mn>20</math:mn>
      <math:mn>143</math:mn>
    </math:mfrac>
    <math:annotation math:encoding="StarMath 5.0">{20}over {143}</math:annotation>
  </math:semantics>
</math:math>
</file>

<file path=Object 202/content.xml><?xml version="1.0" encoding="utf-8"?>
<math xmlns="http://www.w3.org/1998/Math/MathML" display="block">
  <semantics>
    <mfrac>
      <mn>1</mn>
      <mn>27</mn>
    </mfrac>
    <annotation encoding="StarMath 5.0">{1}over {27}</annotation>
  </semantics>
</math>
</file>

<file path=Object 203/content.xml><?xml version="1.0" encoding="utf-8"?>
<!DOCTYPE math  PUBLIC '-//OpenOffice.org//DTD Modified W3C MathML 1.01//EN'  'math.dtd'>
<math:math xmlns:math="http://www.w3.org/1998/Math/MathML">
  <math:semantics>
    <math:mfrac>
      <math:mn>4</math:mn>
      <math:mn>27</math:mn>
    </math:mfrac>
    <math:annotation math:encoding="StarMath 5.0">{4}over {27}</math:annotation>
  </math:semantics>
</math:math>
</file>

<file path=Object 204/content.xml><?xml version="1.0" encoding="utf-8"?>
<!DOCTYPE math  PUBLIC '-//OpenOffice.org//DTD Modified W3C MathML 1.01//EN'  'math.dtd'>
<math:math xmlns:math="http://www.w3.org/1998/Math/MathML">
  <math:semantics>
    <math:mfrac>
      <math:mn>7</math:mn>
      <math:mn>27</math:mn>
    </math:mfrac>
    <math:annotation math:encoding="StarMath 5.0">{7}over {27}</math:annotation>
  </math:semantics>
</math:math>
</file>

<file path=Object 205/content.xml><?xml version="1.0" encoding="utf-8"?>
<math xmlns="http://www.w3.org/1998/Math/MathML" display="block">
  <semantics>
    <mfrac>
      <mn>16</mn>
      <mn>28</mn>
    </mfrac>
    <annotation encoding="StarMath 5.0">{16}over {28}</annotation>
  </semantics>
</math>
</file>

<file path=Object 206/content.xml><?xml version="1.0" encoding="utf-8"?>
<!DOCTYPE math  PUBLIC '-//OpenOffice.org//DTD Modified W3C MathML 1.01//EN'  'math.dtd'>
<math:math xmlns:math="http://www.w3.org/1998/Math/MathML">
  <math:semantics>
    <math:mfrac>
      <math:mn>7</math:mn>
      <math:mn>28</math:mn>
    </math:mfrac>
    <math:annotation math:encoding="StarMath 5.0">{7}over {28}</math:annotation>
  </math:semantics>
</math:math>
</file>

<file path=Object 207/content.xml><?xml version="1.0" encoding="utf-8"?>
<!DOCTYPE math  PUBLIC '-//OpenOffice.org//DTD Modified W3C MathML 1.01//EN'  'math.dtd'>
<math:math xmlns:math="http://www.w3.org/1998/Math/MathML">
  <math:semantics>
    <math:mfrac>
      <math:mn>5</math:mn>
      <math:mn>28</math:mn>
    </math:mfrac>
    <math:annotation math:encoding="StarMath 5.0">{5}over {28}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frac>
      <math:mn>10</math:mn>
      <math:mn>17</math:mn>
    </math:mfrac>
    <math:annotation math:encoding="StarMath 5.0">{10}over {17}</math:annotation>
  </math:semantics>
</math:math>
</file>

<file path=Object 22/content.xml><?xml version="1.0" encoding="utf-8"?>
<math xmlns="http://www.w3.org/1998/Math/MathML" display="block">
  <semantics>
    <mrow>
      <mfrac>
        <mn>5</mn>
        <mn>9</mn>
      </mfrac>
      <mo stretchy="false">+</mo>
      <mfrac>
        <mn>3</mn>
        <mn>9</mn>
      </mfrac>
    </mrow>
    <annotation encoding="StarMath 5.0">{5} over {9}+{3}over {9}</annotation>
  </semantics>
</math>
</file>

<file path=Object 23/content.xml><?xml version="1.0" encoding="utf-8"?>
<math xmlns="http://www.w3.org/1998/Math/MathML" display="block">
  <semantics>
    <mfrac>
      <mrow>
        <mstyle color="silver">
          <mn>.....</mn>
        </mstyle>
        <mstyle mathvariant="normal">
          <mi mathvariant="normal"></mi>
        </mstyle>
        <mstyle color="silver">
          <mn>.....</mn>
        </mstyle>
      </mrow>
      <mn>9</mn>
    </mfrac>
    <annotation encoding="StarMath 5.0">{color silver{.....}nitaliccolor silver{.....}} over {9}</annotation>
  </semantics>
</math>
</file>

<file path=Object 24/content.xml><?xml version="1.0" encoding="utf-8"?>
<math xmlns="http://www.w3.org/1998/Math/MathML" display="block">
  <semantics>
    <mfrac>
      <mstyle color="silver">
        <mn>.....</mn>
      </mstyle>
      <mn>9</mn>
    </mfrac>
    <annotation encoding="StarMath 5.0">color silver{.....}over {9}</annotation>
  </semantics>
</math>
</file>

<file path=Object 25/content.xml><?xml version="1.0" encoding="utf-8"?>
<math xmlns="http://www.w3.org/1998/Math/MathML" display="block">
  <semantics>
    <mrow>
      <mfrac>
        <mn>3</mn>
        <mn>7</mn>
      </mfrac>
      <mo stretchy="false">−</mo>
      <mfrac>
        <mn>1</mn>
        <mn>7</mn>
      </mfrac>
    </mrow>
    <annotation encoding="StarMath 5.0">{3}over {7}-{1}over {7}</annotation>
  </semantics>
</math>
</file>

<file path=Object 26/content.xml><?xml version="1.0" encoding="utf-8"?>
<math xmlns="http://www.w3.org/1998/Math/MathML" display="block">
  <semantics>
    <mfrac>
      <mrow>
        <mstyle color="silver">
          <mn>.....</mn>
        </mstyle>
        <mo stretchy="false">−</mo>
        <mstyle color="silver">
          <mn>.....</mn>
        </mstyle>
      </mrow>
      <mn>7</mn>
    </mfrac>
    <annotation encoding="StarMath 5.0">{color silver{.....}-color silver{.....}}over {7}</annotation>
  </semantics>
</math>
</file>

<file path=Object 27/content.xml><?xml version="1.0" encoding="utf-8"?>
<!DOCTYPE math  PUBLIC '-//OpenOffice.org//DTD Modified W3C MathML 1.01//EN'  'math.dtd'>
<math:math xmlns:math="http://www.w3.org/1998/Math/MathML">
  <math:semantics>
    <math:mfrac>
      <math:mn>11</math:mn>
      <math:mn>24</math:mn>
    </math:mfrac>
    <math:annotation math:encoding="StarMath 5.0">{11}over {24}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frac>
      <math:mn>1</math:mn>
      <math:mn>6</math:mn>
    </math:mfrac>
    <math:annotation math:encoding="StarMath 5.0">{1}over {6}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frac>
      <math:mn>3</math:mn>
      <math:mn>7</math:mn>
    </math:mfrac>
    <math:annotation math:encoding="StarMath 5.0">{3}over {7}</math:annotation>
  </math:semantics>
</math:math>
</file>

<file path=Object 3/content.xml><?xml version="1.0" encoding="utf-8"?>
<math xmlns="http://www.w3.org/1998/Math/MathML" display="block">
  <semantics>
    <mfrac>
      <mn>3</mn>
      <mn>10</mn>
    </mfrac>
    <annotation encoding="StarMath 5.0">{3} over {10}</annotation>
  </semantics>
</math>
</file>

<file path=Object 30/content.xml><?xml version="1.0" encoding="utf-8"?>
<!DOCTYPE math  PUBLIC '-//OpenOffice.org//DTD Modified W3C MathML 1.01//EN'  'math.dtd'>
<math:math xmlns:math="http://www.w3.org/1998/Math/MathML">
  <math:semantics>
    <math:mfrac>
      <math:mn>11</math:mn>
      <math:mn>14</math:mn>
    </math:mfrac>
    <math:annotation math:encoding="StarMath 5.0">{11}over {14}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frac>
      <math:mn>3</math:mn>
      <math:mn>5</math:mn>
    </math:mfrac>
    <math:annotation math:encoding="StarMath 5.0">{3}over {5}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frac>
      <math:mn>4</math:mn>
      <math:mn>15</math:mn>
    </math:mfrac>
    <math:annotation math:encoding="StarMath 5.0">{4}over {15}</math:annotation>
  </math:semantics>
</math:math>
</file>

<file path=Object 33/content.xml><?xml version="1.0" encoding="utf-8"?>
<math xmlns="http://www.w3.org/1998/Math/MathML" display="block">
  <semantics>
    <mfrac>
      <mn>3</mn>
      <mn>7</mn>
    </mfrac>
    <annotation encoding="StarMath 5.0">{3} over {7}</annotation>
  </semantics>
</math>
</file>

<file path=Object 34/content.xml><?xml version="1.0" encoding="utf-8"?>
<math xmlns="http://www.w3.org/1998/Math/MathML" display="block">
  <semantics>
    <mfrac>
      <mstyle color="silver">
        <mn>.....</mn>
      </mstyle>
      <mn>7</mn>
    </mfrac>
    <annotation encoding="StarMath 5.0">color silver{.....}over {7}</annotation>
  </semantics>
</math>
</file>

<file path=Object 35/content.xml><?xml version="1.0" encoding="utf-8"?>
<math xmlns="http://www.w3.org/1998/Math/MathML" display="block">
  <semantics>
    <mfrac>
      <mn>3</mn>
      <mn>14</mn>
    </mfrac>
    <annotation encoding="StarMath 5.0">{3}over {14}</annotation>
  </semantics>
</math>
</file>

<file path=Object 36/content.xml><?xml version="1.0" encoding="utf-8"?>
<!DOCTYPE math  PUBLIC '-//OpenOffice.org//DTD Modified W3C MathML 1.01//EN'  'math.dtd'>
<math:math xmlns:math="http://www.w3.org/1998/Math/MathML">
  <math:semantics>
    <math:mfrac>
      <math:mn>7</math:mn>
      <math:mn>30</math:mn>
    </math:mfrac>
    <math:annotation math:encoding="StarMath 5.0">{7}over {30}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frac>
      <math:mn>15</math:mn>
      <math:mn>9</math:mn>
    </math:mfrac>
    <math:annotation math:encoding="StarMath 5.0">{15}over {9}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frac>
      <math:mn>2</math:mn>
      <math:mn>3</math:mn>
    </math:mfrac>
    <math:annotation math:encoding="StarMath 5.0">{2}over {3}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frac>
      <math:mn>6</math:mn>
      <math:mn>18</math:mn>
    </math:mfrac>
    <math:annotation math:encoding="StarMath 5.0">{6}over {18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frac>
      <math:mn>5</math:mn>
      <math:mn>10</math:mn>
    </math:mfrac>
    <math:annotation math:encoding="StarMath 5.0">{5}over {10}</math:annotation>
  </math:semantics>
</math:math>
</file>

<file path=Object 40/content.xml><?xml version="1.0" encoding="utf-8"?>
<math xmlns="http://www.w3.org/1998/Math/MathML" display="block">
  <semantics>
    <mfrac>
      <mn>3</mn>
      <mn>14</mn>
    </mfrac>
    <annotation encoding="StarMath 5.0">{3} over {14}</annotation>
  </semantics>
</math>
</file>

<file path=Object 41/content.xml><?xml version="1.0" encoding="utf-8"?>
<!DOCTYPE math  PUBLIC '-//OpenOffice.org//DTD Modified W3C MathML 1.01//EN'  'math.dtd'>
<math:math xmlns:math="http://www.w3.org/1998/Math/MathML">
  <math:semantics>
    <math:mfrac>
      <math:mn>1</math:mn>
      <math:mn>14</math:mn>
    </math:mfrac>
    <math:annotation math:encoding="StarMath 5.0">{1}over {14}</math:annotation>
  </math:semantics>
</math:math>
</file>

<file path=Object 42/content.xml><?xml version="1.0" encoding="utf-8"?>
<!DOCTYPE math  PUBLIC '-//OpenOffice.org//DTD Modified W3C MathML 1.01//EN'  'math.dtd'>
<math:math xmlns:math="http://www.w3.org/1998/Math/MathML">
  <math:semantics>
    <math:mfrac>
      <math:mn>5</math:mn>
      <math:mn>14</math:mn>
    </math:mfrac>
    <math:annotation math:encoding="StarMath 5.0">{5}over {14}</math:annotation>
  </math:semantics>
</math:math>
</file>

<file path=Object 43/content.xml><?xml version="1.0" encoding="utf-8"?>
<math xmlns="http://www.w3.org/1998/Math/MathML" display="block">
  <semantics>
    <mfrac>
      <mn>7</mn>
      <mn>3</mn>
    </mfrac>
    <annotation encoding="StarMath 5.0">{7} over {3}</annotation>
  </semantics>
</math>
</file>

<file path=Object 44/content.xml><?xml version="1.0" encoding="utf-8"?>
<math xmlns="http://www.w3.org/1998/Math/MathML" display="block">
  <semantics>
    <mfrac>
      <mn>5</mn>
      <mn>3</mn>
    </mfrac>
    <annotation encoding="StarMath 5.0">{5} over {3}</annotation>
  </semantics>
</math>
</file>

<file path=Object 45/content.xml><?xml version="1.0" encoding="utf-8"?>
<!DOCTYPE math  PUBLIC '-//OpenOffice.org//DTD Modified W3C MathML 1.01//EN'  'math.dtd'>
<math:math xmlns:math="http://www.w3.org/1998/Math/MathML">
  <math:semantics>
    <math:mfrac>
      <math:mn>9</math:mn>
      <math:mn>34</math:mn>
    </math:mfrac>
    <math:annotation math:encoding="StarMath 5.0">{9}over {34}</math:annotation>
  </math:semantics>
</math:math>
</file>

<file path=Object 46/content.xml><?xml version="1.0" encoding="utf-8"?>
<!DOCTYPE math  PUBLIC '-//OpenOffice.org//DTD Modified W3C MathML 1.01//EN'  'math.dtd'>
<math:math xmlns:math="http://www.w3.org/1998/Math/MathML">
  <math:semantics>
    <math:mfrac>
      <math:mn>3</math:mn>
      <math:mn>2</math:mn>
    </math:mfrac>
    <math:annotation math:encoding="StarMath 5.0">{3}over {2}</math:annotation>
  </math:semantics>
</math:math>
</file>

<file path=Object 47/content.xml><?xml version="1.0" encoding="utf-8"?>
<!DOCTYPE math  PUBLIC '-//OpenOffice.org//DTD Modified W3C MathML 1.01//EN'  'math.dtd'>
<math:math xmlns:math="http://www.w3.org/1998/Math/MathML">
  <math:semantics>
    <math:mfrac>
      <math:mn>9</math:mn>
      <math:mn>11</math:mn>
    </math:mfrac>
    <math:annotation math:encoding="StarMath 5.0">{9}over {11}</math:annotation>
  </math:semantics>
</math:math>
</file>

<file path=Object 48/content.xml><?xml version="1.0" encoding="utf-8"?>
<!DOCTYPE math  PUBLIC '-//OpenOffice.org//DTD Modified W3C MathML 1.01//EN'  'math.dtd'>
<math:math xmlns:math="http://www.w3.org/1998/Math/MathML">
  <math:semantics>
    <math:mfrac>
      <math:mn>4</math:mn>
      <math:mn>121</math:mn>
    </math:mfrac>
    <math:annotation math:encoding="StarMath 5.0">{4}over {121}</math:annotation>
  </math:semantics>
</math:math>
</file>

<file path=Object 49/content.xml><?xml version="1.0" encoding="utf-8"?>
<math xmlns="http://www.w3.org/1998/Math/MathML">
  <semantics>
    <mrow>
      <mrow>
        <mrow>
          <mn>5</mn>
        </mrow>
        <mo stretchy="false">+</mo>
        <mfrac>
          <mrow>
            <mn>3</mn>
          </mrow>
          <mrow>
            <mn>2</mn>
          </mrow>
        </mfrac>
      </mrow>
    </mrow>
    <annotation encoding="StarMath 5.0">{5}+{3}over {2}</annotation>
  </semantics>
</math>
</file>

<file path=Object 5/content.xml><?xml version="1.0" encoding="utf-8"?>
<math xmlns="http://www.w3.org/1998/Math/MathML" display="block">
  <semantics>
    <mfrac>
      <mstyle color="silver">
        <mn>.....</mn>
      </mstyle>
      <mstyle color="silver">
        <mn>.....</mn>
      </mstyle>
    </mfrac>
    <annotation encoding="StarMath 5.0">color silver{.....}over color silver{.....}</annotation>
  </semantics>
</math>
</file>

<file path=Object 50/content.xml><?xml version="1.0" encoding="utf-8"?>
<!DOCTYPE math  PUBLIC '-//OpenOffice.org//DTD Modified W3C MathML 1.01//EN'  'math.dtd'>
<math:math xmlns:math="http://www.w3.org/1998/Math/MathML">
  <math:semantics>
    <math:mrow>
      <math:mn>3</math:mn>
      <math:mo math:stretchy="false">−</math:mo>
      <math:mfrac>
        <math:mn>5</math:mn>
        <math:mn>7</math:mn>
      </math:mfrac>
    </math:mrow>
    <math:annotation math:encoding="StarMath 5.0">{3}-{5} over {7}</math:annotation>
  </math:semantics>
</math:math>
</file>

<file path=Object 51/content.xml><?xml version="1.0" encoding="utf-8"?>
<!DOCTYPE math  PUBLIC '-//OpenOffice.org//DTD Modified W3C MathML 1.01//EN'  'math.dtd'>
<math:math xmlns:math="http://www.w3.org/1998/Math/MathML">
  <math:semantics>
    <math:mrow>
      <math:mfrac>
        <math:mn>7</math:mn>
        <math:mn>5</math:mn>
      </math:mfrac>
      <math:mo math:stretchy="false"></math:mo>
      <math:mn>1</math:mn>
    </math:mrow>
    <math:annotation math:encoding="StarMath 5.0">{7} over {5}+{1}</math:annotation>
  </math:semantics>
</math:math>
</file>

<file path=Object 52/content.xml><?xml version="1.0" encoding="utf-8"?>
<!DOCTYPE math  PUBLIC '-//OpenOffice.org//DTD Modified W3C MathML 1.01//EN'  'math.dtd'>
<math:math xmlns:math="http://www.w3.org/1998/Math/MathML">
  <math:semantics>
    <math:mrow>
      <math:mfrac>
        <math:mn>13</math:mn>
        <math:mn>12</math:mn>
      </math:mfrac>
      <math:mo math:stretchy="false"></math:mo>
      <math:mfrac>
        <math:mn>19</math:mn>
        <math:mn>48</math:mn>
      </math:mfrac>
    </math:mrow>
    <math:annotation math:encoding="StarMath 5.0">{13}over {12}+{19}over {48}</math:annotation>
  </math:semantics>
</math:math>
</file>

<file path=Object 53/content.xml><?xml version="1.0" encoding="utf-8"?>
<!DOCTYPE math  PUBLIC '-//OpenOffice.org//DTD Modified W3C MathML 1.01//EN'  'math.dtd'>
<math:math xmlns:math="http://www.w3.org/1998/Math/MathML">
  <math:semantics>
    <math:mrow>
      <math:mfrac>
        <math:mn>17</math:mn>
        <math:mn>13</math:mn>
      </math:mfrac>
      <math:mo math:stretchy="false">−</math:mo>
      <math:mfrac>
        <math:mn>11</math:mn>
        <math:mn>65</math:mn>
      </math:mfrac>
    </math:mrow>
    <math:annotation math:encoding="StarMath 5.0">{17}over {13}-{11}over {65}</math:annotation>
  </math:semantics>
</math:math>
</file>

<file path=Object 54/content.xml><?xml version="1.0" encoding="utf-8"?>
<math xmlns="http://www.w3.org/1998/Math/MathML" display="block">
  <semantics>
    <mfrac>
      <mrow>
        <mn>7</mn>
        <mo stretchy="false">−</mo>
        <mn>5</mn>
      </mrow>
      <mn>3</mn>
    </mfrac>
    <annotation encoding="StarMath 5.0">{ 7 - 5 } over {3}</annotation>
  </semantics>
</math>
</file>

<file path=Object 55/content.xml><?xml version="1.0" encoding="utf-8"?>
<math xmlns="http://www.w3.org/1998/Math/MathML" display="block">
  <semantics>
    <mfrac>
      <mn>2</mn>
      <mn>3</mn>
    </mfrac>
    <annotation encoding="StarMath 5.0">{2} over {3}</annotation>
  </semantics>
</math>
</file>

<file path=Object 56/content.xml><?xml version="1.0" encoding="utf-8"?>
<math xmlns="http://www.w3.org/1998/Math/MathML" display="block">
  <semantics>
    <mfrac>
      <mn>7</mn>
      <mn>3</mn>
    </mfrac>
    <annotation encoding="StarMath 5.0">{7} over {3}</annotation>
  </semantics>
</math>
</file>

<file path=Object 57/content.xml><?xml version="1.0" encoding="utf-8"?>
<math xmlns="http://www.w3.org/1998/Math/MathML" display="block">
  <semantics>
    <mfrac>
      <mn>5</mn>
      <mn>3</mn>
    </mfrac>
    <annotation encoding="StarMath 5.0">{5} over {3}</annotation>
  </semantics>
</math>
</file>

<file path=Object 58/content.xml><?xml version="1.0" encoding="utf-8"?>
<!DOCTYPE math  PUBLIC '-//OpenOffice.org//DTD Modified W3C MathML 1.01//EN'  'math.dtd'>
<math:math xmlns:math="http://www.w3.org/1998/Math/MathML">
  <math:semantics>
    <math:mfrac>
      <math:mn>10</math:mn>
      <math:mn>24</math:mn>
    </math:mfrac>
    <math:annotation math:encoding="StarMath 5.0">{10} over {24}</math:annotation>
  </math:semantics>
</math:math>
</file>

<file path=Object 59/content.xml><?xml version="1.0" encoding="utf-8"?>
<!DOCTYPE math  PUBLIC '-//OpenOffice.org//DTD Modified W3C MathML 1.01//EN'  'math.dtd'>
<math:math xmlns:math="http://www.w3.org/1998/Math/MathML">
  <math:semantics>
    <math:mfrac>
      <math:mn>21</math:mn>
      <math:mn>36</math:mn>
    </math:mfrac>
    <math:annotation math:encoding="StarMath 5.0">{21}over {36}</math:annotation>
  </math:semantics>
</math:math>
</file>

<file path=Object 6/content.xml><?xml version="1.0" encoding="utf-8"?>
<math xmlns="http://www.w3.org/1998/Math/MathML" display="block">
  <semantics>
    <mfrac>
      <mn>84</mn>
      <mn>10</mn>
    </mfrac>
    <annotation encoding="StarMath 5.0">{84} over {10}</annotation>
  </semantics>
</math>
</file>

<file path=Object 60/content.xml><?xml version="1.0" encoding="utf-8"?>
<!DOCTYPE math  PUBLIC '-//OpenOffice.org//DTD Modified W3C MathML 1.01//EN'  'math.dtd'>
<math:math xmlns:math="http://www.w3.org/1998/Math/MathML">
  <math:semantics>
    <math:mrow>
      <math:mrow>
        <math:mn>9</math:mn>
        <math:mo math:stretchy="false">−</math:mo>
        <math:mfrac>
          <math:mn>15</math:mn>
          <math:mn>2</math:mn>
        </math:mfrac>
      </math:mrow>
      <math:mo math:stretchy="false">−</math:mo>
      <math:mfrac>
        <math:mn>3</math:mn>
        <math:mn>2</math:mn>
      </math:mfrac>
    </math:mrow>
    <math:annotation math:encoding="StarMath 5.0">{9}-{15}over {2}-{3}over {2}</math:annotation>
  </math:semantics>
</math:math>
</file>

<file path=Object 61/content.xml><?xml version="1.0" encoding="utf-8"?>
<!DOCTYPE math  PUBLIC '-//OpenOffice.org//DTD Modified W3C MathML 1.01//EN'  'math.dtd'>
<math:math xmlns:math="http://www.w3.org/1998/Math/MathML">
  <math:semantics>
    <math:mrow>
      <math:mrow>
        <math:mn>1</math:mn>
        <math:mo math:stretchy="false">−</math:mo>
        <math:mfrac>
          <math:mn>5</math:mn>
          <math:mn>8</math:mn>
        </math:mfrac>
      </math:mrow>
      <math:mo math:stretchy="false"></math:mo>
      <math:mfrac>
        <math:mn>3</math:mn>
        <math:mn>8</math:mn>
      </math:mfrac>
    </math:mrow>
    <math:annotation math:encoding="StarMath 5.0">{1}-{5}over {8}+{3}over {8}</math:annotation>
  </math:semantics>
</math:math>
</file>

<file path=Object 62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n>7</math:mn>
          <math:mn>18</math:mn>
        </math:mfrac>
        <math:mo math:stretchy="false">+</math:mo>
        <math:mfrac>
          <math:mn>2</math:mn>
          <math:mn>6</math:mn>
        </math:mfrac>
      </math:mrow>
      <math:mo math:stretchy="false">+</math:mo>
      <math:mfrac>
        <math:mn>5</math:mn>
        <math:mn>9</math:mn>
      </math:mfrac>
    </math:mrow>
    <math:annotation math:encoding="StarMath 5.0">{7} over {18}+{2} over {6}+{5} over {9}</math:annotation>
  </math:semantics>
</math:math>
</file>

<file path=Object 63/content.xml><?xml version="1.0" encoding="utf-8"?>
<math xmlns="http://www.w3.org/1998/Math/MathML" display="block">
  <semantics>
    <mfrac>
      <mstyle color="silver">
        <mn>.....</mn>
      </mstyle>
      <mstyle color="silver">
        <mn>.....</mn>
      </mstyle>
    </mfrac>
    <annotation encoding="StarMath 5.0">color silver{.....} over color silver {.....}</annotation>
  </semantics>
</math>
</file>

<file path=Object 64/content.xml><?xml version="1.0" encoding="utf-8"?>
<math xmlns="http://www.w3.org/1998/Math/MathML">
  <semantics>
    <mrow>
      <mrow>
        <mfrac>
          <mrow>
            <mn>7</mn>
          </mrow>
          <mrow>
            <mn>6</mn>
          </mrow>
        </mfrac>
        <mo stretchy="false">+</mo>
        <mfrac>
          <mrow>
            <mn>2</mn>
          </mrow>
          <mrow>
            <mn>3</mn>
          </mrow>
        </mfrac>
      </mrow>
    </mrow>
    <annotation encoding="StarMath 5.0">{7} over {6}+{2}over {3}</annotation>
  </semantics>
</math>
</file>

<file path=Object 65/content.xml><?xml version="1.0" encoding="utf-8"?>
<math xmlns="http://www.w3.org/1998/Math/MathML" display="block">
  <semantics>
    <mrow>
      <mfrac>
        <mn>7</mn>
        <mn>6</mn>
      </mfrac>
      <mstyle mathvariant="normal">
        <mi mathvariant="normal"></mi>
      </mstyle>
      <mfrac>
        <mrow>
          <mn>2</mn>
          <mo stretchy="false">×</mo>
          <mstyle color="silver">
            <mn>.....</mn>
          </mstyle>
        </mrow>
        <mrow>
          <mn>3</mn>
          <mo stretchy="false">×</mo>
          <mstyle color="silver">
            <mn>.....</mn>
          </mstyle>
        </mrow>
      </mfrac>
    </mrow>
    <annotation encoding="StarMath 5.0">{7}over {6}nitalic{2} times{color silver{.....}} over {{3} times{color silver{.....}}}</annotation>
  </semantics>
</math>
</file>

<file path=Object 66/content.xml><?xml version="1.0" encoding="utf-8"?>
<math xmlns="http://www.w3.org/1998/Math/MathML" display="block">
  <semantics>
    <mrow>
      <mfrac>
        <mn>7</mn>
        <mn>6</mn>
      </mfrac>
      <mstyle mathvariant="normal">
        <mi mathvariant="normal"></mi>
      </mstyle>
      <mfrac>
        <mstyle color="silver">
          <mn>.....</mn>
        </mstyle>
        <mstyle color="silver">
          <mn>.....</mn>
        </mstyle>
      </mfrac>
    </mrow>
    <annotation encoding="StarMath 5.0">{7}over {6}nitaliccolor silver{.....} over color silver {.....}</annotation>
  </semantics>
</math>
</file>

<file path=Object 67/content.xml><?xml version="1.0" encoding="utf-8"?>
<math xmlns="http://www.w3.org/1998/Math/MathML" display="block">
  <semantics>
    <mfrac>
      <mstyle color="silver">
        <mn>.....</mn>
      </mstyle>
      <mstyle color="silver">
        <mn>.....</mn>
      </mstyle>
    </mfrac>
    <annotation encoding="StarMath 5.0">color silver{.....} over color silver {.....}</annotation>
  </semantics>
</math>
</file>

<file path=Object 68/content.xml><?xml version="1.0" encoding="utf-8"?>
<math xmlns="http://www.w3.org/1998/Math/MathML">
  <semantics>
    <mrow>
      <mrow>
        <mfrac>
          <mrow>
            <mn>3</mn>
          </mrow>
          <mrow>
            <mn>5</mn>
          </mrow>
        </mfrac>
        <mo stretchy="false">+</mo>
        <mfrac>
          <mrow>
            <mn>11</mn>
          </mrow>
          <mrow>
            <mn>10</mn>
          </mrow>
        </mfrac>
      </mrow>
    </mrow>
    <annotation encoding="StarMath 5.0">{3} over {5}+{11}over {10}</annotation>
  </semantics>
</math>
</file>

<file path=Object 69/content.xml><?xml version="1.0" encoding="utf-8"?>
<math xmlns="http://www.w3.org/1998/Math/MathML" display="block">
  <semantics>
    <mrow>
      <mfrac>
        <mrow>
          <mn>3</mn>
          <mo stretchy="false">×</mo>
          <mstyle color="silver">
            <mn>...</mn>
          </mstyle>
        </mrow>
        <mrow>
          <mn>5</mn>
          <mo stretchy="false">×</mo>
          <mstyle color="silver">
            <mn>...</mn>
          </mstyle>
        </mrow>
      </mfrac>
      <mstyle mathvariant="normal">
        <mi mathvariant="normal"></mi>
      </mstyle>
      <mfrac>
        <mn>11</mn>
        <mn>10</mn>
      </mfrac>
    </mrow>
    <annotation encoding="StarMath 5.0">{{{3}} times{color silver{...}}} over {{{5}} times{color silver{...}}}nitalic{11}over {10}</annotation>
  </semantics>
</math>
</file>

<file path=Object 7/content.xml><?xml version="1.0" encoding="utf-8"?>
<!DOCTYPE math  PUBLIC '-//OpenOffice.org//DTD Modified W3C MathML 1.01//EN'  'math.dtd'>
<math:math xmlns:math="http://www.w3.org/1998/Math/MathML">
  <math:semantics>
    <math:mfrac>
      <math:mn>65</math:mn>
      <math:mn>10</math:mn>
    </math:mfrac>
    <math:annotation math:encoding="StarMath 5.0">{65}over {10}</math:annotation>
  </math:semantics>
</math:math>
</file>

<file path=Object 70/content.xml><?xml version="1.0" encoding="utf-8"?>
<math xmlns="http://www.w3.org/1998/Math/MathML" display="block">
  <semantics>
    <mrow>
      <mfrac>
        <mstyle color="silver">
          <mn>.....</mn>
        </mstyle>
        <mstyle color="silver">
          <mn>.....</mn>
        </mstyle>
      </mfrac>
      <mstyle mathvariant="normal">
        <mi mathvariant="normal"></mi>
      </mstyle>
      <mfrac>
        <mn>11</mn>
        <mn>10</mn>
      </mfrac>
    </mrow>
    <annotation encoding="StarMath 5.0">color silver{.....} over color silver {.....}nitalic{11}over {10}</annotation>
  </semantics>
</math>
</file>

<file path=Object 71/content.xml><?xml version="1.0" encoding="utf-8"?>
<math xmlns="http://www.w3.org/1998/Math/MathML">
  <semantics>
    <mrow>
      <mrow>
        <mfrac>
          <mrow>
            <mn>8</mn>
          </mrow>
          <mrow>
            <mn>9</mn>
          </mrow>
        </mfrac>
        <mo stretchy="false">−</mo>
        <mfrac>
          <mrow>
            <mn>1</mn>
          </mrow>
          <mrow>
            <mn>3</mn>
          </mrow>
        </mfrac>
      </mrow>
    </mrow>
    <annotation encoding="StarMath 5.0">{8} over {9}-{1}over {3}</annotation>
  </semantics>
</math>
</file>

<file path=Object 72/content.xml><?xml version="1.0" encoding="utf-8"?>
<math xmlns="http://www.w3.org/1998/Math/MathML" display="block">
  <semantics>
    <mrow>
      <mrow>
        <mo fence="true" stretchy="true">(</mo>
        <mrow>
          <mrow>
            <mfrac>
              <mn>1</mn>
              <mn>10</mn>
            </mfrac>
            <mi mathvariant="normal"></mi>
            <mfrac>
              <mn>1</mn>
              <mn>30</mn>
            </mfrac>
          </mrow>
        </mrow>
        <mo fence="true" stretchy="true">)</mo>
      </mrow>
      <mo stretchy="false">−</mo>
      <mrow>
        <mo fence="true" stretchy="true">(</mo>
        <mrow>
          <mrow>
            <mfrac>
              <mn>1</mn>
              <mn>5</mn>
            </mfrac>
            <mo stretchy="false">−</mo>
            <mfrac>
              <mn>1</mn>
              <mn>15</mn>
            </mfrac>
          </mrow>
        </mrow>
        <mo fence="true" stretchy="true">)</mo>
      </mrow>
    </mrow>
    <annotation encoding="StarMath 5.0">{left({1}over {10}{1}over {30}right)-left({1}over {5}-{1}over {15}right)}</annotation>
  </semantics>
</math>
</file>

<file path=Object 73/content.xml><?xml version="1.0" encoding="utf-8"?>
<math xmlns="http://www.w3.org/1998/Math/MathML" display="block">
  <semantics>
    <mfrac>
      <mn>8</mn>
      <mn>12</mn>
    </mfrac>
    <annotation encoding="StarMath 5.0">{8} over {12}</annotation>
  </semantics>
</math>
</file>

<file path=Object 74/content.xml><?xml version="1.0" encoding="utf-8"?>
<math xmlns="http://www.w3.org/1998/Math/MathML" display="block">
  <semantics>
    <mfrac>
      <mn>40</mn>
      <mn>72</mn>
    </mfrac>
    <annotation encoding="StarMath 5.0">{40} over {72}</annotation>
  </semantics>
</math>
</file>

<file path=Object 75/content.xml><?xml version="1.0" encoding="utf-8"?>
<math xmlns="http://www.w3.org/1998/Math/MathML" display="block">
  <semantics>
    <mfrac>
      <mn>15</mn>
      <mn>35</mn>
    </mfrac>
    <annotation encoding="StarMath 5.0">{15} over {35}</annotation>
  </semantics>
</math>
</file>

<file path=Object 76/content.xml><?xml version="1.0" encoding="utf-8"?>
<math xmlns="http://www.w3.org/1998/Math/MathML" display="block">
  <semantics>
    <mfrac>
      <mn>52</mn>
      <mn>39</mn>
    </mfrac>
    <annotation encoding="StarMath 5.0">{52} over {39}</annotation>
  </semantics>
</math>
</file>

<file path=Object 77/content.xml><?xml version="1.0" encoding="utf-8"?>
<!DOCTYPE math  PUBLIC '-//OpenOffice.org//DTD Modified W3C MathML 1.01//EN'  'math.dtd'>
<math:math xmlns:math="http://www.w3.org/1998/Math/MathML">
  <math:semantics>
    <math:mrow>
      <math:mfrac>
        <math:mn>8</math:mn>
        <math:mn>12</math:mn>
      </math:mfrac>
      <math:mo math:stretchy="false"></math:mo>
      <math:mfrac>
        <math:mn>5</math:mn>
        <math:mn>3</math:mn>
      </math:mfrac>
    </math:mrow>
    <math:annotation math:encoding="StarMath 5.0">{8} over {12}+{5} over {3}</math:annotation>
  </math:semantics>
</math:math>
</file>

<file path=Object 78/content.xml><?xml version="1.0" encoding="utf-8"?>
<!DOCTYPE math  PUBLIC '-//OpenOffice.org//DTD Modified W3C MathML 1.01//EN'  'math.dtd'>
<math:math xmlns:math="http://www.w3.org/1998/Math/MathML">
  <math:semantics>
    <math:mrow>
      <math:mfrac>
        <math:mn>40</math:mn>
        <math:mn>72</math:mn>
      </math:mfrac>
      <math:mo math:stretchy="false">−</math:mo>
      <math:mfrac>
        <math:mn>1</math:mn>
        <math:mn>9</math:mn>
      </math:mfrac>
    </math:mrow>
    <math:annotation math:encoding="StarMath 5.0">{40} over {72}-{1} over {9}</math:annotation>
  </math:semantics>
</math:math>
</file>

<file path=Object 79/content.xml><?xml version="1.0" encoding="utf-8"?>
<!DOCTYPE math  PUBLIC '-//OpenOffice.org//DTD Modified W3C MathML 1.01//EN'  'math.dtd'>
<math:math xmlns:math="http://www.w3.org/1998/Math/MathML">
  <math:semantics>
    <math:mrow>
      <math:mfrac>
        <math:mn>15</math:mn>
        <math:mn>35</math:mn>
      </math:mfrac>
      <math:mo math:stretchy="false"></math:mo>
      <math:mfrac>
        <math:mn>2</math:mn>
        <math:mn>7</math:mn>
      </math:mfrac>
    </math:mrow>
    <math:annotation math:encoding="StarMath 5.0">{15} over {35}+{2} over {7}</math:annotation>
  </math:semantics>
</math:math>
</file>

<file path=Object 8/content.xml><?xml version="1.0" encoding="utf-8"?>
<math xmlns="http://www.w3.org/1998/Math/MathML" display="block">
  <semantics>
    <mfrac>
      <mstyle color="silver">
        <mn>.....</mn>
      </mstyle>
      <mstyle color="silver">
        <mn>.....</mn>
      </mstyle>
    </mfrac>
    <annotation encoding="StarMath 5.0">color silver{.....}over color silver{.....}</annotation>
  </semantics>
</math>
</file>

<file path=Object 80/content.xml><?xml version="1.0" encoding="utf-8"?>
<!DOCTYPE math  PUBLIC '-//OpenOffice.org//DTD Modified W3C MathML 1.01//EN'  'math.dtd'>
<math:math xmlns:math="http://www.w3.org/1998/Math/MathML">
  <math:semantics>
    <math:mrow>
      <math:mfrac>
        <math:mn>5</math:mn>
        <math:mn>3</math:mn>
      </math:mfrac>
      <math:mo math:stretchy="false">−</math:mo>
      <math:mfrac>
        <math:mn>52</math:mn>
        <math:mn>39</math:mn>
      </math:mfrac>
    </math:mrow>
    <math:annotation math:encoding="StarMath 5.0">{5}over {3}-{52} over {39}</math:annotation>
  </math:semantics>
</math:math>
</file>

<file path=Object 81/content.xml><?xml version="1.0" encoding="utf-8"?>
<!DOCTYPE math  PUBLIC '-//OpenOffice.org//DTD Modified W3C MathML 1.01//EN'  'math.dtd'>
<math:math xmlns:math="http://www.w3.org/1998/Math/MathML">
  <math:semantics>
    <math:mrow>
      <math:mfrac>
        <math:mn>11</math:mn>
        <math:mn>7</math:mn>
      </math:mfrac>
      <math:mrow>
        <math:mi/>
        <math:mo math:stretchy="false">+</math:mo>
        <math:mi/>
      </math:mrow>
      <math:mfrac>
        <math:mn>7</math:mn>
        <math:mn>49</math:mn>
      </math:mfrac>
      <math:mrow>
        <math:mi/>
        <math:mo math:stretchy="false">+</math:mo>
        <math:mi/>
      </math:mrow>
      <math:mfrac>
        <math:mn>6</math:mn>
        <math:mn>21</math:mn>
      </math:mfrac>
    </math:mrow>
    <math:annotation math:encoding="StarMath 5.0">{11}over {7}`+`{7}over {49}`+`{6}over {21}</math:annotation>
  </math:semantics>
</math:math>
</file>

<file path=Object 82/content.xml><?xml version="1.0" encoding="utf-8"?>
<!DOCTYPE math  PUBLIC '-//OpenOffice.org//DTD Modified W3C MathML 1.01//EN'  'math.dtd'>
<math:math xmlns:math="http://www.w3.org/1998/Math/MathML">
  <math:semantics>
    <math:mrow>
      <math:mfrac>
        <math:mn>8</math:mn>
        <math:mn>5</math:mn>
      </math:mfrac>
      <math:mo math:stretchy="false">−</math:mo>
      <math:mfenced math:open="" math:close="">
        <math:mrow>
          <math:mfrac>
            <math:mn>1</math:mn>
            <math:mn>10</math:mn>
          </math:mfrac>
          <math:mo math:stretchy="false"></math:mo>
          <math:mfrac>
            <math:mn>2</math:mn>
            <math:mn>10</math:mn>
          </math:mfrac>
        </math:mrow>
      </math:mfenced>
    </math:mrow>
    <math:annotation math:encoding="StarMath 5.0">{8}over {5}-left({1}over {10}+{2}over {10}right)</math:annotation>
  </math:semantics>
</math:math>
</file>

<file path=Object 83/content.xml><?xml version="1.0" encoding="utf-8"?>
<math xmlns="http://www.w3.org/1998/Math/MathML" display="block">
  <semantics>
    <mfrac>
      <mn>7</mn>
      <mn>3</mn>
    </mfrac>
    <annotation encoding="StarMath 5.0">{7} over {3}</annotation>
  </semantics>
</math>
</file>

<file path=Object 85/content.xml><?xml version="1.0" encoding="utf-8"?>
<!DOCTYPE math  PUBLIC '-//OpenOffice.org//DTD Modified W3C MathML 1.01//EN'  'math.dtd'>
<math:math xmlns:math="http://www.w3.org/1998/Math/MathML">
  <math:semantics>
    <math:mfrac>
      <math:mn>1</math:mn>
      <math:mn>4</math:mn>
    </math:mfrac>
    <math:annotation math:encoding="StarMath 5.0">{1} over {4}</math:annotation>
  </math:semantics>
</math:math>
</file>

<file path=Object 87/content.xml><?xml version="1.0" encoding="utf-8"?>
<math xmlns="http://www.w3.org/1998/Math/MathML" display="block">
  <semantics>
    <mfrac>
      <mn>1</mn>
      <mn>12</mn>
    </mfrac>
    <annotation encoding="StarMath 5.0">{1} over {12}</annotation>
  </semantics>
</math>
</file>

<file path=Object 88/content.xml><?xml version="1.0" encoding="utf-8"?>
<math xmlns="http://www.w3.org/1998/Math/MathML" display="block">
  <semantics>
    <mfrac>
      <mn>5</mn>
      <mn>36</mn>
    </mfrac>
    <annotation encoding="StarMath 5.0">{5} over {36}</annotation>
  </semantics>
</math>
</file>

<file path=Object 89/content.xml><?xml version="1.0" encoding="utf-8"?>
<math xmlns="http://www.w3.org/1998/Math/MathML" display="block">
  <semantics>
    <mfrac>
      <mn>7</mn>
      <mn>3</mn>
    </mfrac>
    <annotation encoding="StarMath 5.0">{7} over {3}</annotation>
  </semantics>
</math>
</file>

<file path=Object 9/content.xml><?xml version="1.0" encoding="utf-8"?>
<math xmlns="http://www.w3.org/1998/Math/MathML" display="block">
  <semantics>
    <mfrac>
      <mn>154</mn>
      <mn>100</mn>
    </mfrac>
    <annotation encoding="StarMath 5.0">{154} over {100}</annotation>
  </semantics>
</math>
</file>

<file path=Object 90/content.xml><?xml version="1.0" encoding="utf-8"?>
<math xmlns="http://www.w3.org/1998/Math/MathML" display="block">
  <semantics>
    <mfrac>
      <mn>22</mn>
      <mn>6</mn>
    </mfrac>
    <annotation encoding="StarMath 5.0">{22} over {6}</annotation>
  </semantics>
</math>
</file>

<file path=Object 91/content.xml><?xml version="1.0" encoding="utf-8"?>
<math xmlns="http://www.w3.org/1998/Math/MathML" display="block">
  <semantics>
    <mfrac>
      <mn>14</mn>
      <mn>6</mn>
    </mfrac>
    <annotation encoding="StarMath 5.0">{14} over {6}</annotation>
  </semantics>
</math>
</file>

<file path=Object 92/content.xml><?xml version="1.0" encoding="utf-8"?>
<math xmlns="http://www.w3.org/1998/Math/MathML" display="block">
  <semantics>
    <mfrac>
      <mn>22</mn>
      <mn>6</mn>
    </mfrac>
    <annotation encoding="StarMath 5.0">{22} over {6}</annotation>
  </semantics>
</math>
</file>

<file path=Object 93/content.xml><?xml version="1.0" encoding="utf-8"?>
<math xmlns="http://www.w3.org/1998/Math/MathML" display="block">
  <semantics>
    <mfrac>
      <mn>36</mn>
      <mn>6</mn>
    </mfrac>
    <annotation encoding="StarMath 5.0">{36} over {6}</annotation>
  </semantics>
</math>
</file>

<file path=Object 94/content.xml><?xml version="1.0" encoding="utf-8"?>
<math xmlns="http://www.w3.org/1998/Math/MathML" display="block">
  <semantics>
    <mfrac>
      <mrow>
        <mn>14</mn>
        <mspace width="0.5em"/>
        <mstyle mathvariant="normal">
          <mi mathvariant="normal"></mi>
        </mstyle>
        <mspace width="0.5em"/>
        <mn>22</mn>
      </mrow>
      <mn>6</mn>
    </mfrac>
    <annotation encoding="StarMath 5.0">{14`nitalic`22} over {6}</annotation>
  </semantics>
</math>
</file>